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7cm"/>
    </style:style>
    <style:style style:name="co2" style:family="table-column">
      <style:table-column-properties fo:break-before="auto" style:column-width="0.926cm"/>
    </style:style>
    <style:style style:name="co3" style:family="table-column">
      <style:table-column-properties fo:break-before="auto" style:column-width="5.696cm"/>
    </style:style>
    <style:style style:name="co4" style:family="table-column">
      <style:table-column-properties fo:break-before="auto" style:column-width="2.037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false"/>
    </style:style>
    <style:style style:name="ro2" style:family="table-row">
      <style:table-row-properties style:row-height="0.397cm" fo:break-before="auto" style:use-optimal-row-height="false"/>
    </style:style>
    <style:style style:name="ro3" style:family="table-row">
      <style:table-row-properties style:row-height="1.138cm" fo:break-before="auto" style:use-optimal-row-height="false"/>
    </style:style>
    <style:style style:name="ro4" style:family="table-row">
      <style:table-row-properties style:row-height="0.767cm" fo:break-before="auto" style:use-optimal-row-height="false"/>
    </style:style>
    <style:style style:name="ro5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/>
      <style:text-properties style:font-name="Arial1" fo:font-size="8pt" fo:font-weight="normal"/>
    </style:style>
    <style:style style:name="ce2" style:family="table-cell" style:parent-style-name="Default">
      <style:table-cell-properties style:text-align-source="fix" style:repeat-content="false" fo:border="none"/>
      <style:paragraph-properties fo:text-align="start"/>
      <style:text-properties style:font-name="Arial1" fo:font-size="20pt" fo:font-weight="bold"/>
    </style:style>
    <style:style style:name="ce3" style:family="table-cell" style:parent-style-name="Default">
      <style:table-cell-properties style:text-align-source="fix" style:repeat-content="false" fo:border="none"/>
      <style:paragraph-properties fo:text-align="start"/>
      <style:text-properties style:font-name="Arial1" fo:font-size="8pt" fo:font-weight="normal"/>
    </style:style>
    <style:style style:name="ce4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/>
      <style:text-properties style:font-name="Arial1" fo:font-size="8pt" fo:font-weight="normal"/>
    </style:style>
    <style:style style:name="ce5" style:family="table-cell" style:parent-style-name="Default">
      <style:table-cell-properties style:text-align-source="fix" style:repeat-content="false" fo:border="none"/>
      <style:paragraph-properties fo:text-align="center"/>
      <style:text-properties style:font-name="Arial1" fo:font-size="8pt" fo:font-weight="normal"/>
    </style:style>
    <style:style style:name="ce6" style:family="table-cell" style:parent-style-name="Default">
      <style:table-cell-properties style:text-align-source="fix" style:repeat-content="false" fo:padding-bottom="0cm" fo:padding-left="0.127cm" fo:padding-right="0cm" fo:padding-top="0cm" style:vertical-align="middle"/>
      <style:paragraph-properties fo:text-align="start"/>
      <style:text-properties style:font-name="Arial1" fo:font-size="16pt" fo:font-weight="bold"/>
    </style:style>
    <style:style style:name="ce7" style:family="table-cell" style:parent-style-name="Default">
      <style:table-cell-properties style:text-align-source="fix" style:repeat-content="false" fo:padding-bottom="0cm" fo:padding-left="0.081cm" fo:padding-right="0cm" fo:padding-top="0cm"/>
      <style:paragraph-properties fo:text-align="start"/>
      <style:text-properties style:font-name="Arial1" fo:font-size="10pt" fo:font-weight="bold"/>
    </style:style>
    <style:style style:name="ce8" style:family="table-cell" style:parent-style-name="Default">
      <style:table-cell-properties fo:background-color="#79a2d8" style:text-align-source="fix" style:repeat-content="false" fo:wrap-option="wrap" fo:border="0.71pt dashed #000000" fo:padding="0cm" style:vertical-align="middle"/>
      <style:paragraph-properties fo:text-align="center"/>
      <style:text-properties fo:color="#ffffff" style:font-name="Arial1" fo:font-size="8pt" fo:font-weight="bold"/>
    </style:style>
    <style:style style:name="ce9" style:family="table-cell" style:parent-style-name="Default" style:data-style-name="N708">
      <style:table-cell-properties fo:border-bottom="none" fo:background-color="#d6eaff" style:text-align-source="fix" style:repeat-content="false" fo:border-left="0.71pt dashed #000000" fo:padding="0cm" fo:border-right="0.71pt dashed #000000" fo:border-top="0.71pt dashed #000000" style:vertical-align="top"/>
      <style:paragraph-properties fo:text-align="center"/>
      <style:text-properties style:font-name="Arial1" fo:font-size="8pt" fo:font-weight="normal"/>
    </style:style>
    <style:style style:name="ce10" style:family="table-cell" style:parent-style-name="Default" style:data-style-name="N795">
      <style:table-cell-properties fo:border-bottom="none" fo:background-color="#d6eaff" style:text-align-source="fix" style:repeat-content="false" fo:border-left="0.71pt dashed #000000" fo:padding="0cm" fo:border-right="0.71pt dashed #000000" fo:border-top="0.71pt dashed #000000" style:vertical-align="top"/>
      <style:paragraph-properties fo:text-align="center"/>
      <style:text-properties style:font-name="Arial1" fo:font-size="8pt" fo:font-weight="normal"/>
    </style:style>
    <style:style style:name="ce11" style:family="table-cell" style:parent-style-name="Default" style:data-style-name="N798">
      <style:table-cell-properties fo:border-bottom="none" fo:background-color="#d6eaff" style:text-align-source="fix" style:repeat-content="false" fo:border-left="0.71pt dashed #000000" fo:padding="0cm" fo:border-right="0.71pt dashed #000000" fo:border-top="0.71pt dashed #000000" style:vertical-align="top"/>
      <style:paragraph-properties fo:text-align="center"/>
      <style:text-properties style:font-name="Arial1" fo:font-size="8pt" fo:font-weight="normal"/>
    </style:style>
    <style:style style:name="ce12" style:family="table-cell" style:parent-style-name="Default" style:data-style-name="N106">
      <style:table-cell-properties fo:border-bottom="none" fo:background-color="#d6eaff" style:text-align-source="fix" style:repeat-content="false" fo:border-left="0.71pt dashed #000000" fo:padding="0cm" fo:border-right="0.71pt dashed #000000" fo:border-top="0.71pt dashed #000000" style:vertical-align="top"/>
      <style:paragraph-properties fo:text-align="center"/>
      <style:text-properties style:font-name="Arial1" fo:font-size="8pt" fo:font-weight="normal"/>
    </style:style>
    <style:style style:name="ce13" style:family="table-cell" style:parent-style-name="Default" style:data-style-name="N120">
      <style:table-cell-properties fo:border-bottom="none" fo:background-color="#d6eaff" style:text-align-source="fix" style:repeat-content="false" fo:border-left="0.71pt dashed #000000" fo:padding="0cm" fo:border-right="0.71pt dashed #000000" fo:border-top="0.71pt dashed #000000" style:vertical-align="top"/>
      <style:paragraph-properties fo:text-align="center"/>
      <style:text-properties style:font-name="Arial1" fo:font-size="8pt" fo:font-weight="normal"/>
    </style:style>
    <style:style style:name="ce14" style:family="table-cell" style:parent-style-name="Default" style:data-style-name="N128">
      <style:table-cell-properties fo:border-bottom="none" fo:background-color="#d6eaff" style:text-align-source="fix" style:repeat-content="false" fo:border-left="0.71pt dashed #000000" fo:padding="0cm" fo:border-right="0.71pt dashed #000000" fo:border-top="0.71pt dashed #000000" style:vertical-align="top"/>
      <style:paragraph-properties fo:text-align="center"/>
      <style:text-properties style:font-name="Arial1" fo:font-size="8pt" fo:font-weight="normal"/>
    </style:style>
    <style:style style:name="ce15" style:family="table-cell" style:parent-style-name="Default" style:data-style-name="N143">
      <style:table-cell-properties fo:border-bottom="none" fo:background-color="#d6eaff" style:text-align-source="fix" style:repeat-content="false" fo:border-left="0.71pt dashed #000000" fo:padding="0cm" fo:border-right="0.71pt dashed #000000" fo:border-top="0.71pt dashed #000000" style:vertical-align="top"/>
      <style:paragraph-properties fo:text-align="center"/>
      <style:text-properties style:font-name="Arial1" fo:font-size="8pt" fo:font-weight="normal"/>
    </style:style>
    <style:style style:name="ce16" style:family="table-cell" style:parent-style-name="Default" style:data-style-name="N153">
      <style:table-cell-properties fo:border-bottom="none" fo:background-color="#d6eaff" style:text-align-source="fix" style:repeat-content="false" fo:border-left="0.71pt dashed #000000" fo:padding="0cm" fo:border-right="0.71pt dashed #000000" fo:border-top="0.71pt dashed #000000" style:vertical-align="top"/>
      <style:paragraph-properties fo:text-align="center"/>
      <style:text-properties style:font-name="Arial1" fo:font-size="8pt" fo:font-weight="normal"/>
    </style:style>
    <style:style style:name="ce17" style:family="table-cell" style:parent-style-name="Default" style:data-style-name="N163">
      <style:table-cell-properties fo:border-bottom="none" fo:background-color="#d6eaff" style:text-align-source="fix" style:repeat-content="false" fo:border-left="0.71pt dashed #000000" fo:padding="0cm" fo:border-right="0.71pt dashed #000000" fo:border-top="0.71pt dashed #000000" style:vertical-align="top"/>
      <style:paragraph-properties fo:text-align="center"/>
      <style:text-properties style:font-name="Arial1" fo:font-size="8pt" fo:font-weight="normal"/>
    </style:style>
    <style:style style:name="ce18" style:family="table-cell" style:parent-style-name="Default" style:data-style-name="N173">
      <style:table-cell-properties fo:border-bottom="none" fo:background-color="#d6eaff" style:text-align-source="fix" style:repeat-content="false" fo:border-left="0.71pt dashed #000000" fo:padding="0cm" fo:border-right="0.71pt dashed #000000" fo:border-top="0.71pt dashed #000000" style:vertical-align="top"/>
      <style:paragraph-properties fo:text-align="center"/>
      <style:text-properties style:font-name="Arial1" fo:font-size="8pt" fo:font-weight="normal"/>
    </style:style>
    <style:style style:name="ce19" style:family="table-cell" style:parent-style-name="Default" style:data-style-name="N183">
      <style:table-cell-properties fo:border-bottom="none" fo:background-color="#d6eaff" style:text-align-source="fix" style:repeat-content="false" fo:border-left="0.71pt dashed #000000" fo:padding="0cm" fo:border-right="0.71pt dashed #000000" fo:border-top="0.71pt dashed #000000" style:vertical-align="top"/>
      <style:paragraph-properties fo:text-align="center"/>
      <style:text-properties style:font-name="Arial1" fo:font-size="8pt" fo:font-weight="normal"/>
    </style:style>
    <style:style style:name="ce20" style:family="table-cell" style:parent-style-name="Default" style:data-style-name="N193">
      <style:table-cell-properties fo:border-bottom="none" fo:background-color="#d6eaff" style:text-align-source="fix" style:repeat-content="false" fo:border-left="0.71pt dashed #000000" fo:padding="0cm" fo:border-right="0.71pt dashed #000000" fo:border-top="0.71pt dashed #000000" style:vertical-align="top"/>
      <style:paragraph-properties fo:text-align="center"/>
      <style:text-properties style:font-name="Arial1" fo:font-size="8pt" fo:font-weight="normal"/>
    </style:style>
    <style:style style:name="ce21" style:family="table-cell" style:parent-style-name="Default" style:data-style-name="N202">
      <style:table-cell-properties fo:border-bottom="none" fo:background-color="#d6eaff" style:text-align-source="fix" style:repeat-content="false" fo:border-left="0.71pt dashed #000000" fo:padding="0cm" fo:border-right="0.71pt dashed #000000" fo:border-top="0.71pt dashed #000000" style:vertical-align="top"/>
      <style:paragraph-properties fo:text-align="center"/>
      <style:text-properties style:font-name="Arial1" fo:font-size="8pt" fo:font-weight="normal"/>
    </style:style>
    <style:style style:name="ce22" style:family="table-cell" style:parent-style-name="Default" style:data-style-name="N213">
      <style:table-cell-properties fo:border-bottom="none" fo:background-color="#d6eaff" style:text-align-source="fix" style:repeat-content="false" fo:border-left="0.71pt dashed #000000" fo:padding="0cm" fo:border-right="0.71pt dashed #000000" fo:border-top="0.71pt dashed #000000" style:vertical-align="top"/>
      <style:paragraph-properties fo:text-align="center"/>
      <style:text-properties style:font-name="Arial1" fo:font-size="8pt" fo:font-weight="normal"/>
    </style:style>
    <style:style style:name="ce23" style:family="table-cell" style:parent-style-name="Default" style:data-style-name="N224">
      <style:table-cell-properties fo:border-bottom="none" fo:background-color="#d6eaff" style:text-align-source="fix" style:repeat-content="false" fo:border-left="0.71pt dashed #000000" fo:padding="0cm" fo:border-right="0.71pt dashed #000000" fo:border-top="0.71pt dashed #000000" style:vertical-align="top"/>
      <style:paragraph-properties fo:text-align="center"/>
      <style:text-properties style:font-name="Arial1" fo:font-size="8pt" fo:font-weight="normal"/>
    </style:style>
    <style:style style:name="ce24" style:family="table-cell" style:parent-style-name="Default" style:data-style-name="N234">
      <style:table-cell-properties fo:border-bottom="none" fo:background-color="#d6eaff" style:text-align-source="fix" style:repeat-content="false" fo:border-left="0.71pt dashed #000000" fo:padding="0cm" fo:border-right="0.71pt dashed #000000" fo:border-top="0.71pt dashed #000000" style:vertical-align="top"/>
      <style:paragraph-properties fo:text-align="center"/>
      <style:text-properties style:font-name="Arial1" fo:font-size="8pt" fo:font-weight="normal"/>
    </style:style>
    <style:style style:name="ce25" style:family="table-cell" style:parent-style-name="Default" style:data-style-name="N243">
      <style:table-cell-properties fo:border-bottom="none" fo:background-color="#d6eaff" style:text-align-source="fix" style:repeat-content="false" fo:border-left="0.71pt dashed #000000" fo:padding="0cm" fo:border-right="0.71pt dashed #000000" fo:border-top="0.71pt dashed #000000" style:vertical-align="top"/>
      <style:paragraph-properties fo:text-align="center"/>
      <style:text-properties style:font-name="Arial1" fo:font-size="8pt" fo:font-weight="normal"/>
    </style:style>
    <style:style style:name="ce26" style:family="table-cell" style:parent-style-name="Default" style:data-style-name="N255">
      <style:table-cell-properties fo:border-bottom="none" fo:background-color="#d6eaff" style:text-align-source="fix" style:repeat-content="false" fo:border-left="0.71pt dashed #000000" fo:padding="0cm" fo:border-right="0.71pt dashed #000000" fo:border-top="0.71pt dashed #000000" style:vertical-align="top"/>
      <style:paragraph-properties fo:text-align="center"/>
      <style:text-properties style:font-name="Arial1" fo:font-size="8pt" fo:font-weight="normal"/>
    </style:style>
    <style:style style:name="ce27" style:family="table-cell" style:parent-style-name="Default" style:data-style-name="N271">
      <style:table-cell-properties fo:border-bottom="none" fo:background-color="#d6eaff" style:text-align-source="fix" style:repeat-content="false" fo:border-left="0.71pt dashed #000000" fo:padding="0cm" fo:border-right="0.71pt dashed #000000" fo:border-top="0.71pt dashed #000000" style:vertical-align="top"/>
      <style:paragraph-properties fo:text-align="center"/>
      <style:text-properties style:font-name="Arial1" fo:font-size="8pt" fo:font-weight="normal"/>
    </style:style>
    <style:style style:name="ce28" style:family="table-cell" style:parent-style-name="Default" style:data-style-name="N280">
      <style:table-cell-properties fo:border-bottom="none" fo:background-color="#d6eaff" style:text-align-source="fix" style:repeat-content="false" fo:border-left="0.71pt dashed #000000" fo:padding="0cm" fo:border-right="0.71pt dashed #000000" fo:border-top="0.71pt dashed #000000" style:vertical-align="top"/>
      <style:paragraph-properties fo:text-align="center"/>
      <style:text-properties style:font-name="Arial1" fo:font-size="8pt" fo:font-weight="normal"/>
    </style:style>
    <style:style style:name="ce29" style:family="table-cell" style:parent-style-name="Default" style:data-style-name="N292">
      <style:table-cell-properties fo:border-bottom="none" fo:background-color="#d6eaff" style:text-align-source="fix" style:repeat-content="false" fo:border-left="0.71pt dashed #000000" fo:padding="0cm" fo:border-right="0.71pt dashed #000000" fo:border-top="0.71pt dashed #000000" style:vertical-align="top"/>
      <style:paragraph-properties fo:text-align="center"/>
      <style:text-properties style:font-name="Arial1" fo:font-size="8pt" fo:font-weight="normal"/>
    </style:style>
    <style:style style:name="ce30" style:family="table-cell" style:parent-style-name="Default" style:data-style-name="N299">
      <style:table-cell-properties fo:border-bottom="none" fo:background-color="#d6eaff" style:text-align-source="fix" style:repeat-content="false" fo:border-left="0.71pt dashed #000000" fo:padding="0cm" fo:border-right="0.71pt dashed #000000" fo:border-top="0.71pt dashed #000000" style:vertical-align="top"/>
      <style:paragraph-properties fo:text-align="center"/>
      <style:text-properties style:font-name="Arial1" fo:font-size="8pt" fo:font-weight="normal"/>
    </style:style>
    <style:style style:name="ce31" style:family="table-cell" style:parent-style-name="Default" style:data-style-name="N307">
      <style:table-cell-properties fo:border-bottom="none" fo:background-color="#d6eaff" style:text-align-source="fix" style:repeat-content="false" fo:border-left="0.71pt dashed #000000" fo:padding="0cm" fo:border-right="0.71pt dashed #000000" fo:border-top="0.71pt dashed #000000" style:vertical-align="top"/>
      <style:paragraph-properties fo:text-align="center"/>
      <style:text-properties style:font-name="Arial1" fo:font-size="8pt" fo:font-weight="normal"/>
    </style:style>
    <style:style style:name="ce32" style:family="table-cell" style:parent-style-name="Default" style:data-style-name="N314">
      <style:table-cell-properties fo:border-bottom="none" fo:background-color="#d6eaff" style:text-align-source="fix" style:repeat-content="false" fo:border-left="0.71pt dashed #000000" fo:padding="0cm" fo:border-right="0.71pt dashed #000000" fo:border-top="0.71pt dashed #000000" style:vertical-align="top"/>
      <style:paragraph-properties fo:text-align="center"/>
      <style:text-properties style:font-name="Arial1" fo:font-size="8pt" fo:font-weight="normal"/>
    </style:style>
    <style:style style:name="ce33" style:family="table-cell" style:parent-style-name="Default" style:data-style-name="N323">
      <style:table-cell-properties fo:border-bottom="none" fo:background-color="#d6eaff" style:text-align-source="fix" style:repeat-content="false" fo:border-left="0.71pt dashed #000000" fo:padding="0cm" fo:border-right="0.71pt dashed #000000" fo:border-top="0.71pt dashed #000000" style:vertical-align="top"/>
      <style:paragraph-properties fo:text-align="center"/>
      <style:text-properties style:font-name="Arial1" fo:font-size="8pt" fo:font-weight="normal"/>
    </style:style>
    <style:style style:name="ce34" style:family="table-cell" style:parent-style-name="Default" style:data-style-name="N333">
      <style:table-cell-properties fo:border-bottom="none" fo:background-color="#d6eaff" style:text-align-source="fix" style:repeat-content="false" fo:border-left="0.71pt dashed #000000" fo:padding="0cm" fo:border-right="0.71pt dashed #000000" fo:border-top="0.71pt dashed #000000" style:vertical-align="top"/>
      <style:paragraph-properties fo:text-align="center"/>
      <style:text-properties style:font-name="Arial1" fo:font-size="8pt" fo:font-weight="normal"/>
    </style:style>
    <style:style style:name="ce35" style:family="table-cell" style:parent-style-name="Default" style:data-style-name="N341">
      <style:table-cell-properties fo:border-bottom="none" fo:background-color="#d6eaff" style:text-align-source="fix" style:repeat-content="false" fo:border-left="0.71pt dashed #000000" fo:padding="0cm" fo:border-right="0.71pt dashed #000000" fo:border-top="0.71pt dashed #000000" style:vertical-align="top"/>
      <style:paragraph-properties fo:text-align="center"/>
      <style:text-properties style:font-name="Arial1" fo:font-size="8pt" fo:font-weight="normal"/>
    </style:style>
    <style:style style:name="ce36" style:family="table-cell" style:parent-style-name="Default" style:data-style-name="N351">
      <style:table-cell-properties fo:border-bottom="none" fo:background-color="#d6eaff" style:text-align-source="fix" style:repeat-content="false" fo:border-left="0.71pt dashed #000000" fo:padding="0cm" fo:border-right="0.71pt dashed #000000" fo:border-top="0.71pt dashed #000000" style:vertical-align="top"/>
      <style:paragraph-properties fo:text-align="center"/>
      <style:text-properties style:font-name="Arial1" fo:font-size="8pt" fo:font-weight="normal"/>
    </style:style>
    <style:style style:name="ce37" style:family="table-cell" style:parent-style-name="Default" style:data-style-name="N358">
      <style:table-cell-properties fo:border-bottom="none" fo:background-color="#d6eaff" style:text-align-source="fix" style:repeat-content="false" fo:border-left="0.71pt dashed #000000" fo:padding="0cm" fo:border-right="0.71pt dashed #000000" fo:border-top="0.71pt dashed #000000" style:vertical-align="top"/>
      <style:paragraph-properties fo:text-align="center"/>
      <style:text-properties style:font-name="Arial1" fo:font-size="8pt" fo:font-weight="normal"/>
    </style:style>
    <style:style style:name="ce38" style:family="table-cell" style:parent-style-name="Default" style:data-style-name="N368">
      <style:table-cell-properties fo:border-bottom="none" fo:background-color="#d6eaff" style:text-align-source="fix" style:repeat-content="false" fo:border-left="0.71pt dashed #000000" fo:padding="0cm" fo:border-right="0.71pt dashed #000000" fo:border-top="0.71pt dashed #000000" style:vertical-align="top"/>
      <style:paragraph-properties fo:text-align="center"/>
      <style:text-properties style:font-name="Arial1" fo:font-size="8pt" fo:font-weight="normal"/>
    </style:style>
    <style:style style:name="ce39" style:family="table-cell" style:parent-style-name="Default" style:data-style-name="N375">
      <style:table-cell-properties fo:border-bottom="none" fo:background-color="#d6eaff" style:text-align-source="fix" style:repeat-content="false" fo:border-left="0.71pt dashed #000000" fo:padding="0cm" fo:border-right="0.71pt dashed #000000" fo:border-top="0.71pt dashed #000000" style:vertical-align="top"/>
      <style:paragraph-properties fo:text-align="center"/>
      <style:text-properties style:font-name="Arial1" fo:font-size="8pt" fo:font-weight="normal"/>
    </style:style>
    <style:style style:name="ce40" style:family="table-cell" style:parent-style-name="Default" style:data-style-name="N382">
      <style:table-cell-properties fo:border-bottom="none" fo:background-color="#d6eaff" style:text-align-source="fix" style:repeat-content="false" fo:border-left="0.71pt dashed #000000" fo:padding="0cm" fo:border-right="0.71pt dashed #000000" fo:border-top="0.71pt dashed #000000" style:vertical-align="top"/>
      <style:paragraph-properties fo:text-align="center"/>
      <style:text-properties style:font-name="Arial1" fo:font-size="8pt" fo:font-weight="normal"/>
    </style:style>
    <style:style style:name="ce41" style:family="table-cell" style:parent-style-name="Default" style:data-style-name="N394">
      <style:table-cell-properties fo:border-bottom="none" fo:background-color="#d6eaff" style:text-align-source="fix" style:repeat-content="false" fo:border-left="0.71pt dashed #000000" fo:padding="0cm" fo:border-right="0.71pt dashed #000000" fo:border-top="0.71pt dashed #000000" style:vertical-align="top"/>
      <style:paragraph-properties fo:text-align="center"/>
      <style:text-properties style:font-name="Arial1" fo:font-size="8pt" fo:font-weight="normal"/>
    </style:style>
    <style:style style:name="ce42" style:family="table-cell" style:parent-style-name="Default" style:data-style-name="N404">
      <style:table-cell-properties fo:border-bottom="none" fo:background-color="#d6eaff" style:text-align-source="fix" style:repeat-content="false" fo:border-left="0.71pt dashed #000000" fo:padding="0cm" fo:border-right="0.71pt dashed #000000" fo:border-top="0.71pt dashed #000000" style:vertical-align="top"/>
      <style:paragraph-properties fo:text-align="center"/>
      <style:text-properties style:font-name="Arial1" fo:font-size="8pt" fo:font-weight="normal"/>
    </style:style>
    <style:style style:name="ce43" style:family="table-cell" style:parent-style-name="Default" style:data-style-name="N416">
      <style:table-cell-properties fo:border-bottom="none" fo:background-color="#d6eaff" style:text-align-source="fix" style:repeat-content="false" fo:border-left="0.71pt dashed #000000" fo:padding="0cm" fo:border-right="0.71pt dashed #000000" fo:border-top="0.71pt dashed #000000" style:vertical-align="top"/>
      <style:paragraph-properties fo:text-align="center"/>
      <style:text-properties style:font-name="Arial1" fo:font-size="8pt" fo:font-weight="normal"/>
    </style:style>
    <style:style style:name="ce44" style:family="table-cell" style:parent-style-name="Default" style:data-style-name="N426">
      <style:table-cell-properties fo:border-bottom="none" fo:background-color="#d6eaff" style:text-align-source="fix" style:repeat-content="false" fo:border-left="0.71pt dashed #000000" fo:padding="0cm" fo:border-right="0.71pt dashed #000000" fo:border-top="0.71pt dashed #000000" style:vertical-align="top"/>
      <style:paragraph-properties fo:text-align="center"/>
      <style:text-properties style:font-name="Arial1" fo:font-size="8pt" fo:font-weight="normal"/>
    </style:style>
    <style:style style:name="ce45" style:family="table-cell" style:parent-style-name="Default" style:data-style-name="N435">
      <style:table-cell-properties fo:border-bottom="none" fo:background-color="#d6eaff" style:text-align-source="fix" style:repeat-content="false" fo:border-left="0.71pt dashed #000000" fo:padding="0cm" fo:border-right="0.71pt dashed #000000" fo:border-top="0.71pt dashed #000000" style:vertical-align="top"/>
      <style:paragraph-properties fo:text-align="center"/>
      <style:text-properties style:font-name="Arial1" fo:font-size="8pt" fo:font-weight="normal"/>
    </style:style>
    <style:style style:name="ce46" style:family="table-cell" style:parent-style-name="Default" style:data-style-name="N448">
      <style:table-cell-properties fo:border-bottom="none" fo:background-color="#d6eaff" style:text-align-source="fix" style:repeat-content="false" fo:border-left="0.71pt dashed #000000" fo:padding="0cm" fo:border-right="0.71pt dashed #000000" fo:border-top="0.71pt dashed #000000" style:vertical-align="top"/>
      <style:paragraph-properties fo:text-align="center"/>
      <style:text-properties style:font-name="Arial1" fo:font-size="8pt" fo:font-weight="normal"/>
    </style:style>
    <style:style style:name="ce47" style:family="table-cell" style:parent-style-name="Default" style:data-style-name="N456">
      <style:table-cell-properties fo:border-bottom="none" fo:background-color="#d6eaff" style:text-align-source="fix" style:repeat-content="false" fo:border-left="0.71pt dashed #000000" fo:padding="0cm" fo:border-right="0.71pt dashed #000000" fo:border-top="0.71pt dashed #000000" style:vertical-align="top"/>
      <style:paragraph-properties fo:text-align="center"/>
      <style:text-properties style:font-name="Arial1" fo:font-size="8pt" fo:font-weight="normal"/>
    </style:style>
    <style:style style:name="ce48" style:family="table-cell" style:parent-style-name="Default" style:data-style-name="N467">
      <style:table-cell-properties fo:border-bottom="none" fo:background-color="#d6eaff" style:text-align-source="fix" style:repeat-content="false" fo:border-left="0.71pt dashed #000000" fo:padding="0cm" fo:border-right="0.71pt dashed #000000" fo:border-top="0.71pt dashed #000000" style:vertical-align="top"/>
      <style:paragraph-properties fo:text-align="center"/>
      <style:text-properties style:font-name="Arial1" fo:font-size="8pt" fo:font-weight="normal"/>
    </style:style>
    <style:style style:name="ce49" style:family="table-cell" style:parent-style-name="Default" style:data-style-name="N478">
      <style:table-cell-properties fo:border-bottom="none" fo:background-color="#d6eaff" style:text-align-source="fix" style:repeat-content="false" fo:border-left="0.71pt dashed #000000" fo:padding="0cm" fo:border-right="0.71pt dashed #000000" fo:border-top="0.71pt dashed #000000" style:vertical-align="top"/>
      <style:paragraph-properties fo:text-align="center"/>
      <style:text-properties style:font-name="Arial1" fo:font-size="8pt" fo:font-weight="normal"/>
    </style:style>
    <style:style style:name="ce50" style:family="table-cell" style:parent-style-name="Default" style:data-style-name="N485">
      <style:table-cell-properties fo:border-bottom="none" fo:background-color="#d6eaff" style:text-align-source="fix" style:repeat-content="false" fo:border-left="0.71pt dashed #000000" fo:padding="0cm" fo:border-right="0.71pt dashed #000000" fo:border-top="0.71pt dashed #000000" style:vertical-align="top"/>
      <style:paragraph-properties fo:text-align="center"/>
      <style:text-properties style:font-name="Arial1" fo:font-size="8pt" fo:font-weight="normal"/>
    </style:style>
    <style:style style:name="ce51" style:family="table-cell" style:parent-style-name="Default" style:data-style-name="N495">
      <style:table-cell-properties fo:border-bottom="none" fo:background-color="#d6eaff" style:text-align-source="fix" style:repeat-content="false" fo:border-left="0.71pt dashed #000000" fo:padding="0cm" fo:border-right="0.71pt dashed #000000" fo:border-top="0.71pt dashed #000000" style:vertical-align="top"/>
      <style:paragraph-properties fo:text-align="center"/>
      <style:text-properties style:font-name="Arial1" fo:font-size="8pt" fo:font-weight="normal"/>
    </style:style>
    <style:style style:name="ce52" style:family="table-cell" style:parent-style-name="Default" style:data-style-name="N502">
      <style:table-cell-properties fo:border-bottom="none" fo:background-color="#d6eaff" style:text-align-source="fix" style:repeat-content="false" fo:border-left="0.71pt dashed #000000" fo:padding="0cm" fo:border-right="0.71pt dashed #000000" fo:border-top="0.71pt dashed #000000" style:vertical-align="top"/>
      <style:paragraph-properties fo:text-align="center"/>
      <style:text-properties style:font-name="Arial1" fo:font-size="8pt" fo:font-weight="normal"/>
    </style:style>
    <style:style style:name="ce53" style:family="table-cell" style:parent-style-name="Default" style:data-style-name="N508">
      <style:table-cell-properties fo:border-bottom="none" fo:background-color="#d6eaff" style:text-align-source="fix" style:repeat-content="false" fo:border-left="0.71pt dashed #000000" fo:padding="0cm" fo:border-right="0.71pt dashed #000000" fo:border-top="0.71pt dashed #000000" style:vertical-align="top"/>
      <style:paragraph-properties fo:text-align="center"/>
      <style:text-properties style:font-name="Arial1" fo:font-size="8pt" fo:font-weight="normal"/>
    </style:style>
    <style:style style:name="ce54" style:family="table-cell" style:parent-style-name="Default" style:data-style-name="N515">
      <style:table-cell-properties fo:border-bottom="none" fo:background-color="#d6eaff" style:text-align-source="fix" style:repeat-content="false" fo:border-left="0.71pt dashed #000000" fo:padding="0cm" fo:border-right="0.71pt dashed #000000" fo:border-top="0.71pt dashed #000000" style:vertical-align="top"/>
      <style:paragraph-properties fo:text-align="center"/>
      <style:text-properties style:font-name="Arial1" fo:font-size="8pt" fo:font-weight="normal"/>
    </style:style>
    <style:style style:name="ce55" style:family="table-cell" style:parent-style-name="Default" style:data-style-name="N522">
      <style:table-cell-properties fo:border-bottom="none" fo:background-color="#d6eaff" style:text-align-source="fix" style:repeat-content="false" fo:border-left="0.71pt dashed #000000" fo:padding="0cm" fo:border-right="0.71pt dashed #000000" fo:border-top="0.71pt dashed #000000" style:vertical-align="top"/>
      <style:paragraph-properties fo:text-align="center"/>
      <style:text-properties style:font-name="Arial1" fo:font-size="8pt" fo:font-weight="normal"/>
    </style:style>
    <style:style style:name="ce56" style:family="table-cell" style:parent-style-name="Default" style:data-style-name="N527">
      <style:table-cell-properties fo:border-bottom="none" fo:background-color="#d6eaff" style:text-align-source="fix" style:repeat-content="false" fo:border-left="0.71pt dashed #000000" fo:padding="0cm" fo:border-right="0.71pt dashed #000000" fo:border-top="0.71pt dashed #000000" style:vertical-align="top"/>
      <style:paragraph-properties fo:text-align="center"/>
      <style:text-properties style:font-name="Arial1" fo:font-size="8pt" fo:font-weight="normal"/>
    </style:style>
    <style:style style:name="ce57" style:family="table-cell" style:parent-style-name="Default" style:data-style-name="N531">
      <style:table-cell-properties fo:border-bottom="none" fo:background-color="#d6eaff" style:text-align-source="fix" style:repeat-content="false" fo:border-left="0.71pt dashed #000000" fo:padding="0cm" fo:border-right="0.71pt dashed #000000" fo:border-top="0.71pt dashed #000000" style:vertical-align="top"/>
      <style:paragraph-properties fo:text-align="center"/>
      <style:text-properties style:font-name="Arial1" fo:font-size="8pt" fo:font-weight="normal"/>
    </style:style>
    <style:style style:name="ce58" style:family="table-cell" style:parent-style-name="Default" style:data-style-name="N538">
      <style:table-cell-properties fo:border-bottom="none" fo:background-color="#d6eaff" style:text-align-source="fix" style:repeat-content="false" fo:border-left="0.71pt dashed #000000" fo:padding="0cm" fo:border-right="0.71pt dashed #000000" fo:border-top="0.71pt dashed #000000" style:vertical-align="top"/>
      <style:paragraph-properties fo:text-align="center"/>
      <style:text-properties style:font-name="Arial1" fo:font-size="8pt" fo:font-weight="normal"/>
    </style:style>
    <style:style style:name="ce59" style:family="table-cell" style:parent-style-name="Default" style:data-style-name="N542">
      <style:table-cell-properties fo:border-bottom="none" fo:background-color="#d6eaff" style:text-align-source="fix" style:repeat-content="false" fo:border-left="0.71pt dashed #000000" fo:padding="0cm" fo:border-right="0.71pt dashed #000000" fo:border-top="0.71pt dashed #000000" style:vertical-align="top"/>
      <style:paragraph-properties fo:text-align="center"/>
      <style:text-properties style:font-name="Arial1" fo:font-size="8pt" fo:font-weight="normal"/>
    </style:style>
    <style:style style:name="ce60" style:family="table-cell" style:parent-style-name="Default" style:data-style-name="N546">
      <style:table-cell-properties fo:border-bottom="none" fo:background-color="#d6eaff" style:text-align-source="fix" style:repeat-content="false" fo:border-left="0.71pt dashed #000000" fo:padding="0cm" fo:border-right="0.71pt dashed #000000" fo:border-top="0.71pt dashed #000000" style:vertical-align="top"/>
      <style:paragraph-properties fo:text-align="center"/>
      <style:text-properties style:font-name="Arial1" fo:font-size="8pt" fo:font-weight="normal"/>
    </style:style>
    <style:style style:name="ce61" style:family="table-cell" style:parent-style-name="Default" style:data-style-name="N556">
      <style:table-cell-properties fo:border-bottom="none" fo:background-color="#d6eaff" style:text-align-source="fix" style:repeat-content="false" fo:border-left="0.71pt dashed #000000" fo:padding="0cm" fo:border-right="0.71pt dashed #000000" fo:border-top="0.71pt dashed #000000" style:vertical-align="top"/>
      <style:paragraph-properties fo:text-align="center"/>
      <style:text-properties style:font-name="Arial1" fo:font-size="8pt" fo:font-weight="normal"/>
    </style:style>
    <style:style style:name="ce62" style:family="table-cell" style:parent-style-name="Default" style:data-style-name="N563">
      <style:table-cell-properties fo:border-bottom="none" fo:background-color="#d6eaff" style:text-align-source="fix" style:repeat-content="false" fo:border-left="0.71pt dashed #000000" fo:padding="0cm" fo:border-right="0.71pt dashed #000000" fo:border-top="0.71pt dashed #000000" style:vertical-align="top"/>
      <style:paragraph-properties fo:text-align="center"/>
      <style:text-properties style:font-name="Arial1" fo:font-size="8pt" fo:font-weight="normal"/>
    </style:style>
    <style:style style:name="ce63" style:family="table-cell" style:parent-style-name="Default" style:data-style-name="N571">
      <style:table-cell-properties fo:border-bottom="none" fo:background-color="#d6eaff" style:text-align-source="fix" style:repeat-content="false" fo:border-left="0.71pt dashed #000000" fo:padding="0cm" fo:border-right="0.71pt dashed #000000" fo:border-top="0.71pt dashed #000000" style:vertical-align="top"/>
      <style:paragraph-properties fo:text-align="center"/>
      <style:text-properties style:font-name="Arial1" fo:font-size="8pt" fo:font-weight="normal"/>
    </style:style>
    <style:style style:name="ce64" style:family="table-cell" style:parent-style-name="Default" style:data-style-name="N578">
      <style:table-cell-properties fo:border-bottom="none" fo:background-color="#d6eaff" style:text-align-source="fix" style:repeat-content="false" fo:border-left="0.71pt dashed #000000" fo:padding="0cm" fo:border-right="0.71pt dashed #000000" fo:border-top="0.71pt dashed #000000" style:vertical-align="top"/>
      <style:paragraph-properties fo:text-align="center"/>
      <style:text-properties style:font-name="Arial1" fo:font-size="8pt" fo:font-weight="normal"/>
    </style:style>
    <style:style style:name="ce65" style:family="table-cell" style:parent-style-name="Default" style:data-style-name="N588">
      <style:table-cell-properties fo:border-bottom="none" fo:background-color="#d6eaff" style:text-align-source="fix" style:repeat-content="false" fo:border-left="0.71pt dashed #000000" fo:padding="0cm" fo:border-right="0.71pt dashed #000000" fo:border-top="0.71pt dashed #000000" style:vertical-align="top"/>
      <style:paragraph-properties fo:text-align="center"/>
      <style:text-properties style:font-name="Arial1" fo:font-size="8pt" fo:font-weight="normal"/>
    </style:style>
    <style:style style:name="ce66" style:family="table-cell" style:parent-style-name="Default" style:data-style-name="N595">
      <style:table-cell-properties fo:border-bottom="none" fo:background-color="#d6eaff" style:text-align-source="fix" style:repeat-content="false" fo:border-left="0.71pt dashed #000000" fo:padding="0cm" fo:border-right="0.71pt dashed #000000" fo:border-top="0.71pt dashed #000000" style:vertical-align="top"/>
      <style:paragraph-properties fo:text-align="center"/>
      <style:text-properties style:font-name="Arial1" fo:font-size="8pt" fo:font-weight="normal"/>
    </style:style>
    <style:style style:name="ce67" style:family="table-cell" style:parent-style-name="Default" style:data-style-name="N607">
      <style:table-cell-properties fo:border-bottom="none" fo:background-color="#d6eaff" style:text-align-source="fix" style:repeat-content="false" fo:border-left="0.71pt dashed #000000" fo:padding="0cm" fo:border-right="0.71pt dashed #000000" fo:border-top="0.71pt dashed #000000" style:vertical-align="top"/>
      <style:paragraph-properties fo:text-align="center"/>
      <style:text-properties style:font-name="Arial1" fo:font-size="8pt" fo:font-weight="normal"/>
    </style:style>
    <style:style style:name="ce68" style:family="table-cell" style:parent-style-name="Default" style:data-style-name="N611">
      <style:table-cell-properties fo:border-bottom="none" fo:background-color="#d6eaff" style:text-align-source="fix" style:repeat-content="false" fo:border-left="0.71pt dashed #000000" fo:padding="0cm" fo:border-right="0.71pt dashed #000000" fo:border-top="0.71pt dashed #000000" style:vertical-align="top"/>
      <style:paragraph-properties fo:text-align="center"/>
      <style:text-properties style:font-name="Arial1" fo:font-size="8pt" fo:font-weight="normal"/>
    </style:style>
    <style:style style:name="ce69" style:family="table-cell" style:parent-style-name="Default" style:data-style-name="N623">
      <style:table-cell-properties fo:border-bottom="none" fo:background-color="#d6eaff" style:text-align-source="fix" style:repeat-content="false" fo:border-left="0.71pt dashed #000000" fo:padding="0cm" fo:border-right="0.71pt dashed #000000" fo:border-top="0.71pt dashed #000000" style:vertical-align="top"/>
      <style:paragraph-properties fo:text-align="center"/>
      <style:text-properties style:font-name="Arial1" fo:font-size="8pt" fo:font-weight="normal"/>
    </style:style>
    <style:style style:name="ce70" style:family="table-cell" style:parent-style-name="Default" style:data-style-name="N629">
      <style:table-cell-properties fo:border-bottom="none" fo:background-color="#d6eaff" style:text-align-source="fix" style:repeat-content="false" fo:border-left="0.71pt dashed #000000" fo:padding="0cm" fo:border-right="0.71pt dashed #000000" fo:border-top="0.71pt dashed #000000" style:vertical-align="top"/>
      <style:paragraph-properties fo:text-align="center"/>
      <style:text-properties style:font-name="Arial1" fo:font-size="8pt" fo:font-weight="normal"/>
    </style:style>
    <style:style style:name="ce71" style:family="table-cell" style:parent-style-name="Default" style:data-style-name="N633">
      <style:table-cell-properties fo:border-bottom="none" fo:background-color="#d6eaff" style:text-align-source="fix" style:repeat-content="false" fo:border-left="0.71pt dashed #000000" fo:padding="0cm" fo:border-right="0.71pt dashed #000000" fo:border-top="0.71pt dashed #000000" style:vertical-align="top"/>
      <style:paragraph-properties fo:text-align="center"/>
      <style:text-properties style:font-name="Arial1" fo:font-size="8pt" fo:font-weight="normal"/>
    </style:style>
    <style:style style:name="ce72" style:family="table-cell" style:parent-style-name="Default" style:data-style-name="N649">
      <style:table-cell-properties fo:border-bottom="none" fo:background-color="#d6eaff" style:text-align-source="fix" style:repeat-content="false" fo:border-left="0.71pt dashed #000000" fo:padding="0cm" fo:border-right="0.71pt dashed #000000" fo:border-top="0.71pt dashed #000000" style:vertical-align="top"/>
      <style:paragraph-properties fo:text-align="center"/>
      <style:text-properties style:font-name="Arial1" fo:font-size="8pt" fo:font-weight="normal"/>
    </style:style>
    <style:style style:name="ce73" style:family="table-cell" style:parent-style-name="Default" style:data-style-name="N656">
      <style:table-cell-properties fo:border-bottom="none" fo:background-color="#d6eaff" style:text-align-source="fix" style:repeat-content="false" fo:border-left="0.71pt dashed #000000" fo:padding="0cm" fo:border-right="0.71pt dashed #000000" fo:border-top="0.71pt dashed #000000" style:vertical-align="top"/>
      <style:paragraph-properties fo:text-align="center"/>
      <style:text-properties style:font-name="Arial1" fo:font-size="8pt" fo:font-weight="normal"/>
    </style:style>
    <style:style style:name="ce74" style:family="table-cell" style:parent-style-name="Default" style:data-style-name="N667">
      <style:table-cell-properties fo:border-bottom="none" fo:background-color="#d6eaff" style:text-align-source="fix" style:repeat-content="false" fo:border-left="0.71pt dashed #000000" fo:padding="0cm" fo:border-right="0.71pt dashed #000000" fo:border-top="0.71pt dashed #000000" style:vertical-align="top"/>
      <style:paragraph-properties fo:text-align="center"/>
      <style:text-properties style:font-name="Arial1" fo:font-size="8pt" fo:font-weight="normal"/>
    </style:style>
    <style:style style:name="ce75" style:family="table-cell" style:parent-style-name="Default" style:data-style-name="N674">
      <style:table-cell-properties fo:border-bottom="none" fo:background-color="#d6eaff" style:text-align-source="fix" style:repeat-content="false" fo:border-left="0.71pt dashed #000000" fo:padding="0cm" fo:border-right="0.71pt dashed #000000" fo:border-top="0.71pt dashed #000000" style:vertical-align="top"/>
      <style:paragraph-properties fo:text-align="center"/>
      <style:text-properties style:font-name="Arial1" fo:font-size="8pt" fo:font-weight="normal"/>
    </style:style>
    <style:style style:name="ce76" style:family="table-cell" style:parent-style-name="Default" style:data-style-name="N681">
      <style:table-cell-properties fo:border-bottom="none" fo:background-color="#d6eaff" style:text-align-source="fix" style:repeat-content="false" fo:border-left="0.71pt dashed #000000" fo:padding="0cm" fo:border-right="0.71pt dashed #000000" fo:border-top="0.71pt dashed #000000" style:vertical-align="top"/>
      <style:paragraph-properties fo:text-align="center"/>
      <style:text-properties style:font-name="Arial1" fo:font-size="8pt" fo:font-weight="normal"/>
    </style:style>
    <style:style style:name="ce77" style:family="table-cell" style:parent-style-name="Default" style:data-style-name="N688">
      <style:table-cell-properties fo:border-bottom="none" fo:background-color="#d6eaff" style:text-align-source="fix" style:repeat-content="false" fo:border-left="0.71pt dashed #000000" fo:padding="0cm" fo:border-right="0.71pt dashed #000000" fo:border-top="0.71pt dashed #000000" style:vertical-align="top"/>
      <style:paragraph-properties fo:text-align="center"/>
      <style:text-properties style:font-name="Arial1" fo:font-size="8pt" fo:font-weight="normal"/>
    </style:style>
    <style:style style:name="ce78" style:family="table-cell" style:parent-style-name="Default" style:data-style-name="N701">
      <style:table-cell-properties fo:border-bottom="none" fo:background-color="#d6eaff" style:text-align-source="fix" style:repeat-content="false" fo:border-left="0.71pt dashed #000000" fo:padding="0cm" fo:border-right="0.71pt dashed #000000" fo:border-top="0.71pt dashed #000000" style:vertical-align="top"/>
      <style:paragraph-properties fo:text-align="center"/>
      <style:text-properties style:font-name="Arial1" fo:font-size="8pt" fo:font-weight="normal"/>
    </style:style>
    <style:style style:name="ce79" style:family="table-cell" style:parent-style-name="Default" style:data-style-name="N713">
      <style:table-cell-properties fo:border-bottom="none" fo:background-color="#d6eaff" style:text-align-source="fix" style:repeat-content="false" fo:border-left="0.71pt dashed #000000" fo:padding="0cm" fo:border-right="0.71pt dashed #000000" fo:border-top="0.71pt dashed #000000" style:vertical-align="top"/>
      <style:paragraph-properties fo:text-align="center"/>
      <style:text-properties style:font-name="Arial1" fo:font-size="8pt" fo:font-weight="normal"/>
    </style:style>
    <style:style style:name="ce80" style:family="table-cell" style:parent-style-name="Default" style:data-style-name="N722">
      <style:table-cell-properties fo:border-bottom="none" fo:background-color="#d6eaff" style:text-align-source="fix" style:repeat-content="false" fo:border-left="0.71pt dashed #000000" fo:padding="0cm" fo:border-right="0.71pt dashed #000000" fo:border-top="0.71pt dashed #000000" style:vertical-align="top"/>
      <style:paragraph-properties fo:text-align="center"/>
      <style:text-properties style:font-name="Arial1" fo:font-size="8pt" fo:font-weight="normal"/>
    </style:style>
    <style:style style:name="ce81" style:family="table-cell" style:parent-style-name="Default" style:data-style-name="N729">
      <style:table-cell-properties fo:border-bottom="none" fo:background-color="#d6eaff" style:text-align-source="fix" style:repeat-content="false" fo:border-left="0.71pt dashed #000000" fo:padding="0cm" fo:border-right="0.71pt dashed #000000" fo:border-top="0.71pt dashed #000000" style:vertical-align="top"/>
      <style:paragraph-properties fo:text-align="center"/>
      <style:text-properties style:font-name="Arial1" fo:font-size="8pt" fo:font-weight="normal"/>
    </style:style>
    <style:style style:name="ce82" style:family="table-cell" style:parent-style-name="Default" style:data-style-name="N732">
      <style:table-cell-properties fo:border-bottom="none" fo:background-color="#d6eaff" style:text-align-source="fix" style:repeat-content="false" fo:border-left="0.71pt dashed #000000" fo:padding="0cm" fo:border-right="0.71pt dashed #000000" fo:border-top="0.71pt dashed #000000" style:vertical-align="top"/>
      <style:paragraph-properties fo:text-align="center"/>
      <style:text-properties style:font-name="Arial1" fo:font-size="8pt" fo:font-weight="normal"/>
    </style:style>
    <style:style style:name="ce83" style:family="table-cell" style:parent-style-name="Default" style:data-style-name="N744">
      <style:table-cell-properties fo:border-bottom="none" fo:background-color="#d6eaff" style:text-align-source="fix" style:repeat-content="false" fo:border-left="0.71pt dashed #000000" fo:padding="0cm" fo:border-right="0.71pt dashed #000000" fo:border-top="0.71pt dashed #000000" style:vertical-align="top"/>
      <style:paragraph-properties fo:text-align="center"/>
      <style:text-properties style:font-name="Arial1" fo:font-size="8pt" fo:font-weight="normal"/>
    </style:style>
    <style:style style:name="ce84" style:family="table-cell" style:parent-style-name="Default" style:data-style-name="N751">
      <style:table-cell-properties fo:border-bottom="none" fo:background-color="#d6eaff" style:text-align-source="fix" style:repeat-content="false" fo:border-left="0.71pt dashed #000000" fo:padding="0cm" fo:border-right="0.71pt dashed #000000" fo:border-top="0.71pt dashed #000000" style:vertical-align="top"/>
      <style:paragraph-properties fo:text-align="center"/>
      <style:text-properties style:font-name="Arial1" fo:font-size="8pt" fo:font-weight="normal"/>
    </style:style>
    <style:style style:name="ce85" style:family="table-cell" style:parent-style-name="Default" style:data-style-name="N757">
      <style:table-cell-properties fo:border-bottom="none" fo:background-color="#d6eaff" style:text-align-source="fix" style:repeat-content="false" fo:border-left="0.71pt dashed #000000" fo:padding="0cm" fo:border-right="0.71pt dashed #000000" fo:border-top="0.71pt dashed #000000" style:vertical-align="top"/>
      <style:paragraph-properties fo:text-align="center"/>
      <style:text-properties style:font-name="Arial1" fo:font-size="8pt" fo:font-weight="normal"/>
    </style:style>
    <style:style style:name="ce86" style:family="table-cell" style:parent-style-name="Default" style:data-style-name="N764">
      <style:table-cell-properties fo:border-bottom="none" fo:background-color="#d6eaff" style:text-align-source="fix" style:repeat-content="false" fo:border-left="0.71pt dashed #000000" fo:padding="0cm" fo:border-right="0.71pt dashed #000000" fo:border-top="0.71pt dashed #000000" style:vertical-align="top"/>
      <style:paragraph-properties fo:text-align="center"/>
      <style:text-properties style:font-name="Arial1" fo:font-size="8pt" fo:font-weight="normal"/>
    </style:style>
    <style:style style:name="ce87" style:family="table-cell" style:parent-style-name="Default">
      <style:table-cell-properties fo:border-bottom="none" style:text-align-source="fix" style:repeat-content="false" fo:border-left="0.71pt dashed #000000" fo:padding-bottom="0cm" fo:padding-left="0cm" fo:padding-right="0.071cm" fo:padding-top="0cm" fo:border-right="none" fo:border-top="0.71pt dashed #000000" style:vertical-align="top"/>
      <style:paragraph-properties fo:text-align="end"/>
      <style:text-properties style:font-name="Arial1" fo:font-size="8pt" fo:font-weight="bold"/>
    </style:style>
    <style:style style:name="ce88" style:family="table-cell" style:parent-style-name="Default">
      <style:table-cell-properties fo:border-bottom="0.71pt dashed #000000" style:text-align-source="fix" style:repeat-content="false" fo:border-left="0.71pt dashed #000000" fo:padding-bottom="0cm" fo:padding-left="0cm" fo:padding-right="0.439cm" fo:padding-top="0cm" fo:border-right="none" fo:border-top="0.71pt dashed #000000" style:vertical-align="top"/>
      <style:paragraph-properties fo:text-align="end"/>
      <style:text-properties style:font-name="Arial1" fo:font-size="8pt" fo:font-weight="bold"/>
    </style:style>
    <style:style style:name="ce89" style:family="table-cell" style:parent-style-name="Default">
      <style:table-cell-properties style:text-align-source="fix" style:repeat-content="false" fo:padding-bottom="0cm" fo:padding-left="0.071cm" fo:padding-right="0cm" fo:padding-top="0cm"/>
      <style:paragraph-properties fo:text-align="start"/>
      <style:text-properties style:font-name="Arial1" fo:font-size="8pt" fo:font-weight="normal"/>
    </style:style>
    <style:style style:name="ce90" style:family="table-cell" style:parent-style-name="Default">
      <style:table-cell-properties fo:border-bottom="none" fo:background-color="#d6eaff" style:text-align-source="fix" style:repeat-content="false" fo:wrap-option="wrap" fo:border-left="0.71pt dashed #000000" fo:padding-bottom="0cm" fo:padding-left="0.071cm" fo:padding-right="0cm" fo:padding-top="0cm" fo:border-right="0.71pt dashed #000000" fo:border-top="0.71pt dashed #000000" style:vertical-align="top"/>
      <style:paragraph-properties fo:text-align="start"/>
      <style:text-properties style:font-name="Arial1" fo:font-size="8pt" fo:font-weight="normal"/>
    </style:style>
    <style:style style:name="ce91" style:family="table-cell" style:parent-style-name="Default">
      <style:table-cell-properties fo:border-bottom="none" style:text-align-source="fix" style:repeat-content="false" fo:border-left="none" fo:padding-bottom="0cm" fo:padding-left="0cm" fo:padding-right="0.071cm" fo:padding-top="0cm" fo:border-right="none" fo:border-top="0.71pt dashed #000000" style:vertical-align="top"/>
      <style:paragraph-properties fo:text-align="end"/>
      <style:text-properties style:font-name="Arial1" fo:font-size="8pt" fo:font-weight="bold"/>
    </style:style>
    <style:style style:name="ce92" style:family="table-cell" style:parent-style-name="Default">
      <style:table-cell-properties fo:border-bottom="0.71pt dashed #000000" style:text-align-source="fix" style:repeat-content="false" fo:border-left="none" fo:padding-bottom="0cm" fo:padding-left="0cm" fo:padding-right="0.439cm" fo:padding-top="0cm" fo:border-right="none" fo:border-top="0.71pt dashed #000000" style:vertical-align="top"/>
      <style:paragraph-properties fo:text-align="end"/>
      <style:text-properties style:font-name="Arial1" fo:font-size="8pt" fo:font-weight="bold"/>
    </style:style>
    <style:style style:name="ce93" style:family="table-cell" style:parent-style-name="Default" style:data-style-name="N709">
      <style:table-cell-properties fo:border-bottom="none" fo:background-color="#d6eaff" style:text-align-source="fix" style:repeat-content="false" fo:wrap-option="wrap" fo:border-left="0.71pt dashed #000000" fo:padding-bottom="0cm" fo:padding-left="0cm" fo:padding-right="0.071cm" fo:padding-top="0cm" fo:border-right="0.71pt dashed #000000" fo:border-top="0.71pt dashed #000000" style:vertical-align="top"/>
      <style:paragraph-properties fo:text-align="end"/>
      <style:text-properties style:font-name="Arial1" fo:font-size="8pt"/>
    </style:style>
    <style:style style:name="ce94" style:family="table-cell" style:parent-style-name="Default" style:data-style-name="N796">
      <style:table-cell-properties fo:border-bottom="none" fo:background-color="#d6eaff" style:text-align-source="fix" style:repeat-content="false" fo:wrap-option="wrap" fo:border-left="0.71pt dashed #000000" fo:padding-bottom="0cm" fo:padding-left="0cm" fo:padding-right="0.071cm" fo:padding-top="0cm" fo:border-right="0.71pt dashed #000000" fo:border-top="0.71pt dashed #000000" style:vertical-align="top"/>
      <style:paragraph-properties fo:text-align="end"/>
      <style:text-properties style:font-name="Arial1" fo:font-size="8pt"/>
    </style:style>
    <style:style style:name="ce95" style:family="table-cell" style:parent-style-name="Default" style:data-style-name="N800">
      <style:table-cell-properties fo:border-bottom="none" fo:background-color="#d6eaff" style:text-align-source="fix" style:repeat-content="false" fo:wrap-option="wrap" fo:border-left="0.71pt dashed #000000" fo:padding-bottom="0cm" fo:padding-left="0cm" fo:padding-right="0.071cm" fo:padding-top="0cm" fo:border-right="0.71pt dashed #000000" fo:border-top="0.71pt dashed #000000" style:vertical-align="top"/>
      <style:paragraph-properties fo:text-align="end"/>
      <style:text-properties style:font-name="Arial1" fo:font-size="8pt"/>
    </style:style>
    <style:style style:name="ce96" style:family="table-cell" style:parent-style-name="Default" style:data-style-name="N110">
      <style:table-cell-properties fo:border-bottom="none" fo:background-color="#d6eaff" style:text-align-source="fix" style:repeat-content="false" fo:wrap-option="wrap" fo:border-left="0.71pt dashed #000000" fo:padding-bottom="0cm" fo:padding-left="0cm" fo:padding-right="0.071cm" fo:padding-top="0cm" fo:border-right="0.71pt dashed #000000" fo:border-top="0.71pt dashed #000000" style:vertical-align="top"/>
      <style:paragraph-properties fo:text-align="end"/>
      <style:text-properties style:font-name="Arial1" fo:font-size="8pt"/>
    </style:style>
    <style:style style:name="ce97" style:family="table-cell" style:parent-style-name="Default" style:data-style-name="N123">
      <style:table-cell-properties fo:border-bottom="none" fo:background-color="#d6eaff" style:text-align-source="fix" style:repeat-content="false" fo:wrap-option="wrap" fo:border-left="0.71pt dashed #000000" fo:padding-bottom="0cm" fo:padding-left="0cm" fo:padding-right="0.071cm" fo:padding-top="0cm" fo:border-right="0.71pt dashed #000000" fo:border-top="0.71pt dashed #000000" style:vertical-align="top"/>
      <style:paragraph-properties fo:text-align="end"/>
      <style:text-properties style:font-name="Arial1" fo:font-size="8pt"/>
    </style:style>
    <style:style style:name="ce98" style:family="table-cell" style:parent-style-name="Default" style:data-style-name="N132">
      <style:table-cell-properties fo:border-bottom="none" fo:background-color="#d6eaff" style:text-align-source="fix" style:repeat-content="false" fo:wrap-option="wrap" fo:border-left="0.71pt dashed #000000" fo:padding-bottom="0cm" fo:padding-left="0cm" fo:padding-right="0.071cm" fo:padding-top="0cm" fo:border-right="0.71pt dashed #000000" fo:border-top="0.71pt dashed #000000" style:vertical-align="top"/>
      <style:paragraph-properties fo:text-align="end"/>
      <style:text-properties style:font-name="Arial1" fo:font-size="8pt"/>
    </style:style>
    <style:style style:name="ce99" style:family="table-cell" style:parent-style-name="Default" style:data-style-name="N147">
      <style:table-cell-properties fo:border-bottom="none" fo:background-color="#d6eaff" style:text-align-source="fix" style:repeat-content="false" fo:wrap-option="wrap" fo:border-left="0.71pt dashed #000000" fo:padding-bottom="0cm" fo:padding-left="0cm" fo:padding-right="0.071cm" fo:padding-top="0cm" fo:border-right="0.71pt dashed #000000" fo:border-top="0.71pt dashed #000000" style:vertical-align="top"/>
      <style:paragraph-properties fo:text-align="end"/>
      <style:text-properties style:font-name="Arial1" fo:font-size="8pt"/>
    </style:style>
    <style:style style:name="ce100" style:family="table-cell" style:parent-style-name="Default" style:data-style-name="N156">
      <style:table-cell-properties fo:border-bottom="none" fo:background-color="#d6eaff" style:text-align-source="fix" style:repeat-content="false" fo:wrap-option="wrap" fo:border-left="0.71pt dashed #000000" fo:padding-bottom="0cm" fo:padding-left="0cm" fo:padding-right="0.071cm" fo:padding-top="0cm" fo:border-right="0.71pt dashed #000000" fo:border-top="0.71pt dashed #000000" style:vertical-align="top"/>
      <style:paragraph-properties fo:text-align="end"/>
      <style:text-properties style:font-name="Arial1" fo:font-size="8pt"/>
    </style:style>
    <style:style style:name="ce101" style:family="table-cell" style:parent-style-name="Default" style:data-style-name="N167">
      <style:table-cell-properties fo:border-bottom="none" fo:background-color="#d6eaff" style:text-align-source="fix" style:repeat-content="false" fo:wrap-option="wrap" fo:border-left="0.71pt dashed #000000" fo:padding-bottom="0cm" fo:padding-left="0cm" fo:padding-right="0.071cm" fo:padding-top="0cm" fo:border-right="0.71pt dashed #000000" fo:border-top="0.71pt dashed #000000" style:vertical-align="top"/>
      <style:paragraph-properties fo:text-align="end"/>
      <style:text-properties style:font-name="Arial1" fo:font-size="8pt"/>
    </style:style>
    <style:style style:name="ce102" style:family="table-cell" style:parent-style-name="Default" style:data-style-name="N177">
      <style:table-cell-properties fo:border-bottom="none" fo:background-color="#d6eaff" style:text-align-source="fix" style:repeat-content="false" fo:wrap-option="wrap" fo:border-left="0.71pt dashed #000000" fo:padding-bottom="0cm" fo:padding-left="0cm" fo:padding-right="0.071cm" fo:padding-top="0cm" fo:border-right="0.71pt dashed #000000" fo:border-top="0.71pt dashed #000000" style:vertical-align="top"/>
      <style:paragraph-properties fo:text-align="end"/>
      <style:text-properties style:font-name="Arial1" fo:font-size="8pt"/>
    </style:style>
    <style:style style:name="ce103" style:family="table-cell" style:parent-style-name="Default" style:data-style-name="N187">
      <style:table-cell-properties fo:border-bottom="none" fo:background-color="#d6eaff" style:text-align-source="fix" style:repeat-content="false" fo:wrap-option="wrap" fo:border-left="0.71pt dashed #000000" fo:padding-bottom="0cm" fo:padding-left="0cm" fo:padding-right="0.071cm" fo:padding-top="0cm" fo:border-right="0.71pt dashed #000000" fo:border-top="0.71pt dashed #000000" style:vertical-align="top"/>
      <style:paragraph-properties fo:text-align="end"/>
      <style:text-properties style:font-name="Arial1" fo:font-size="8pt"/>
    </style:style>
    <style:style style:name="ce104" style:family="table-cell" style:parent-style-name="Default" style:data-style-name="N196">
      <style:table-cell-properties fo:border-bottom="none" fo:background-color="#d6eaff" style:text-align-source="fix" style:repeat-content="false" fo:wrap-option="wrap" fo:border-left="0.71pt dashed #000000" fo:padding-bottom="0cm" fo:padding-left="0cm" fo:padding-right="0.071cm" fo:padding-top="0cm" fo:border-right="0.71pt dashed #000000" fo:border-top="0.71pt dashed #000000" style:vertical-align="top"/>
      <style:paragraph-properties fo:text-align="end"/>
      <style:text-properties style:font-name="Arial1" fo:font-size="8pt"/>
    </style:style>
    <style:style style:name="ce105" style:family="table-cell" style:parent-style-name="Default" style:data-style-name="N206">
      <style:table-cell-properties fo:border-bottom="none" fo:background-color="#d6eaff" style:text-align-source="fix" style:repeat-content="false" fo:wrap-option="wrap" fo:border-left="0.71pt dashed #000000" fo:padding-bottom="0cm" fo:padding-left="0cm" fo:padding-right="0.071cm" fo:padding-top="0cm" fo:border-right="0.71pt dashed #000000" fo:border-top="0.71pt dashed #000000" style:vertical-align="top"/>
      <style:paragraph-properties fo:text-align="end"/>
      <style:text-properties style:font-name="Arial1" fo:font-size="8pt"/>
    </style:style>
    <style:style style:name="ce106" style:family="table-cell" style:parent-style-name="Default" style:data-style-name="N216">
      <style:table-cell-properties fo:border-bottom="none" fo:background-color="#d6eaff" style:text-align-source="fix" style:repeat-content="false" fo:wrap-option="wrap" fo:border-left="0.71pt dashed #000000" fo:padding-bottom="0cm" fo:padding-left="0cm" fo:padding-right="0.071cm" fo:padding-top="0cm" fo:border-right="0.71pt dashed #000000" fo:border-top="0.71pt dashed #000000" style:vertical-align="top"/>
      <style:paragraph-properties fo:text-align="end"/>
      <style:text-properties style:font-name="Arial1" fo:font-size="8pt"/>
    </style:style>
    <style:style style:name="ce107" style:family="table-cell" style:parent-style-name="Default" style:data-style-name="N228">
      <style:table-cell-properties fo:border-bottom="none" fo:background-color="#d6eaff" style:text-align-source="fix" style:repeat-content="false" fo:wrap-option="wrap" fo:border-left="0.71pt dashed #000000" fo:padding-bottom="0cm" fo:padding-left="0cm" fo:padding-right="0.071cm" fo:padding-top="0cm" fo:border-right="0.71pt dashed #000000" fo:border-top="0.71pt dashed #000000" style:vertical-align="top"/>
      <style:paragraph-properties fo:text-align="end"/>
      <style:text-properties style:font-name="Arial1" fo:font-size="8pt"/>
    </style:style>
    <style:style style:name="ce108" style:family="table-cell" style:parent-style-name="Default" style:data-style-name="N238">
      <style:table-cell-properties fo:border-bottom="none" fo:background-color="#d6eaff" style:text-align-source="fix" style:repeat-content="false" fo:wrap-option="wrap" fo:border-left="0.71pt dashed #000000" fo:padding-bottom="0cm" fo:padding-left="0cm" fo:padding-right="0.071cm" fo:padding-top="0cm" fo:border-right="0.71pt dashed #000000" fo:border-top="0.71pt dashed #000000" style:vertical-align="top"/>
      <style:paragraph-properties fo:text-align="end"/>
      <style:text-properties style:font-name="Arial1" fo:font-size="8pt"/>
    </style:style>
    <style:style style:name="ce109" style:family="table-cell" style:parent-style-name="Default" style:data-style-name="N246">
      <style:table-cell-properties fo:border-bottom="none" fo:background-color="#d6eaff" style:text-align-source="fix" style:repeat-content="false" fo:wrap-option="wrap" fo:border-left="0.71pt dashed #000000" fo:padding-bottom="0cm" fo:padding-left="0cm" fo:padding-right="0.071cm" fo:padding-top="0cm" fo:border-right="0.71pt dashed #000000" fo:border-top="0.71pt dashed #000000" style:vertical-align="top"/>
      <style:paragraph-properties fo:text-align="end"/>
      <style:text-properties style:font-name="Arial1" fo:font-size="8pt"/>
    </style:style>
    <style:style style:name="ce110" style:family="table-cell" style:parent-style-name="Default" style:data-style-name="N259">
      <style:table-cell-properties fo:border-bottom="none" fo:background-color="#d6eaff" style:text-align-source="fix" style:repeat-content="false" fo:wrap-option="wrap" fo:border-left="0.71pt dashed #000000" fo:padding-bottom="0cm" fo:padding-left="0cm" fo:padding-right="0.071cm" fo:padding-top="0cm" fo:border-right="0.71pt dashed #000000" fo:border-top="0.71pt dashed #000000" style:vertical-align="top"/>
      <style:paragraph-properties fo:text-align="end"/>
      <style:text-properties style:font-name="Arial1" fo:font-size="8pt"/>
    </style:style>
    <style:style style:name="ce111" style:family="table-cell" style:parent-style-name="Default" style:data-style-name="N275">
      <style:table-cell-properties fo:border-bottom="none" fo:background-color="#d6eaff" style:text-align-source="fix" style:repeat-content="false" fo:wrap-option="wrap" fo:border-left="0.71pt dashed #000000" fo:padding-bottom="0cm" fo:padding-left="0cm" fo:padding-right="0.071cm" fo:padding-top="0cm" fo:border-right="0.71pt dashed #000000" fo:border-top="0.71pt dashed #000000" style:vertical-align="top"/>
      <style:paragraph-properties fo:text-align="end"/>
      <style:text-properties style:font-name="Arial1" fo:font-size="8pt"/>
    </style:style>
    <style:style style:name="ce112" style:family="table-cell" style:parent-style-name="Default" style:data-style-name="N283">
      <style:table-cell-properties fo:border-bottom="none" fo:background-color="#d6eaff" style:text-align-source="fix" style:repeat-content="false" fo:wrap-option="wrap" fo:border-left="0.71pt dashed #000000" fo:padding-bottom="0cm" fo:padding-left="0cm" fo:padding-right="0.071cm" fo:padding-top="0cm" fo:border-right="0.71pt dashed #000000" fo:border-top="0.71pt dashed #000000" style:vertical-align="top"/>
      <style:paragraph-properties fo:text-align="end"/>
      <style:text-properties style:font-name="Arial1" fo:font-size="8pt"/>
    </style:style>
    <style:style style:name="ce113" style:family="table-cell" style:parent-style-name="Default" style:data-style-name="N295">
      <style:table-cell-properties fo:border-bottom="none" fo:background-color="#d6eaff" style:text-align-source="fix" style:repeat-content="false" fo:wrap-option="wrap" fo:border-left="0.71pt dashed #000000" fo:padding-bottom="0cm" fo:padding-left="0cm" fo:padding-right="0.071cm" fo:padding-top="0cm" fo:border-right="0.71pt dashed #000000" fo:border-top="0.71pt dashed #000000" style:vertical-align="top"/>
      <style:paragraph-properties fo:text-align="end"/>
      <style:text-properties style:font-name="Arial1" fo:font-size="8pt"/>
    </style:style>
    <style:style style:name="ce114" style:family="table-cell" style:parent-style-name="Default" style:data-style-name="N302">
      <style:table-cell-properties fo:border-bottom="none" fo:background-color="#d6eaff" style:text-align-source="fix" style:repeat-content="false" fo:wrap-option="wrap" fo:border-left="0.71pt dashed #000000" fo:padding-bottom="0cm" fo:padding-left="0cm" fo:padding-right="0.071cm" fo:padding-top="0cm" fo:border-right="0.71pt dashed #000000" fo:border-top="0.71pt dashed #000000" style:vertical-align="top"/>
      <style:paragraph-properties fo:text-align="end"/>
      <style:text-properties style:font-name="Arial1" fo:font-size="8pt"/>
    </style:style>
    <style:style style:name="ce115" style:family="table-cell" style:parent-style-name="Default" style:data-style-name="N310">
      <style:table-cell-properties fo:border-bottom="none" fo:background-color="#d6eaff" style:text-align-source="fix" style:repeat-content="false" fo:wrap-option="wrap" fo:border-left="0.71pt dashed #000000" fo:padding-bottom="0cm" fo:padding-left="0cm" fo:padding-right="0.071cm" fo:padding-top="0cm" fo:border-right="0.71pt dashed #000000" fo:border-top="0.71pt dashed #000000" style:vertical-align="top"/>
      <style:paragraph-properties fo:text-align="end"/>
      <style:text-properties style:font-name="Arial1" fo:font-size="8pt"/>
    </style:style>
    <style:style style:name="ce116" style:family="table-cell" style:parent-style-name="Default" style:data-style-name="N318">
      <style:table-cell-properties fo:border-bottom="none" fo:background-color="#d6eaff" style:text-align-source="fix" style:repeat-content="false" fo:wrap-option="wrap" fo:border-left="0.71pt dashed #000000" fo:padding-bottom="0cm" fo:padding-left="0cm" fo:padding-right="0.071cm" fo:padding-top="0cm" fo:border-right="0.71pt dashed #000000" fo:border-top="0.71pt dashed #000000" style:vertical-align="top"/>
      <style:paragraph-properties fo:text-align="end"/>
      <style:text-properties style:font-name="Arial1" fo:font-size="8pt"/>
    </style:style>
    <style:style style:name="ce117" style:family="table-cell" style:parent-style-name="Default" style:data-style-name="N326">
      <style:table-cell-properties fo:border-bottom="none" fo:background-color="#d6eaff" style:text-align-source="fix" style:repeat-content="false" fo:wrap-option="wrap" fo:border-left="0.71pt dashed #000000" fo:padding-bottom="0cm" fo:padding-left="0cm" fo:padding-right="0.071cm" fo:padding-top="0cm" fo:border-right="0.71pt dashed #000000" fo:border-top="0.71pt dashed #000000" style:vertical-align="top"/>
      <style:paragraph-properties fo:text-align="end"/>
      <style:text-properties style:font-name="Arial1" fo:font-size="8pt"/>
    </style:style>
    <style:style style:name="ce118" style:family="table-cell" style:parent-style-name="Default" style:data-style-name="N336">
      <style:table-cell-properties fo:border-bottom="none" fo:background-color="#d6eaff" style:text-align-source="fix" style:repeat-content="false" fo:wrap-option="wrap" fo:border-left="0.71pt dashed #000000" fo:padding-bottom="0cm" fo:padding-left="0cm" fo:padding-right="0.071cm" fo:padding-top="0cm" fo:border-right="0.71pt dashed #000000" fo:border-top="0.71pt dashed #000000" style:vertical-align="top"/>
      <style:paragraph-properties fo:text-align="end"/>
      <style:text-properties style:font-name="Arial1" fo:font-size="8pt"/>
    </style:style>
    <style:style style:name="ce119" style:family="table-cell" style:parent-style-name="Default" style:data-style-name="N344">
      <style:table-cell-properties fo:border-bottom="none" fo:background-color="#d6eaff" style:text-align-source="fix" style:repeat-content="false" fo:wrap-option="wrap" fo:border-left="0.71pt dashed #000000" fo:padding-bottom="0cm" fo:padding-left="0cm" fo:padding-right="0.071cm" fo:padding-top="0cm" fo:border-right="0.71pt dashed #000000" fo:border-top="0.71pt dashed #000000" style:vertical-align="top"/>
      <style:paragraph-properties fo:text-align="end"/>
      <style:text-properties style:font-name="Arial1" fo:font-size="8pt"/>
    </style:style>
    <style:style style:name="ce120" style:family="table-cell" style:parent-style-name="Default" style:data-style-name="N354">
      <style:table-cell-properties fo:border-bottom="none" fo:background-color="#d6eaff" style:text-align-source="fix" style:repeat-content="false" fo:wrap-option="wrap" fo:border-left="0.71pt dashed #000000" fo:padding-bottom="0cm" fo:padding-left="0cm" fo:padding-right="0.071cm" fo:padding-top="0cm" fo:border-right="0.71pt dashed #000000" fo:border-top="0.71pt dashed #000000" style:vertical-align="top"/>
      <style:paragraph-properties fo:text-align="end"/>
      <style:text-properties style:font-name="Arial1" fo:font-size="8pt"/>
    </style:style>
    <style:style style:name="ce121" style:family="table-cell" style:parent-style-name="Default" style:data-style-name="N361">
      <style:table-cell-properties fo:border-bottom="none" fo:background-color="#d6eaff" style:text-align-source="fix" style:repeat-content="false" fo:wrap-option="wrap" fo:border-left="0.71pt dashed #000000" fo:padding-bottom="0cm" fo:padding-left="0cm" fo:padding-right="0.071cm" fo:padding-top="0cm" fo:border-right="0.71pt dashed #000000" fo:border-top="0.71pt dashed #000000" style:vertical-align="top"/>
      <style:paragraph-properties fo:text-align="end"/>
      <style:text-properties style:font-name="Arial1" fo:font-size="8pt"/>
    </style:style>
    <style:style style:name="ce122" style:family="table-cell" style:parent-style-name="Default" style:data-style-name="N371">
      <style:table-cell-properties fo:border-bottom="none" fo:background-color="#d6eaff" style:text-align-source="fix" style:repeat-content="false" fo:wrap-option="wrap" fo:border-left="0.71pt dashed #000000" fo:padding-bottom="0cm" fo:padding-left="0cm" fo:padding-right="0.071cm" fo:padding-top="0cm" fo:border-right="0.71pt dashed #000000" fo:border-top="0.71pt dashed #000000" style:vertical-align="top"/>
      <style:paragraph-properties fo:text-align="end"/>
      <style:text-properties style:font-name="Arial1" fo:font-size="8pt"/>
    </style:style>
    <style:style style:name="ce123" style:family="table-cell" style:parent-style-name="Default" style:data-style-name="N378">
      <style:table-cell-properties fo:border-bottom="none" fo:background-color="#d6eaff" style:text-align-source="fix" style:repeat-content="false" fo:wrap-option="wrap" fo:border-left="0.71pt dashed #000000" fo:padding-bottom="0cm" fo:padding-left="0cm" fo:padding-right="0.071cm" fo:padding-top="0cm" fo:border-right="0.71pt dashed #000000" fo:border-top="0.71pt dashed #000000" style:vertical-align="top"/>
      <style:paragraph-properties fo:text-align="end"/>
      <style:text-properties style:font-name="Arial1" fo:font-size="8pt"/>
    </style:style>
    <style:style style:name="ce124" style:family="table-cell" style:parent-style-name="Default" style:data-style-name="N386">
      <style:table-cell-properties fo:border-bottom="none" fo:background-color="#d6eaff" style:text-align-source="fix" style:repeat-content="false" fo:wrap-option="wrap" fo:border-left="0.71pt dashed #000000" fo:padding-bottom="0cm" fo:padding-left="0cm" fo:padding-right="0.071cm" fo:padding-top="0cm" fo:border-right="0.71pt dashed #000000" fo:border-top="0.71pt dashed #000000" style:vertical-align="top"/>
      <style:paragraph-properties fo:text-align="end"/>
      <style:text-properties style:font-name="Arial1" fo:font-size="8pt"/>
    </style:style>
    <style:style style:name="ce125" style:family="table-cell" style:parent-style-name="Default" style:data-style-name="N397">
      <style:table-cell-properties fo:border-bottom="none" fo:background-color="#d6eaff" style:text-align-source="fix" style:repeat-content="false" fo:wrap-option="wrap" fo:border-left="0.71pt dashed #000000" fo:padding-bottom="0cm" fo:padding-left="0cm" fo:padding-right="0.071cm" fo:padding-top="0cm" fo:border-right="0.71pt dashed #000000" fo:border-top="0.71pt dashed #000000" style:vertical-align="top"/>
      <style:paragraph-properties fo:text-align="end"/>
      <style:text-properties style:font-name="Arial1" fo:font-size="8pt"/>
    </style:style>
    <style:style style:name="ce126" style:family="table-cell" style:parent-style-name="Default" style:data-style-name="N406">
      <style:table-cell-properties fo:border-bottom="none" fo:background-color="#d6eaff" style:text-align-source="fix" style:repeat-content="false" fo:wrap-option="wrap" fo:border-left="0.71pt dashed #000000" fo:padding-bottom="0cm" fo:padding-left="0cm" fo:padding-right="0.071cm" fo:padding-top="0cm" fo:border-right="0.71pt dashed #000000" fo:border-top="0.71pt dashed #000000" style:vertical-align="top"/>
      <style:paragraph-properties fo:text-align="end"/>
      <style:text-properties style:font-name="Arial1" fo:font-size="8pt"/>
    </style:style>
    <style:style style:name="ce127" style:family="table-cell" style:parent-style-name="Default" style:data-style-name="N419">
      <style:table-cell-properties fo:border-bottom="none" fo:background-color="#d6eaff" style:text-align-source="fix" style:repeat-content="false" fo:wrap-option="wrap" fo:border-left="0.71pt dashed #000000" fo:padding-bottom="0cm" fo:padding-left="0cm" fo:padding-right="0.071cm" fo:padding-top="0cm" fo:border-right="0.71pt dashed #000000" fo:border-top="0.71pt dashed #000000" style:vertical-align="top"/>
      <style:paragraph-properties fo:text-align="end"/>
      <style:text-properties style:font-name="Arial1" fo:font-size="8pt"/>
    </style:style>
    <style:style style:name="ce128" style:family="table-cell" style:parent-style-name="Default" style:data-style-name="N427">
      <style:table-cell-properties fo:border-bottom="none" fo:background-color="#d6eaff" style:text-align-source="fix" style:repeat-content="false" fo:wrap-option="wrap" fo:border-left="0.71pt dashed #000000" fo:padding-bottom="0cm" fo:padding-left="0cm" fo:padding-right="0.071cm" fo:padding-top="0cm" fo:border-right="0.71pt dashed #000000" fo:border-top="0.71pt dashed #000000" style:vertical-align="top"/>
      <style:paragraph-properties fo:text-align="end"/>
      <style:text-properties style:font-name="Arial1" fo:font-size="8pt"/>
    </style:style>
    <style:style style:name="ce129" style:family="table-cell" style:parent-style-name="Default" style:data-style-name="N438">
      <style:table-cell-properties fo:border-bottom="none" fo:background-color="#d6eaff" style:text-align-source="fix" style:repeat-content="false" fo:wrap-option="wrap" fo:border-left="0.71pt dashed #000000" fo:padding-bottom="0cm" fo:padding-left="0cm" fo:padding-right="0.071cm" fo:padding-top="0cm" fo:border-right="0.71pt dashed #000000" fo:border-top="0.71pt dashed #000000" style:vertical-align="top"/>
      <style:paragraph-properties fo:text-align="end"/>
      <style:text-properties style:font-name="Arial1" fo:font-size="8pt"/>
    </style:style>
    <style:style style:name="ce130" style:family="table-cell" style:parent-style-name="Default" style:data-style-name="N452">
      <style:table-cell-properties fo:border-bottom="none" fo:background-color="#d6eaff" style:text-align-source="fix" style:repeat-content="false" fo:wrap-option="wrap" fo:border-left="0.71pt dashed #000000" fo:padding-bottom="0cm" fo:padding-left="0cm" fo:padding-right="0.071cm" fo:padding-top="0cm" fo:border-right="0.71pt dashed #000000" fo:border-top="0.71pt dashed #000000" style:vertical-align="top"/>
      <style:paragraph-properties fo:text-align="end"/>
      <style:text-properties style:font-name="Arial1" fo:font-size="8pt"/>
    </style:style>
    <style:style style:name="ce131" style:family="table-cell" style:parent-style-name="Default" style:data-style-name="N457">
      <style:table-cell-properties fo:border-bottom="none" fo:background-color="#d6eaff" style:text-align-source="fix" style:repeat-content="false" fo:wrap-option="wrap" fo:border-left="0.71pt dashed #000000" fo:padding-bottom="0cm" fo:padding-left="0cm" fo:padding-right="0.071cm" fo:padding-top="0cm" fo:border-right="0.71pt dashed #000000" fo:border-top="0.71pt dashed #000000" style:vertical-align="top"/>
      <style:paragraph-properties fo:text-align="end"/>
      <style:text-properties style:font-name="Arial1" fo:font-size="8pt"/>
    </style:style>
    <style:style style:name="ce132" style:family="table-cell" style:parent-style-name="Default" style:data-style-name="N470">
      <style:table-cell-properties fo:border-bottom="none" fo:background-color="#d6eaff" style:text-align-source="fix" style:repeat-content="false" fo:wrap-option="wrap" fo:border-left="0.71pt dashed #000000" fo:padding-bottom="0cm" fo:padding-left="0cm" fo:padding-right="0.071cm" fo:padding-top="0cm" fo:border-right="0.71pt dashed #000000" fo:border-top="0.71pt dashed #000000" style:vertical-align="top"/>
      <style:paragraph-properties fo:text-align="end"/>
      <style:text-properties style:font-name="Arial1" fo:font-size="8pt"/>
    </style:style>
    <style:style style:name="ce133" style:family="table-cell" style:parent-style-name="Default" style:data-style-name="N481">
      <style:table-cell-properties fo:border-bottom="none" fo:background-color="#d6eaff" style:text-align-source="fix" style:repeat-content="false" fo:wrap-option="wrap" fo:border-left="0.71pt dashed #000000" fo:padding-bottom="0cm" fo:padding-left="0cm" fo:padding-right="0.071cm" fo:padding-top="0cm" fo:border-right="0.71pt dashed #000000" fo:border-top="0.71pt dashed #000000" style:vertical-align="top"/>
      <style:paragraph-properties fo:text-align="end"/>
      <style:text-properties style:font-name="Arial1" fo:font-size="8pt"/>
    </style:style>
    <style:style style:name="ce134" style:family="table-cell" style:parent-style-name="Default" style:data-style-name="N487">
      <style:table-cell-properties fo:border-bottom="none" fo:background-color="#d6eaff" style:text-align-source="fix" style:repeat-content="false" fo:wrap-option="wrap" fo:border-left="0.71pt dashed #000000" fo:padding-bottom="0cm" fo:padding-left="0cm" fo:padding-right="0.071cm" fo:padding-top="0cm" fo:border-right="0.71pt dashed #000000" fo:border-top="0.71pt dashed #000000" style:vertical-align="top"/>
      <style:paragraph-properties fo:text-align="end"/>
      <style:text-properties style:font-name="Arial1" fo:font-size="8pt"/>
    </style:style>
    <style:style style:name="ce135" style:family="table-cell" style:parent-style-name="Default" style:data-style-name="N496">
      <style:table-cell-properties fo:border-bottom="none" fo:background-color="#d6eaff" style:text-align-source="fix" style:repeat-content="false" fo:wrap-option="wrap" fo:border-left="0.71pt dashed #000000" fo:padding-bottom="0cm" fo:padding-left="0cm" fo:padding-right="0.071cm" fo:padding-top="0cm" fo:border-right="0.71pt dashed #000000" fo:border-top="0.71pt dashed #000000" style:vertical-align="top"/>
      <style:paragraph-properties fo:text-align="end"/>
      <style:text-properties style:font-name="Arial1" fo:font-size="8pt"/>
    </style:style>
    <style:style style:name="ce136" style:family="table-cell" style:parent-style-name="Default" style:data-style-name="N503">
      <style:table-cell-properties fo:border-bottom="none" fo:background-color="#d6eaff" style:text-align-source="fix" style:repeat-content="false" fo:wrap-option="wrap" fo:border-left="0.71pt dashed #000000" fo:padding-bottom="0cm" fo:padding-left="0cm" fo:padding-right="0.071cm" fo:padding-top="0cm" fo:border-right="0.71pt dashed #000000" fo:border-top="0.71pt dashed #000000" style:vertical-align="top"/>
      <style:paragraph-properties fo:text-align="end"/>
      <style:text-properties style:font-name="Arial1" fo:font-size="8pt"/>
    </style:style>
    <style:style style:name="ce137" style:family="table-cell" style:parent-style-name="Default" style:data-style-name="N511">
      <style:table-cell-properties fo:border-bottom="none" fo:background-color="#d6eaff" style:text-align-source="fix" style:repeat-content="false" fo:wrap-option="wrap" fo:border-left="0.71pt dashed #000000" fo:padding-bottom="0cm" fo:padding-left="0cm" fo:padding-right="0.071cm" fo:padding-top="0cm" fo:border-right="0.71pt dashed #000000" fo:border-top="0.71pt dashed #000000" style:vertical-align="top"/>
      <style:paragraph-properties fo:text-align="end"/>
      <style:text-properties style:font-name="Arial1" fo:font-size="8pt"/>
    </style:style>
    <style:style style:name="ce138" style:family="table-cell" style:parent-style-name="Default" style:data-style-name="N518">
      <style:table-cell-properties fo:border-bottom="none" fo:background-color="#d6eaff" style:text-align-source="fix" style:repeat-content="false" fo:wrap-option="wrap" fo:border-left="0.71pt dashed #000000" fo:padding-bottom="0cm" fo:padding-left="0cm" fo:padding-right="0.071cm" fo:padding-top="0cm" fo:border-right="0.71pt dashed #000000" fo:border-top="0.71pt dashed #000000" style:vertical-align="top"/>
      <style:paragraph-properties fo:text-align="end"/>
      <style:text-properties style:font-name="Arial1" fo:font-size="8pt"/>
    </style:style>
    <style:style style:name="ce139" style:family="table-cell" style:parent-style-name="Default" style:data-style-name="N523">
      <style:table-cell-properties fo:border-bottom="none" fo:background-color="#d6eaff" style:text-align-source="fix" style:repeat-content="false" fo:wrap-option="wrap" fo:border-left="0.71pt dashed #000000" fo:padding-bottom="0cm" fo:padding-left="0cm" fo:padding-right="0.071cm" fo:padding-top="0cm" fo:border-right="0.71pt dashed #000000" fo:border-top="0.71pt dashed #000000" style:vertical-align="top"/>
      <style:paragraph-properties fo:text-align="end"/>
      <style:text-properties style:font-name="Arial1" fo:font-size="8pt"/>
    </style:style>
    <style:style style:name="ce140" style:family="table-cell" style:parent-style-name="Default" style:data-style-name="N528">
      <style:table-cell-properties fo:border-bottom="none" fo:background-color="#d6eaff" style:text-align-source="fix" style:repeat-content="false" fo:wrap-option="wrap" fo:border-left="0.71pt dashed #000000" fo:padding-bottom="0cm" fo:padding-left="0cm" fo:padding-right="0.071cm" fo:padding-top="0cm" fo:border-right="0.71pt dashed #000000" fo:border-top="0.71pt dashed #000000" style:vertical-align="top"/>
      <style:paragraph-properties fo:text-align="end"/>
      <style:text-properties style:font-name="Arial1" fo:font-size="8pt"/>
    </style:style>
    <style:style style:name="ce141" style:family="table-cell" style:parent-style-name="Default" style:data-style-name="N534">
      <style:table-cell-properties fo:border-bottom="none" fo:background-color="#d6eaff" style:text-align-source="fix" style:repeat-content="false" fo:wrap-option="wrap" fo:border-left="0.71pt dashed #000000" fo:padding-bottom="0cm" fo:padding-left="0cm" fo:padding-right="0.071cm" fo:padding-top="0cm" fo:border-right="0.71pt dashed #000000" fo:border-top="0.71pt dashed #000000" style:vertical-align="top"/>
      <style:paragraph-properties fo:text-align="end"/>
      <style:text-properties style:font-name="Arial1" fo:font-size="8pt"/>
    </style:style>
    <style:style style:name="ce142" style:family="table-cell" style:parent-style-name="Default" style:data-style-name="N539">
      <style:table-cell-properties fo:border-bottom="none" fo:background-color="#d6eaff" style:text-align-source="fix" style:repeat-content="false" fo:wrap-option="wrap" fo:border-left="0.71pt dashed #000000" fo:padding-bottom="0cm" fo:padding-left="0cm" fo:padding-right="0.071cm" fo:padding-top="0cm" fo:border-right="0.71pt dashed #000000" fo:border-top="0.71pt dashed #000000" style:vertical-align="top"/>
      <style:paragraph-properties fo:text-align="end"/>
      <style:text-properties style:font-name="Arial1" fo:font-size="8pt"/>
    </style:style>
    <style:style style:name="ce143" style:family="table-cell" style:parent-style-name="Default" style:data-style-name="N543">
      <style:table-cell-properties fo:border-bottom="none" fo:background-color="#d6eaff" style:text-align-source="fix" style:repeat-content="false" fo:wrap-option="wrap" fo:border-left="0.71pt dashed #000000" fo:padding-bottom="0cm" fo:padding-left="0cm" fo:padding-right="0.071cm" fo:padding-top="0cm" fo:border-right="0.71pt dashed #000000" fo:border-top="0.71pt dashed #000000" style:vertical-align="top"/>
      <style:paragraph-properties fo:text-align="end"/>
      <style:text-properties style:font-name="Arial1" fo:font-size="8pt"/>
    </style:style>
    <style:style style:name="ce144" style:family="table-cell" style:parent-style-name="Default" style:data-style-name="N549">
      <style:table-cell-properties fo:border-bottom="none" fo:background-color="#d6eaff" style:text-align-source="fix" style:repeat-content="false" fo:wrap-option="wrap" fo:border-left="0.71pt dashed #000000" fo:padding-bottom="0cm" fo:padding-left="0cm" fo:padding-right="0.071cm" fo:padding-top="0cm" fo:border-right="0.71pt dashed #000000" fo:border-top="0.71pt dashed #000000" style:vertical-align="top"/>
      <style:paragraph-properties fo:text-align="end"/>
      <style:text-properties style:font-name="Arial1" fo:font-size="8pt"/>
    </style:style>
    <style:style style:name="ce145" style:family="table-cell" style:parent-style-name="Default" style:data-style-name="N559">
      <style:table-cell-properties fo:border-bottom="none" fo:background-color="#d6eaff" style:text-align-source="fix" style:repeat-content="false" fo:wrap-option="wrap" fo:border-left="0.71pt dashed #000000" fo:padding-bottom="0cm" fo:padding-left="0cm" fo:padding-right="0.071cm" fo:padding-top="0cm" fo:border-right="0.71pt dashed #000000" fo:border-top="0.71pt dashed #000000" style:vertical-align="top"/>
      <style:paragraph-properties fo:text-align="end"/>
      <style:text-properties style:font-name="Arial1" fo:font-size="8pt"/>
    </style:style>
    <style:style style:name="ce146" style:family="table-cell" style:parent-style-name="Default" style:data-style-name="N567">
      <style:table-cell-properties fo:border-bottom="none" fo:background-color="#d6eaff" style:text-align-source="fix" style:repeat-content="false" fo:wrap-option="wrap" fo:border-left="0.71pt dashed #000000" fo:padding-bottom="0cm" fo:padding-left="0cm" fo:padding-right="0.071cm" fo:padding-top="0cm" fo:border-right="0.71pt dashed #000000" fo:border-top="0.71pt dashed #000000" style:vertical-align="top"/>
      <style:paragraph-properties fo:text-align="end"/>
      <style:text-properties style:font-name="Arial1" fo:font-size="8pt"/>
    </style:style>
    <style:style style:name="ce147" style:family="table-cell" style:parent-style-name="Default" style:data-style-name="N574">
      <style:table-cell-properties fo:border-bottom="none" fo:background-color="#d6eaff" style:text-align-source="fix" style:repeat-content="false" fo:wrap-option="wrap" fo:border-left="0.71pt dashed #000000" fo:padding-bottom="0cm" fo:padding-left="0cm" fo:padding-right="0.071cm" fo:padding-top="0cm" fo:border-right="0.71pt dashed #000000" fo:border-top="0.71pt dashed #000000" style:vertical-align="top"/>
      <style:paragraph-properties fo:text-align="end"/>
      <style:text-properties style:font-name="Arial1" fo:font-size="8pt"/>
    </style:style>
    <style:style style:name="ce148" style:family="table-cell" style:parent-style-name="Default" style:data-style-name="N579">
      <style:table-cell-properties fo:border-bottom="none" fo:background-color="#d6eaff" style:text-align-source="fix" style:repeat-content="false" fo:wrap-option="wrap" fo:border-left="0.71pt dashed #000000" fo:padding-bottom="0cm" fo:padding-left="0cm" fo:padding-right="0.071cm" fo:padding-top="0cm" fo:border-right="0.71pt dashed #000000" fo:border-top="0.71pt dashed #000000" style:vertical-align="top"/>
      <style:paragraph-properties fo:text-align="end"/>
      <style:text-properties style:font-name="Arial1" fo:font-size="8pt"/>
    </style:style>
    <style:style style:name="ce149" style:family="table-cell" style:parent-style-name="Default" style:data-style-name="N591">
      <style:table-cell-properties fo:border-bottom="none" fo:background-color="#d6eaff" style:text-align-source="fix" style:repeat-content="false" fo:wrap-option="wrap" fo:border-left="0.71pt dashed #000000" fo:padding-bottom="0cm" fo:padding-left="0cm" fo:padding-right="0.071cm" fo:padding-top="0cm" fo:border-right="0.71pt dashed #000000" fo:border-top="0.71pt dashed #000000" style:vertical-align="top"/>
      <style:paragraph-properties fo:text-align="end"/>
      <style:text-properties style:font-name="Arial1" fo:font-size="8pt"/>
    </style:style>
    <style:style style:name="ce150" style:family="table-cell" style:parent-style-name="Default" style:data-style-name="N598">
      <style:table-cell-properties fo:border-bottom="none" fo:background-color="#d6eaff" style:text-align-source="fix" style:repeat-content="false" fo:wrap-option="wrap" fo:border-left="0.71pt dashed #000000" fo:padding-bottom="0cm" fo:padding-left="0cm" fo:padding-right="0.071cm" fo:padding-top="0cm" fo:border-right="0.71pt dashed #000000" fo:border-top="0.71pt dashed #000000" style:vertical-align="top"/>
      <style:paragraph-properties fo:text-align="end"/>
      <style:text-properties style:font-name="Arial1" fo:font-size="8pt"/>
    </style:style>
    <style:style style:name="ce151" style:family="table-cell" style:parent-style-name="Default" style:data-style-name="N608">
      <style:table-cell-properties fo:border-bottom="none" fo:background-color="#d6eaff" style:text-align-source="fix" style:repeat-content="false" fo:wrap-option="wrap" fo:border-left="0.71pt dashed #000000" fo:padding-bottom="0cm" fo:padding-left="0cm" fo:padding-right="0.071cm" fo:padding-top="0cm" fo:border-right="0.71pt dashed #000000" fo:border-top="0.71pt dashed #000000" style:vertical-align="top"/>
      <style:paragraph-properties fo:text-align="end"/>
      <style:text-properties style:font-name="Arial1" fo:font-size="8pt"/>
    </style:style>
    <style:style style:name="ce152" style:family="table-cell" style:parent-style-name="Default" style:data-style-name="N612">
      <style:table-cell-properties fo:border-bottom="none" fo:background-color="#d6eaff" style:text-align-source="fix" style:repeat-content="false" fo:wrap-option="wrap" fo:border-left="0.71pt dashed #000000" fo:padding-bottom="0cm" fo:padding-left="0cm" fo:padding-right="0.071cm" fo:padding-top="0cm" fo:border-right="0.71pt dashed #000000" fo:border-top="0.71pt dashed #000000" style:vertical-align="top"/>
      <style:paragraph-properties fo:text-align="end"/>
      <style:text-properties style:font-name="Arial1" fo:font-size="8pt"/>
    </style:style>
    <style:style style:name="ce153" style:family="table-cell" style:parent-style-name="Default" style:data-style-name="N624">
      <style:table-cell-properties fo:border-bottom="none" fo:background-color="#d6eaff" style:text-align-source="fix" style:repeat-content="false" fo:wrap-option="wrap" fo:border-left="0.71pt dashed #000000" fo:padding-bottom="0cm" fo:padding-left="0cm" fo:padding-right="0.071cm" fo:padding-top="0cm" fo:border-right="0.71pt dashed #000000" fo:border-top="0.71pt dashed #000000" style:vertical-align="top"/>
      <style:paragraph-properties fo:text-align="end"/>
      <style:text-properties style:font-name="Arial1" fo:font-size="8pt"/>
    </style:style>
    <style:style style:name="ce154" style:family="table-cell" style:parent-style-name="Default" style:data-style-name="N630">
      <style:table-cell-properties fo:border-bottom="none" fo:background-color="#d6eaff" style:text-align-source="fix" style:repeat-content="false" fo:wrap-option="wrap" fo:border-left="0.71pt dashed #000000" fo:padding-bottom="0cm" fo:padding-left="0cm" fo:padding-right="0.071cm" fo:padding-top="0cm" fo:border-right="0.71pt dashed #000000" fo:border-top="0.71pt dashed #000000" style:vertical-align="top"/>
      <style:paragraph-properties fo:text-align="end"/>
      <style:text-properties style:font-name="Arial1" fo:font-size="8pt"/>
    </style:style>
    <style:style style:name="ce155" style:family="table-cell" style:parent-style-name="Default" style:data-style-name="N636">
      <style:table-cell-properties fo:border-bottom="none" fo:background-color="#d6eaff" style:text-align-source="fix" style:repeat-content="false" fo:wrap-option="wrap" fo:border-left="0.71pt dashed #000000" fo:padding-bottom="0cm" fo:padding-left="0cm" fo:padding-right="0.071cm" fo:padding-top="0cm" fo:border-right="0.71pt dashed #000000" fo:border-top="0.71pt dashed #000000" style:vertical-align="top"/>
      <style:paragraph-properties fo:text-align="end"/>
      <style:text-properties style:font-name="Arial1" fo:font-size="8pt"/>
    </style:style>
    <style:style style:name="ce156" style:family="table-cell" style:parent-style-name="Default" style:data-style-name="N652">
      <style:table-cell-properties fo:border-bottom="none" fo:background-color="#d6eaff" style:text-align-source="fix" style:repeat-content="false" fo:wrap-option="wrap" fo:border-left="0.71pt dashed #000000" fo:padding-bottom="0cm" fo:padding-left="0cm" fo:padding-right="0.071cm" fo:padding-top="0cm" fo:border-right="0.71pt dashed #000000" fo:border-top="0.71pt dashed #000000" style:vertical-align="top"/>
      <style:paragraph-properties fo:text-align="end"/>
      <style:text-properties style:font-name="Arial1" fo:font-size="8pt"/>
    </style:style>
    <style:style style:name="ce157" style:family="table-cell" style:parent-style-name="Default" style:data-style-name="N659">
      <style:table-cell-properties fo:border-bottom="none" fo:background-color="#d6eaff" style:text-align-source="fix" style:repeat-content="false" fo:wrap-option="wrap" fo:border-left="0.71pt dashed #000000" fo:padding-bottom="0cm" fo:padding-left="0cm" fo:padding-right="0.071cm" fo:padding-top="0cm" fo:border-right="0.71pt dashed #000000" fo:border-top="0.71pt dashed #000000" style:vertical-align="top"/>
      <style:paragraph-properties fo:text-align="end"/>
      <style:text-properties style:font-name="Arial1" fo:font-size="8pt"/>
    </style:style>
    <style:style style:name="ce158" style:family="table-cell" style:parent-style-name="Default" style:data-style-name="N675">
      <style:table-cell-properties fo:border-bottom="none" fo:background-color="#d6eaff" style:text-align-source="fix" style:repeat-content="false" fo:wrap-option="wrap" fo:border-left="0.71pt dashed #000000" fo:padding-bottom="0cm" fo:padding-left="0cm" fo:padding-right="0.071cm" fo:padding-top="0cm" fo:border-right="0.71pt dashed #000000" fo:border-top="0.71pt dashed #000000" style:vertical-align="top"/>
      <style:paragraph-properties fo:text-align="end"/>
      <style:text-properties style:font-name="Arial1" fo:font-size="8pt"/>
    </style:style>
    <style:style style:name="ce159" style:family="table-cell" style:parent-style-name="Default" style:data-style-name="N684">
      <style:table-cell-properties fo:border-bottom="none" fo:background-color="#d6eaff" style:text-align-source="fix" style:repeat-content="false" fo:wrap-option="wrap" fo:border-left="0.71pt dashed #000000" fo:padding-bottom="0cm" fo:padding-left="0cm" fo:padding-right="0.071cm" fo:padding-top="0cm" fo:border-right="0.71pt dashed #000000" fo:border-top="0.71pt dashed #000000" style:vertical-align="top"/>
      <style:paragraph-properties fo:text-align="end"/>
      <style:text-properties style:font-name="Arial1" fo:font-size="8pt"/>
    </style:style>
    <style:style style:name="ce160" style:family="table-cell" style:parent-style-name="Default" style:data-style-name="N692">
      <style:table-cell-properties fo:border-bottom="none" fo:background-color="#d6eaff" style:text-align-source="fix" style:repeat-content="false" fo:wrap-option="wrap" fo:border-left="0.71pt dashed #000000" fo:padding-bottom="0cm" fo:padding-left="0cm" fo:padding-right="0.071cm" fo:padding-top="0cm" fo:border-right="0.71pt dashed #000000" fo:border-top="0.71pt dashed #000000" style:vertical-align="top"/>
      <style:paragraph-properties fo:text-align="end"/>
      <style:text-properties style:font-name="Arial1" fo:font-size="8pt"/>
    </style:style>
    <style:style style:name="ce161" style:family="table-cell" style:parent-style-name="Default" style:data-style-name="N704">
      <style:table-cell-properties fo:border-bottom="none" fo:background-color="#d6eaff" style:text-align-source="fix" style:repeat-content="false" fo:wrap-option="wrap" fo:border-left="0.71pt dashed #000000" fo:padding-bottom="0cm" fo:padding-left="0cm" fo:padding-right="0.071cm" fo:padding-top="0cm" fo:border-right="0.71pt dashed #000000" fo:border-top="0.71pt dashed #000000" style:vertical-align="top"/>
      <style:paragraph-properties fo:text-align="end"/>
      <style:text-properties style:font-name="Arial1" fo:font-size="8pt"/>
    </style:style>
    <style:style style:name="ce162" style:family="table-cell" style:parent-style-name="Default" style:data-style-name="N717">
      <style:table-cell-properties fo:border-bottom="none" fo:background-color="#d6eaff" style:text-align-source="fix" style:repeat-content="false" fo:wrap-option="wrap" fo:border-left="0.71pt dashed #000000" fo:padding-bottom="0cm" fo:padding-left="0cm" fo:padding-right="0.071cm" fo:padding-top="0cm" fo:border-right="0.71pt dashed #000000" fo:border-top="0.71pt dashed #000000" style:vertical-align="top"/>
      <style:paragraph-properties fo:text-align="end"/>
      <style:text-properties style:font-name="Arial1" fo:font-size="8pt"/>
    </style:style>
    <style:style style:name="ce163" style:family="table-cell" style:parent-style-name="Default" style:data-style-name="N725">
      <style:table-cell-properties fo:border-bottom="none" fo:background-color="#d6eaff" style:text-align-source="fix" style:repeat-content="false" fo:wrap-option="wrap" fo:border-left="0.71pt dashed #000000" fo:padding-bottom="0cm" fo:padding-left="0cm" fo:padding-right="0.071cm" fo:padding-top="0cm" fo:border-right="0.71pt dashed #000000" fo:border-top="0.71pt dashed #000000" style:vertical-align="top"/>
      <style:paragraph-properties fo:text-align="end"/>
      <style:text-properties style:font-name="Arial1" fo:font-size="8pt"/>
    </style:style>
    <style:style style:name="ce164" style:family="table-cell" style:parent-style-name="Default" style:data-style-name="N730">
      <style:table-cell-properties fo:border-bottom="none" fo:background-color="#d6eaff" style:text-align-source="fix" style:repeat-content="false" fo:wrap-option="wrap" fo:border-left="0.71pt dashed #000000" fo:padding-bottom="0cm" fo:padding-left="0cm" fo:padding-right="0.071cm" fo:padding-top="0cm" fo:border-right="0.71pt dashed #000000" fo:border-top="0.71pt dashed #000000" style:vertical-align="top"/>
      <style:paragraph-properties fo:text-align="end"/>
      <style:text-properties style:font-name="Arial1" fo:font-size="8pt"/>
    </style:style>
    <style:style style:name="ce165" style:family="table-cell" style:parent-style-name="Default" style:data-style-name="N736">
      <style:table-cell-properties fo:border-bottom="none" fo:background-color="#d6eaff" style:text-align-source="fix" style:repeat-content="false" fo:wrap-option="wrap" fo:border-left="0.71pt dashed #000000" fo:padding-bottom="0cm" fo:padding-left="0cm" fo:padding-right="0.071cm" fo:padding-top="0cm" fo:border-right="0.71pt dashed #000000" fo:border-top="0.71pt dashed #000000" style:vertical-align="top"/>
      <style:paragraph-properties fo:text-align="end"/>
      <style:text-properties style:font-name="Arial1" fo:font-size="8pt"/>
    </style:style>
    <style:style style:name="ce166" style:family="table-cell" style:parent-style-name="Default" style:data-style-name="N745">
      <style:table-cell-properties fo:border-bottom="none" fo:background-color="#d6eaff" style:text-align-source="fix" style:repeat-content="false" fo:wrap-option="wrap" fo:border-left="0.71pt dashed #000000" fo:padding-bottom="0cm" fo:padding-left="0cm" fo:padding-right="0.071cm" fo:padding-top="0cm" fo:border-right="0.71pt dashed #000000" fo:border-top="0.71pt dashed #000000" style:vertical-align="top"/>
      <style:paragraph-properties fo:text-align="end"/>
      <style:text-properties style:font-name="Arial1" fo:font-size="8pt"/>
    </style:style>
    <style:style style:name="ce167" style:family="table-cell" style:parent-style-name="Default" style:data-style-name="N752">
      <style:table-cell-properties fo:border-bottom="none" fo:background-color="#d6eaff" style:text-align-source="fix" style:repeat-content="false" fo:wrap-option="wrap" fo:border-left="0.71pt dashed #000000" fo:padding-bottom="0cm" fo:padding-left="0cm" fo:padding-right="0.071cm" fo:padding-top="0cm" fo:border-right="0.71pt dashed #000000" fo:border-top="0.71pt dashed #000000" style:vertical-align="top"/>
      <style:paragraph-properties fo:text-align="end"/>
      <style:text-properties style:font-name="Arial1" fo:font-size="8pt"/>
    </style:style>
    <style:style style:name="ce168" style:family="table-cell" style:parent-style-name="Default" style:data-style-name="N760">
      <style:table-cell-properties fo:border-bottom="none" fo:background-color="#d6eaff" style:text-align-source="fix" style:repeat-content="false" fo:wrap-option="wrap" fo:border-left="0.71pt dashed #000000" fo:padding-bottom="0cm" fo:padding-left="0cm" fo:padding-right="0.071cm" fo:padding-top="0cm" fo:border-right="0.71pt dashed #000000" fo:border-top="0.71pt dashed #000000" style:vertical-align="top"/>
      <style:paragraph-properties fo:text-align="end"/>
      <style:text-properties style:font-name="Arial1" fo:font-size="8pt"/>
    </style:style>
    <style:style style:name="ce169" style:family="table-cell" style:parent-style-name="Default" style:data-style-name="N765">
      <style:table-cell-properties fo:border-bottom="none" fo:background-color="#d6eaff" style:text-align-source="fix" style:repeat-content="false" fo:wrap-option="wrap" fo:border-left="0.71pt dashed #000000" fo:padding-bottom="0cm" fo:padding-left="0cm" fo:padding-right="0.071cm" fo:padding-top="0cm" fo:border-right="0.71pt dashed #000000" fo:border-top="0.71pt dashed #000000" style:vertical-align="top"/>
      <style:paragraph-properties fo:text-align="end"/>
      <style:text-properties style:font-name="Arial1" fo:font-size="8pt"/>
    </style:style>
    <style:style style:name="ce170" style:family="table-cell" style:parent-style-name="Default" style:data-style-name="N776">
      <style:table-cell-properties fo:border-bottom="none" style:text-align-source="fix" style:repeat-content="false" fo:wrap-option="wrap" fo:border-left="0.71pt dashed #000000" fo:padding-bottom="0cm" fo:padding-left="0cm" fo:padding-right="0.071cm" fo:padding-top="0cm" fo:border-right="0.71pt dashed #000000" fo:border-top="0.71pt dashed #000000" style:vertical-align="top"/>
      <style:paragraph-properties fo:text-align="end"/>
      <style:text-properties style:font-name="Arial1" fo:font-size="8pt" fo:font-weight="bold"/>
    </style:style>
    <style:style style:name="ce171" style:family="table-cell" style:parent-style-name="Default">
      <style:table-cell-properties fo:border-bottom="0.71pt dashed #000000" fo:wrap-option="wrap" fo:border-left="0.71pt dashed #000000" fo:border-right="0.71pt dashed #000000" fo:border-top="none" style:vertical-align="top"/>
      <style:text-properties style:font-name="Arial1" fo:font-size="8pt" fo:font-weight="bold"/>
    </style:style>
    <style:style style:name="ce172" style:family="table-cell" style:parent-style-name="Default" style:data-style-name="N139">
      <style:table-cell-properties fo:border-bottom="none" fo:background-color="#d6eaff" style:text-align-source="fix" style:repeat-content="false" fo:wrap-option="wrap" fo:border-left="0.71pt dashed #000000" fo:padding-bottom="0cm" fo:padding-left="0cm" fo:padding-right="0.071cm" fo:padding-top="0cm" fo:border-right="0.71pt dashed #000000" fo:border-top="0.71pt dashed #000000" style:vertical-align="top"/>
      <style:paragraph-properties fo:text-align="end"/>
      <style:text-properties style:font-name="Arial1" fo:font-size="8pt"/>
    </style:style>
    <style:style style:name="ce173" style:family="table-cell" style:parent-style-name="Default" style:data-style-name="N168">
      <style:table-cell-properties fo:border-bottom="none" fo:background-color="#d6eaff" style:text-align-source="fix" style:repeat-content="false" fo:wrap-option="wrap" fo:border-left="0.71pt dashed #000000" fo:padding-bottom="0cm" fo:padding-left="0cm" fo:padding-right="0.071cm" fo:padding-top="0cm" fo:border-right="0.71pt dashed #000000" fo:border-top="0.71pt dashed #000000" style:vertical-align="top"/>
      <style:paragraph-properties fo:text-align="end"/>
      <style:text-properties style:font-name="Arial1" fo:font-size="8pt"/>
    </style:style>
    <style:style style:name="ce174" style:family="table-cell" style:parent-style-name="Default" style:data-style-name="N178">
      <style:table-cell-properties fo:border-bottom="none" fo:background-color="#d6eaff" style:text-align-source="fix" style:repeat-content="false" fo:wrap-option="wrap" fo:border-left="0.71pt dashed #000000" fo:padding-bottom="0cm" fo:padding-left="0cm" fo:padding-right="0.071cm" fo:padding-top="0cm" fo:border-right="0.71pt dashed #000000" fo:border-top="0.71pt dashed #000000" style:vertical-align="top"/>
      <style:paragraph-properties fo:text-align="end"/>
      <style:text-properties style:font-name="Arial1" fo:font-size="8pt"/>
    </style:style>
    <style:style style:name="ce175" style:family="table-cell" style:parent-style-name="Default" style:data-style-name="N229">
      <style:table-cell-properties fo:border-bottom="none" fo:background-color="#d6eaff" style:text-align-source="fix" style:repeat-content="false" fo:wrap-option="wrap" fo:border-left="0.71pt dashed #000000" fo:padding-bottom="0cm" fo:padding-left="0cm" fo:padding-right="0.071cm" fo:padding-top="0cm" fo:border-right="0.71pt dashed #000000" fo:border-top="0.71pt dashed #000000" style:vertical-align="top"/>
      <style:paragraph-properties fo:text-align="end"/>
      <style:text-properties style:font-name="Arial1" fo:font-size="8pt"/>
    </style:style>
    <style:style style:name="ce176" style:family="table-cell" style:parent-style-name="Default" style:data-style-name="N239">
      <style:table-cell-properties fo:border-bottom="none" fo:background-color="#d6eaff" style:text-align-source="fix" style:repeat-content="false" fo:wrap-option="wrap" fo:border-left="0.71pt dashed #000000" fo:padding-bottom="0cm" fo:padding-left="0cm" fo:padding-right="0.071cm" fo:padding-top="0cm" fo:border-right="0.71pt dashed #000000" fo:border-top="0.71pt dashed #000000" style:vertical-align="top"/>
      <style:paragraph-properties fo:text-align="end"/>
      <style:text-properties style:font-name="Arial1" fo:font-size="8pt"/>
    </style:style>
    <style:style style:name="ce177" style:family="table-cell" style:parent-style-name="Default" style:data-style-name="N252">
      <style:table-cell-properties fo:border-bottom="none" fo:background-color="#d6eaff" style:text-align-source="fix" style:repeat-content="false" fo:wrap-option="wrap" fo:border-left="0.71pt dashed #000000" fo:padding-bottom="0cm" fo:padding-left="0cm" fo:padding-right="0.071cm" fo:padding-top="0cm" fo:border-right="0.71pt dashed #000000" fo:border-top="0.71pt dashed #000000" style:vertical-align="top"/>
      <style:paragraph-properties fo:text-align="end"/>
      <style:text-properties style:font-name="Arial1" fo:font-size="8pt"/>
    </style:style>
    <style:style style:name="ce178" style:family="table-cell" style:parent-style-name="Default" style:data-style-name="N267">
      <style:table-cell-properties fo:border-bottom="none" fo:background-color="#d6eaff" style:text-align-source="fix" style:repeat-content="false" fo:wrap-option="wrap" fo:border-left="0.71pt dashed #000000" fo:padding-bottom="0cm" fo:padding-left="0cm" fo:padding-right="0.071cm" fo:padding-top="0cm" fo:border-right="0.71pt dashed #000000" fo:border-top="0.71pt dashed #000000" style:vertical-align="top"/>
      <style:paragraph-properties fo:text-align="end"/>
      <style:text-properties style:font-name="Arial1" fo:font-size="8pt"/>
    </style:style>
    <style:style style:name="ce179" style:family="table-cell" style:parent-style-name="Default" style:data-style-name="N296">
      <style:table-cell-properties fo:border-bottom="none" fo:background-color="#d6eaff" style:text-align-source="fix" style:repeat-content="false" fo:wrap-option="wrap" fo:border-left="0.71pt dashed #000000" fo:padding-bottom="0cm" fo:padding-left="0cm" fo:padding-right="0.071cm" fo:padding-top="0cm" fo:border-right="0.71pt dashed #000000" fo:border-top="0.71pt dashed #000000" style:vertical-align="top"/>
      <style:paragraph-properties fo:text-align="end"/>
      <style:text-properties style:font-name="Arial1" fo:font-size="8pt"/>
    </style:style>
    <style:style style:name="ce180" style:family="table-cell" style:parent-style-name="Default" style:data-style-name="N349">
      <style:table-cell-properties fo:border-bottom="none" fo:background-color="#d6eaff" style:text-align-source="fix" style:repeat-content="false" fo:wrap-option="wrap" fo:border-left="0.71pt dashed #000000" fo:padding-bottom="0cm" fo:padding-left="0cm" fo:padding-right="0.071cm" fo:padding-top="0cm" fo:border-right="0.71pt dashed #000000" fo:border-top="0.71pt dashed #000000" style:vertical-align="top"/>
      <style:paragraph-properties fo:text-align="end"/>
      <style:text-properties style:font-name="Arial1" fo:font-size="8pt"/>
    </style:style>
    <style:style style:name="ce181" style:family="table-cell" style:parent-style-name="Default" style:data-style-name="N372">
      <style:table-cell-properties fo:border-bottom="none" fo:background-color="#d6eaff" style:text-align-source="fix" style:repeat-content="false" fo:wrap-option="wrap" fo:border-left="0.71pt dashed #000000" fo:padding-bottom="0cm" fo:padding-left="0cm" fo:padding-right="0.071cm" fo:padding-top="0cm" fo:border-right="0.71pt dashed #000000" fo:border-top="0.71pt dashed #000000" style:vertical-align="top"/>
      <style:paragraph-properties fo:text-align="end"/>
      <style:text-properties style:font-name="Arial1" fo:font-size="8pt"/>
    </style:style>
    <style:style style:name="ce182" style:family="table-cell" style:parent-style-name="Default" style:data-style-name="N379">
      <style:table-cell-properties fo:border-bottom="none" fo:background-color="#d6eaff" style:text-align-source="fix" style:repeat-content="false" fo:wrap-option="wrap" fo:border-left="0.71pt dashed #000000" fo:padding-bottom="0cm" fo:padding-left="0cm" fo:padding-right="0.071cm" fo:padding-top="0cm" fo:border-right="0.71pt dashed #000000" fo:border-top="0.71pt dashed #000000" style:vertical-align="top"/>
      <style:paragraph-properties fo:text-align="end"/>
      <style:text-properties style:font-name="Arial1" fo:font-size="8pt"/>
    </style:style>
    <style:style style:name="ce183" style:family="table-cell" style:parent-style-name="Default" style:data-style-name="N402">
      <style:table-cell-properties fo:border-bottom="none" fo:background-color="#d6eaff" style:text-align-source="fix" style:repeat-content="false" fo:wrap-option="wrap" fo:border-left="0.71pt dashed #000000" fo:padding-bottom="0cm" fo:padding-left="0cm" fo:padding-right="0.071cm" fo:padding-top="0cm" fo:border-right="0.71pt dashed #000000" fo:border-top="0.71pt dashed #000000" style:vertical-align="top"/>
      <style:paragraph-properties fo:text-align="end"/>
      <style:text-properties style:font-name="Arial1" fo:font-size="8pt"/>
    </style:style>
    <style:style style:name="ce184" style:family="table-cell" style:parent-style-name="Default" style:data-style-name="N433">
      <style:table-cell-properties fo:border-bottom="none" fo:background-color="#d6eaff" style:text-align-source="fix" style:repeat-content="false" fo:wrap-option="wrap" fo:border-left="0.71pt dashed #000000" fo:padding-bottom="0cm" fo:padding-left="0cm" fo:padding-right="0.071cm" fo:padding-top="0cm" fo:border-right="0.71pt dashed #000000" fo:border-top="0.71pt dashed #000000" style:vertical-align="top"/>
      <style:paragraph-properties fo:text-align="end"/>
      <style:text-properties style:font-name="Arial1" fo:font-size="8pt"/>
    </style:style>
    <style:style style:name="ce185" style:family="table-cell" style:parent-style-name="Default" style:data-style-name="N443">
      <style:table-cell-properties fo:border-bottom="none" fo:background-color="#d6eaff" style:text-align-source="fix" style:repeat-content="false" fo:wrap-option="wrap" fo:border-left="0.71pt dashed #000000" fo:padding-bottom="0cm" fo:padding-left="0cm" fo:padding-right="0.071cm" fo:padding-top="0cm" fo:border-right="0.71pt dashed #000000" fo:border-top="0.71pt dashed #000000" style:vertical-align="top"/>
      <style:paragraph-properties fo:text-align="end"/>
      <style:text-properties style:font-name="Arial1" fo:font-size="8pt"/>
    </style:style>
    <style:style style:name="ce186" style:family="table-cell" style:parent-style-name="Default" style:data-style-name="N465">
      <style:table-cell-properties fo:border-bottom="none" fo:background-color="#d6eaff" style:text-align-source="fix" style:repeat-content="false" fo:wrap-option="wrap" fo:border-left="0.71pt dashed #000000" fo:padding-bottom="0cm" fo:padding-left="0cm" fo:padding-right="0.071cm" fo:padding-top="0cm" fo:border-right="0.71pt dashed #000000" fo:border-top="0.71pt dashed #000000" style:vertical-align="top"/>
      <style:paragraph-properties fo:text-align="end"/>
      <style:text-properties style:font-name="Arial1" fo:font-size="8pt"/>
    </style:style>
    <style:style style:name="ce187" style:family="table-cell" style:parent-style-name="Default" style:data-style-name="N471">
      <style:table-cell-properties fo:border-bottom="none" fo:background-color="#d6eaff" style:text-align-source="fix" style:repeat-content="false" fo:wrap-option="wrap" fo:border-left="0.71pt dashed #000000" fo:padding-bottom="0cm" fo:padding-left="0cm" fo:padding-right="0.071cm" fo:padding-top="0cm" fo:border-right="0.71pt dashed #000000" fo:border-top="0.71pt dashed #000000" style:vertical-align="top"/>
      <style:paragraph-properties fo:text-align="end"/>
      <style:text-properties style:font-name="Arial1" fo:font-size="8pt"/>
    </style:style>
    <style:style style:name="ce188" style:family="table-cell" style:parent-style-name="Default" style:data-style-name="N519">
      <style:table-cell-properties fo:border-bottom="none" fo:background-color="#d6eaff" style:text-align-source="fix" style:repeat-content="false" fo:wrap-option="wrap" fo:border-left="0.71pt dashed #000000" fo:padding-bottom="0cm" fo:padding-left="0cm" fo:padding-right="0.071cm" fo:padding-top="0cm" fo:border-right="0.71pt dashed #000000" fo:border-top="0.71pt dashed #000000" style:vertical-align="top"/>
      <style:paragraph-properties fo:text-align="end"/>
      <style:text-properties style:font-name="Arial1" fo:font-size="8pt"/>
    </style:style>
    <style:style style:name="ce189" style:family="table-cell" style:parent-style-name="Default" style:data-style-name="N529">
      <style:table-cell-properties fo:border-bottom="none" fo:background-color="#d6eaff" style:text-align-source="fix" style:repeat-content="false" fo:wrap-option="wrap" fo:border-left="0.71pt dashed #000000" fo:padding-bottom="0cm" fo:padding-left="0cm" fo:padding-right="0.071cm" fo:padding-top="0cm" fo:border-right="0.71pt dashed #000000" fo:border-top="0.71pt dashed #000000" style:vertical-align="top"/>
      <style:paragraph-properties fo:text-align="end"/>
      <style:text-properties style:font-name="Arial1" fo:font-size="8pt"/>
    </style:style>
    <style:style style:name="ce190" style:family="table-cell" style:parent-style-name="Default" style:data-style-name="N540">
      <style:table-cell-properties fo:border-bottom="none" fo:background-color="#d6eaff" style:text-align-source="fix" style:repeat-content="false" fo:wrap-option="wrap" fo:border-left="0.71pt dashed #000000" fo:padding-bottom="0cm" fo:padding-left="0cm" fo:padding-right="0.071cm" fo:padding-top="0cm" fo:border-right="0.71pt dashed #000000" fo:border-top="0.71pt dashed #000000" style:vertical-align="top"/>
      <style:paragraph-properties fo:text-align="end"/>
      <style:text-properties style:font-name="Arial1" fo:font-size="8pt"/>
    </style:style>
    <style:style style:name="ce191" style:family="table-cell" style:parent-style-name="Default" style:data-style-name="N544">
      <style:table-cell-properties fo:border-bottom="none" fo:background-color="#d6eaff" style:text-align-source="fix" style:repeat-content="false" fo:wrap-option="wrap" fo:border-left="0.71pt dashed #000000" fo:padding-bottom="0cm" fo:padding-left="0cm" fo:padding-right="0.071cm" fo:padding-top="0cm" fo:border-right="0.71pt dashed #000000" fo:border-top="0.71pt dashed #000000" style:vertical-align="top"/>
      <style:paragraph-properties fo:text-align="end"/>
      <style:text-properties style:font-name="Arial1" fo:font-size="8pt"/>
    </style:style>
    <style:style style:name="ce192" style:family="table-cell" style:parent-style-name="Default" style:data-style-name="N554">
      <style:table-cell-properties fo:border-bottom="none" fo:background-color="#d6eaff" style:text-align-source="fix" style:repeat-content="false" fo:wrap-option="wrap" fo:border-left="0.71pt dashed #000000" fo:padding-bottom="0cm" fo:padding-left="0cm" fo:padding-right="0.071cm" fo:padding-top="0cm" fo:border-right="0.71pt dashed #000000" fo:border-top="0.71pt dashed #000000" style:vertical-align="top"/>
      <style:paragraph-properties fo:text-align="end"/>
      <style:text-properties style:font-name="Arial1" fo:font-size="8pt"/>
    </style:style>
    <style:style style:name="ce193" style:family="table-cell" style:parent-style-name="Default" style:data-style-name="N560">
      <style:table-cell-properties fo:border-bottom="none" fo:background-color="#d6eaff" style:text-align-source="fix" style:repeat-content="false" fo:wrap-option="wrap" fo:border-left="0.71pt dashed #000000" fo:padding-bottom="0cm" fo:padding-left="0cm" fo:padding-right="0.071cm" fo:padding-top="0cm" fo:border-right="0.71pt dashed #000000" fo:border-top="0.71pt dashed #000000" style:vertical-align="top"/>
      <style:paragraph-properties fo:text-align="end"/>
      <style:text-properties style:font-name="Arial1" fo:font-size="8pt"/>
    </style:style>
    <style:style style:name="ce194" style:family="table-cell" style:parent-style-name="Default" style:data-style-name="N586">
      <style:table-cell-properties fo:border-bottom="none" fo:background-color="#d6eaff" style:text-align-source="fix" style:repeat-content="false" fo:wrap-option="wrap" fo:border-left="0.71pt dashed #000000" fo:padding-bottom="0cm" fo:padding-left="0cm" fo:padding-right="0.071cm" fo:padding-top="0cm" fo:border-right="0.71pt dashed #000000" fo:border-top="0.71pt dashed #000000" style:vertical-align="top"/>
      <style:paragraph-properties fo:text-align="end"/>
      <style:text-properties style:font-name="Arial1" fo:font-size="8pt"/>
    </style:style>
    <style:style style:name="ce195" style:family="table-cell" style:parent-style-name="Default" style:data-style-name="N621">
      <style:table-cell-properties fo:border-bottom="none" fo:background-color="#d6eaff" style:text-align-source="fix" style:repeat-content="false" fo:wrap-option="wrap" fo:border-left="0.71pt dashed #000000" fo:padding-bottom="0cm" fo:padding-left="0cm" fo:padding-right="0.071cm" fo:padding-top="0cm" fo:border-right="0.71pt dashed #000000" fo:border-top="0.71pt dashed #000000" style:vertical-align="top"/>
      <style:paragraph-properties fo:text-align="end"/>
      <style:text-properties style:font-name="Arial1" fo:font-size="8pt"/>
    </style:style>
    <style:style style:name="ce196" style:family="table-cell" style:parent-style-name="Default" style:data-style-name="N627">
      <style:table-cell-properties fo:border-bottom="none" fo:background-color="#d6eaff" style:text-align-source="fix" style:repeat-content="false" fo:wrap-option="wrap" fo:border-left="0.71pt dashed #000000" fo:padding-bottom="0cm" fo:padding-left="0cm" fo:padding-right="0.071cm" fo:padding-top="0cm" fo:border-right="0.71pt dashed #000000" fo:border-top="0.71pt dashed #000000" style:vertical-align="top"/>
      <style:paragraph-properties fo:text-align="end"/>
      <style:text-properties style:font-name="Arial1" fo:font-size="8pt"/>
    </style:style>
    <style:style style:name="ce197" style:family="table-cell" style:parent-style-name="Default" style:data-style-name="N644">
      <style:table-cell-properties fo:border-bottom="none" fo:background-color="#d6eaff" style:text-align-source="fix" style:repeat-content="false" fo:wrap-option="wrap" fo:border-left="0.71pt dashed #000000" fo:padding-bottom="0cm" fo:padding-left="0cm" fo:padding-right="0.071cm" fo:padding-top="0cm" fo:border-right="0.71pt dashed #000000" fo:border-top="0.71pt dashed #000000" style:vertical-align="top"/>
      <style:paragraph-properties fo:text-align="end"/>
      <style:text-properties style:font-name="Arial1" fo:font-size="8pt"/>
    </style:style>
    <style:style style:name="ce198" style:family="table-cell" style:parent-style-name="Default" style:data-style-name="N664">
      <style:table-cell-properties fo:border-bottom="none" fo:background-color="#d6eaff" style:text-align-source="fix" style:repeat-content="false" fo:wrap-option="wrap" fo:border-left="0.71pt dashed #000000" fo:padding-bottom="0cm" fo:padding-left="0cm" fo:padding-right="0.071cm" fo:padding-top="0cm" fo:border-right="0.71pt dashed #000000" fo:border-top="0.71pt dashed #000000" style:vertical-align="top"/>
      <style:paragraph-properties fo:text-align="end"/>
      <style:text-properties style:font-name="Arial1" fo:font-size="8pt"/>
    </style:style>
    <style:style style:name="ce199" style:family="table-cell" style:parent-style-name="Default" style:data-style-name="N672">
      <style:table-cell-properties fo:border-bottom="none" fo:background-color="#d6eaff" style:text-align-source="fix" style:repeat-content="false" fo:wrap-option="wrap" fo:border-left="0.71pt dashed #000000" fo:padding-bottom="0cm" fo:padding-left="0cm" fo:padding-right="0.071cm" fo:padding-top="0cm" fo:border-right="0.71pt dashed #000000" fo:border-top="0.71pt dashed #000000" style:vertical-align="top"/>
      <style:paragraph-properties fo:text-align="end"/>
      <style:text-properties style:font-name="Arial1" fo:font-size="8pt"/>
    </style:style>
    <style:style style:name="ce200" style:family="table-cell" style:parent-style-name="Default" style:data-style-name="N679">
      <style:table-cell-properties fo:border-bottom="none" fo:background-color="#d6eaff" style:text-align-source="fix" style:repeat-content="false" fo:wrap-option="wrap" fo:border-left="0.71pt dashed #000000" fo:padding-bottom="0cm" fo:padding-left="0cm" fo:padding-right="0.071cm" fo:padding-top="0cm" fo:border-right="0.71pt dashed #000000" fo:border-top="0.71pt dashed #000000" style:vertical-align="top"/>
      <style:paragraph-properties fo:text-align="end"/>
      <style:text-properties style:font-name="Arial1" fo:font-size="8pt"/>
    </style:style>
    <style:style style:name="ce201" style:family="table-cell" style:parent-style-name="Default" style:data-style-name="N685">
      <style:table-cell-properties fo:border-bottom="none" fo:background-color="#d6eaff" style:text-align-source="fix" style:repeat-content="false" fo:wrap-option="wrap" fo:border-left="0.71pt dashed #000000" fo:padding-bottom="0cm" fo:padding-left="0cm" fo:padding-right="0.071cm" fo:padding-top="0cm" fo:border-right="0.71pt dashed #000000" fo:border-top="0.71pt dashed #000000" style:vertical-align="top"/>
      <style:paragraph-properties fo:text-align="end"/>
      <style:text-properties style:font-name="Arial1" fo:font-size="8pt"/>
    </style:style>
    <style:style style:name="ce202" style:family="table-cell" style:parent-style-name="Default" style:data-style-name="N705">
      <style:table-cell-properties fo:border-bottom="none" fo:background-color="#d6eaff" style:text-align-source="fix" style:repeat-content="false" fo:wrap-option="wrap" fo:border-left="0.71pt dashed #000000" fo:padding-bottom="0cm" fo:padding-left="0cm" fo:padding-right="0.071cm" fo:padding-top="0cm" fo:border-right="0.71pt dashed #000000" fo:border-top="0.71pt dashed #000000" style:vertical-align="top"/>
      <style:paragraph-properties fo:text-align="end"/>
      <style:text-properties style:font-name="Arial1" fo:font-size="8pt"/>
    </style:style>
    <style:style style:name="ce203" style:family="table-cell" style:parent-style-name="Default" style:data-style-name="N718">
      <style:table-cell-properties fo:border-bottom="none" fo:background-color="#d6eaff" style:text-align-source="fix" style:repeat-content="false" fo:wrap-option="wrap" fo:border-left="0.71pt dashed #000000" fo:padding-bottom="0cm" fo:padding-left="0cm" fo:padding-right="0.071cm" fo:padding-top="0cm" fo:border-right="0.71pt dashed #000000" fo:border-top="0.71pt dashed #000000" style:vertical-align="top"/>
      <style:paragraph-properties fo:text-align="end"/>
      <style:text-properties style:font-name="Arial1" fo:font-size="8pt"/>
    </style:style>
    <style:style style:name="ce204" style:family="table-cell" style:parent-style-name="Default" style:data-style-name="N726">
      <style:table-cell-properties fo:border-bottom="none" fo:background-color="#d6eaff" style:text-align-source="fix" style:repeat-content="false" fo:wrap-option="wrap" fo:border-left="0.71pt dashed #000000" fo:padding-bottom="0cm" fo:padding-left="0cm" fo:padding-right="0.071cm" fo:padding-top="0cm" fo:border-right="0.71pt dashed #000000" fo:border-top="0.71pt dashed #000000" style:vertical-align="top"/>
      <style:paragraph-properties fo:text-align="end"/>
      <style:text-properties style:font-name="Arial1" fo:font-size="8pt"/>
    </style:style>
    <style:style style:name="ce205" style:family="table-cell" style:parent-style-name="Default" style:data-style-name="N749">
      <style:table-cell-properties fo:border-bottom="none" fo:background-color="#d6eaff" style:text-align-source="fix" style:repeat-content="false" fo:wrap-option="wrap" fo:border-left="0.71pt dashed #000000" fo:padding-bottom="0cm" fo:padding-left="0cm" fo:padding-right="0.071cm" fo:padding-top="0cm" fo:border-right="0.71pt dashed #000000" fo:border-top="0.71pt dashed #000000" style:vertical-align="top"/>
      <style:paragraph-properties fo:text-align="end"/>
      <style:text-properties style:font-name="Arial1" fo:font-size="8pt"/>
    </style:style>
    <style:style style:name="ce206" style:family="table-cell" style:parent-style-name="Default" style:data-style-name="N755">
      <style:table-cell-properties fo:border-bottom="none" fo:background-color="#d6eaff" style:text-align-source="fix" style:repeat-content="false" fo:wrap-option="wrap" fo:border-left="0.71pt dashed #000000" fo:padding-bottom="0cm" fo:padding-left="0cm" fo:padding-right="0.071cm" fo:padding-top="0cm" fo:border-right="0.71pt dashed #000000" fo:border-top="0.71pt dashed #000000" style:vertical-align="top"/>
      <style:paragraph-properties fo:text-align="end"/>
      <style:text-properties style:font-name="Arial1" fo:font-size="8pt"/>
    </style:style>
    <style:style style:name="ce207" style:family="table-cell" style:parent-style-name="Default" style:data-style-name="N788">
      <style:table-cell-properties fo:border-bottom="none" style:text-align-source="fix" style:repeat-content="false" fo:wrap-option="wrap" fo:border-left="0.71pt dashed #000000" fo:padding-bottom="0cm" fo:padding-left="0cm" fo:padding-right="0.071cm" fo:padding-top="0cm" fo:border-right="0.71pt dashed #000000" fo:border-top="0.71pt dashed #000000" style:vertical-align="top"/>
      <style:paragraph-properties fo:text-align="end"/>
      <style:text-properties style:font-name="Arial1" fo:font-size="8pt" fo:font-weight="bold"/>
    </style:style>
  </office:automatic-styles>
  <office:body>
    <office:spreadsheet>
      <table:table table:name="Sheet1" table:style-name="ta1">
        <table:table-column table:style-name="co1" table:default-cell-style-name="ce5"/>
        <table:table-column table:style-name="co2" table:default-cell-style-name="ce1"/>
        <table:table-column table:style-name="co3" table:default-cell-style-name="ce90"/>
        <table:table-column table:style-name="co4" table:default-cell-style-name="ce1"/>
        <table:table-column-group>
          <table:table-column table:style-name="co1" table:default-cell-style-name="ce1"/>
        </table:table-column-group>
        <table:table-column table:style-name="co5" table:default-cell-style-name="ce1"/>
        <table:table-row table:style-name="ro1">
          <table:table-cell table:style-name="ce1"/>
          <table:table-cell/>
          <table:table-cell table:style-name="ce1"/>
          <table:table-cell table:number-columns-repeated="3"/>
        </table:table-row>
        <table:table-row table:style-name="ro1">
          <table:table-cell table:style-name="ce2"/>
          <table:table-cell table:style-name="ce6" office:value-type="string" calcext:value-type="string">
            <text:p>Сводная ведомость по начислениям и оплатам</text:p>
          </table:table-cell>
          <table:table-cell table:style-name="ce89"/>
          <table:table-cell table:number-columns-repeated="3"/>
        </table:table-row>
        <table:table-row table:style-name="ro1">
          <table:table-cell table:style-name="ce3"/>
          <table:table-cell/>
          <table:table-cell table:style-name="ce1"/>
          <table:table-cell table:number-columns-repeated="3"/>
        </table:table-row>
        <table:table-row table:style-name="ro1">
          <table:table-cell table:style-name="ce3"/>
          <table:table-cell table:style-name="ce7" office:value-type="string" calcext:value-type="string">
            <text:p>Декабрь 2013 г.</text:p>
          </table:table-cell>
          <table:table-cell table:style-name="ce1"/>
          <table:table-cell table:number-columns-repeated="3"/>
        </table:table-row>
        <table:table-row table:style-name="ro2">
          <table:table-cell table:style-name="ce3"/>
          <table:table-cell/>
          <table:table-cell table:style-name="ce1"/>
          <table:table-cell table:number-columns-repeated="3"/>
        </table:table-row>
        <table:table-row table:style-name="ro2">
          <table:table-cell table:style-name="ce4"/>
          <table:table-cell table:style-name="ce8" office:value-type="string" calcext:value-type="string" table:number-columns-spanned="1" table:number-rows-spanned="2">
            <text:p>№ п/п</text:p>
          </table:table-cell>
          <table:table-cell table:style-name="ce8" office:value-type="string" calcext:value-type="string" table:number-columns-spanned="1" table:number-rows-spanned="2">
            <text:p>Лицевой счет</text:p>
          </table:table-cell>
          <table:table-cell table:style-name="ce8" office:value-type="string" calcext:value-type="string" table:number-columns-spanned="1" table:number-rows-spanned="2">
            <text:p>Итого начислено</text:p>
          </table:table-cell>
          <table:table-cell/>
          <table:table-cell table:style-name="ce8" office:value-type="string" calcext:value-type="string" table:number-columns-spanned="1" table:number-rows-spanned="2">
            <text:p>Сумма на конец месяца</text:p>
          </table:table-cell>
        </table:table-row>
        <table:table-row table:style-name="ro3">
          <table:table-cell table:style-name="ce4"/>
          <table:covered-table-cell table:number-columns-repeated="3" table:style-name="ce8"/>
          <table:table-cell/>
          <table:covered-table-cell table:style-name="ce8"/>
        </table:table-row>
        <table:table-row table:style-name="ro4">
          <table:table-cell/>
          <table:table-cell table:style-name="ce9" office:value-type="float" office:value="1" calcext:value-type="float">
            <text:p>1</text:p>
          </table:table-cell>
          <table:table-cell office:value-type="string" calcext:value-type="string">
            <text:p><text:s/>л/с №09001</text:p>
          </table:table-cell>
          <table:table-cell table:style-name="ce93" office:value-type="float" office:value="6183.58" calcext:value-type="float">
            <text:p>6 183,58</text:p>
          </table:table-cell>
          <table:table-cell/>
          <table:table-cell table:style-name="ce93" office:value-type="float" office:value="6183.58" calcext:value-type="float">
            <text:p>6 183,58</text:p>
          </table:table-cell>
        </table:table-row>
        <table:table-row table:style-name="ro4">
          <table:table-cell/>
          <table:table-cell table:style-name="ce10" office:value-type="float" office:value="2" calcext:value-type="float">
            <text:p>2</text:p>
          </table:table-cell>
          <table:table-cell office:value-type="string" calcext:value-type="string">
            <text:p>л/с №09102</text:p>
          </table:table-cell>
          <table:table-cell table:style-name="ce94" office:value-type="float" office:value="4709.41" calcext:value-type="float">
            <text:p>4 709,41</text:p>
          </table:table-cell>
          <table:table-cell/>
          <table:table-cell table:style-name="ce94" office:value-type="float" office:value="4709.41" calcext:value-type="float">
            <text:p>4 709,41</text:p>
          </table:table-cell>
        </table:table-row>
        <table:table-row table:style-name="ro4">
          <table:table-cell/>
          <table:table-cell table:style-name="ce11" office:value-type="float" office:value="3" calcext:value-type="float">
            <text:p>3</text:p>
          </table:table-cell>
          <table:table-cell office:value-type="string" calcext:value-type="string">
            <text:p>л/с №09103</text:p>
          </table:table-cell>
          <table:table-cell table:style-name="ce95" office:value-type="float" office:value="4609.86" calcext:value-type="float">
            <text:p>4 609,86</text:p>
          </table:table-cell>
          <table:table-cell/>
          <table:table-cell table:style-name="ce95" office:value-type="float" office:value="4609.86" calcext:value-type="float">
            <text:p>4 609,86</text:p>
          </table:table-cell>
        </table:table-row>
        <table:table-row table:style-name="ro4">
          <table:table-cell/>
          <table:table-cell table:style-name="ce12" office:value-type="float" office:value="4" calcext:value-type="float">
            <text:p>4</text:p>
          </table:table-cell>
          <table:table-cell office:value-type="string" calcext:value-type="string">
            <text:p><text:s/>л/с №09104</text:p>
          </table:table-cell>
          <table:table-cell table:style-name="ce96" office:value-type="float" office:value="4426.19" calcext:value-type="float">
            <text:p>4 426,19</text:p>
          </table:table-cell>
          <table:table-cell/>
          <table:table-cell table:style-name="ce96" office:value-type="float" office:value="4426.19" calcext:value-type="float">
            <text:p>4 426,19</text:p>
          </table:table-cell>
        </table:table-row>
        <table:table-row table:style-name="ro4">
          <table:table-cell/>
          <table:table-cell table:style-name="ce13" office:value-type="float" office:value="5" calcext:value-type="float">
            <text:p>5</text:p>
          </table:table-cell>
          <table:table-cell office:value-type="string" calcext:value-type="string">
            <text:p><text:s/>л/с №09105</text:p>
          </table:table-cell>
          <table:table-cell table:style-name="ce97" office:value-type="float" office:value="3979.14" calcext:value-type="float">
            <text:p>3 979,14</text:p>
          </table:table-cell>
          <table:table-cell/>
          <table:table-cell table:style-name="ce97" office:value-type="float" office:value="3979.14" calcext:value-type="float">
            <text:p>3 979,14</text:p>
          </table:table-cell>
        </table:table-row>
        <table:table-row table:style-name="ro4">
          <table:table-cell/>
          <table:table-cell table:style-name="ce14" office:value-type="float" office:value="6" calcext:value-type="float">
            <text:p>6</text:p>
          </table:table-cell>
          <table:table-cell office:value-type="string" calcext:value-type="string">
            <text:p><text:s/>л/с №09106</text:p>
          </table:table-cell>
          <table:table-cell table:style-name="ce98" office:value-type="float" office:value="6441.6" calcext:value-type="float">
            <text:p>6 441,60</text:p>
          </table:table-cell>
          <table:table-cell/>
          <table:table-cell table:style-name="ce172" office:value-type="float" office:value="6199.24" calcext:value-type="float">
            <text:p>6 199,24</text:p>
          </table:table-cell>
        </table:table-row>
        <table:table-row table:style-name="ro4">
          <table:table-cell/>
          <table:table-cell table:style-name="ce15" office:value-type="float" office:value="7" calcext:value-type="float">
            <text:p>7</text:p>
          </table:table-cell>
          <table:table-cell office:value-type="string" calcext:value-type="string">
            <text:p><text:s/>л/с №09107</text:p>
          </table:table-cell>
          <table:table-cell table:style-name="ce99" office:value-type="float" office:value="1862.74" calcext:value-type="float">
            <text:p>1 862,74</text:p>
          </table:table-cell>
          <table:table-cell/>
          <table:table-cell table:style-name="ce99" office:value-type="float" office:value="1862.74" calcext:value-type="float">
            <text:p>1 862,74</text:p>
          </table:table-cell>
        </table:table-row>
        <table:table-row table:style-name="ro4">
          <table:table-cell/>
          <table:table-cell table:style-name="ce16" office:value-type="float" office:value="8" calcext:value-type="float">
            <text:p>8</text:p>
          </table:table-cell>
          <table:table-cell office:value-type="string" calcext:value-type="string">
            <text:p>л/с №09108</text:p>
          </table:table-cell>
          <table:table-cell table:style-name="ce100" office:value-type="float" office:value="4106.54" calcext:value-type="float">
            <text:p>4 106,54</text:p>
          </table:table-cell>
          <table:table-cell/>
          <table:table-cell table:style-name="ce100" office:value-type="float" office:value="4106.54" calcext:value-type="float">
            <text:p>4 106,54</text:p>
          </table:table-cell>
        </table:table-row>
        <table:table-row table:style-name="ro4">
          <table:table-cell/>
          <table:table-cell table:style-name="ce17" office:value-type="float" office:value="9" calcext:value-type="float">
            <text:p>9</text:p>
          </table:table-cell>
          <table:table-cell office:value-type="string" calcext:value-type="string">
            <text:p><text:s/>л/с №09109</text:p>
          </table:table-cell>
          <table:table-cell table:style-name="ce101" office:value-type="float" office:value="4924.5" calcext:value-type="float">
            <text:p>4 924,50</text:p>
          </table:table-cell>
          <table:table-cell/>
          <table:table-cell table:style-name="ce173" office:value-type="float" office:value="21024.84" calcext:value-type="float">
            <text:p>21 024,84</text:p>
          </table:table-cell>
        </table:table-row>
        <table:table-row table:style-name="ro4">
          <table:table-cell/>
          <table:table-cell table:style-name="ce18" office:value-type="float" office:value="10" calcext:value-type="float">
            <text:p>10</text:p>
          </table:table-cell>
          <table:table-cell office:value-type="string" calcext:value-type="string">
            <text:p>л/с №09110</text:p>
          </table:table-cell>
          <table:table-cell table:style-name="ce102" office:value-type="float" office:value="5600.72" calcext:value-type="float">
            <text:p>5 600,72</text:p>
          </table:table-cell>
          <table:table-cell/>
          <table:table-cell table:style-name="ce174" office:value-type="float" office:value="10502.22" calcext:value-type="float">
            <text:p>10 502,22</text:p>
          </table:table-cell>
        </table:table-row>
        <table:table-row table:style-name="ro4">
          <table:table-cell/>
          <table:table-cell table:style-name="ce19" office:value-type="float" office:value="11" calcext:value-type="float">
            <text:p>11</text:p>
          </table:table-cell>
          <table:table-cell office:value-type="string" calcext:value-type="string">
            <text:p><text:s/>л/с №09111</text:p>
          </table:table-cell>
          <table:table-cell table:style-name="ce103" office:value-type="float" office:value="5530.16" calcext:value-type="float">
            <text:p>5 530,16</text:p>
          </table:table-cell>
          <table:table-cell/>
          <table:table-cell table:style-name="ce103" office:value-type="float" office:value="5530.16" calcext:value-type="float">
            <text:p>5 530,16</text:p>
          </table:table-cell>
        </table:table-row>
        <table:table-row table:style-name="ro4">
          <table:table-cell/>
          <table:table-cell table:style-name="ce20" office:value-type="float" office:value="12" calcext:value-type="float">
            <text:p>12</text:p>
          </table:table-cell>
          <table:table-cell office:value-type="string" calcext:value-type="string">
            <text:p><text:s/>л/с №09112</text:p>
          </table:table-cell>
          <table:table-cell table:style-name="ce104" office:value-type="float" office:value="1802.92" calcext:value-type="float">
            <text:p>1 802,92</text:p>
          </table:table-cell>
          <table:table-cell/>
          <table:table-cell table:style-name="ce104" office:value-type="float" office:value="1802.92" calcext:value-type="float">
            <text:p>1 802,92</text:p>
          </table:table-cell>
        </table:table-row>
        <table:table-row table:style-name="ro4">
          <table:table-cell/>
          <table:table-cell table:style-name="ce21" office:value-type="float" office:value="13" calcext:value-type="float">
            <text:p>13</text:p>
          </table:table-cell>
          <table:table-cell office:value-type="string" calcext:value-type="string">
            <text:p>л/с №09113-09114</text:p>
          </table:table-cell>
          <table:table-cell table:style-name="ce105" office:value-type="float" office:value="10314.9" calcext:value-type="float">
            <text:p>10 314,90</text:p>
          </table:table-cell>
          <table:table-cell/>
          <table:table-cell table:style-name="ce105" office:value-type="float" office:value="10314.9" calcext:value-type="float">
            <text:p>10 314,90</text:p>
          </table:table-cell>
        </table:table-row>
        <table:table-row table:style-name="ro4">
          <table:table-cell/>
          <table:table-cell table:style-name="ce22" office:value-type="float" office:value="14" calcext:value-type="float">
            <text:p>14</text:p>
          </table:table-cell>
          <table:table-cell office:value-type="string" calcext:value-type="string">
            <text:p>л/с №09115</text:p>
          </table:table-cell>
          <table:table-cell table:style-name="ce106" office:value-type="float" office:value="3939.73" calcext:value-type="float">
            <text:p>3 939,73</text:p>
          </table:table-cell>
          <table:table-cell/>
          <table:table-cell table:style-name="ce106" office:value-type="float" office:value="3939.73" calcext:value-type="float">
            <text:p>3 939,73</text:p>
          </table:table-cell>
        </table:table-row>
        <table:table-row table:style-name="ro4">
          <table:table-cell/>
          <table:table-cell table:style-name="ce23" office:value-type="float" office:value="15" calcext:value-type="float">
            <text:p>15</text:p>
          </table:table-cell>
          <table:table-cell office:value-type="string" calcext:value-type="string">
            <text:p>л/с №09116</text:p>
          </table:table-cell>
          <table:table-cell table:style-name="ce107" office:value-type="float" office:value="4863.56" calcext:value-type="float">
            <text:p>4 863,56</text:p>
          </table:table-cell>
          <table:table-cell/>
          <table:table-cell table:style-name="ce175" office:value-type="float" office:value="8644.41" calcext:value-type="float">
            <text:p>8 644,41</text:p>
          </table:table-cell>
        </table:table-row>
        <table:table-row table:style-name="ro4">
          <table:table-cell/>
          <table:table-cell table:style-name="ce24" office:value-type="float" office:value="16" calcext:value-type="float">
            <text:p>16</text:p>
          </table:table-cell>
          <table:table-cell office:value-type="string" calcext:value-type="string">
            <text:p>л/с №09117</text:p>
          </table:table-cell>
          <table:table-cell table:style-name="ce108" office:value-type="float" office:value="2609.86" calcext:value-type="float">
            <text:p>2 609,86</text:p>
          </table:table-cell>
          <table:table-cell/>
          <table:table-cell table:style-name="ce176" office:value-type="float" office:value="5078.66" calcext:value-type="float">
            <text:p>5 078,66</text:p>
          </table:table-cell>
        </table:table-row>
        <table:table-row table:style-name="ro4">
          <table:table-cell/>
          <table:table-cell table:style-name="ce25" office:value-type="float" office:value="17" calcext:value-type="float">
            <text:p>17</text:p>
          </table:table-cell>
          <table:table-cell office:value-type="string" calcext:value-type="string">
            <text:p>л/с №09118</text:p>
          </table:table-cell>
          <table:table-cell table:style-name="ce109" office:value-type="float" office:value="3581.2" calcext:value-type="float">
            <text:p>3 581,20</text:p>
          </table:table-cell>
          <table:table-cell/>
          <table:table-cell table:style-name="ce177" office:value-type="float" office:value="-6752.9" calcext:value-type="float">
            <text:p>-6 752,90</text:p>
          </table:table-cell>
        </table:table-row>
        <table:table-row table:style-name="ro4">
          <table:table-cell/>
          <table:table-cell table:style-name="ce26" office:value-type="float" office:value="18" calcext:value-type="float">
            <text:p>18</text:p>
          </table:table-cell>
          <table:table-cell office:value-type="string" calcext:value-type="string">
            <text:p>л/с №09119</text:p>
          </table:table-cell>
          <table:table-cell table:style-name="ce110" office:value-type="float" office:value="4735.17" calcext:value-type="float">
            <text:p>4 735,17</text:p>
          </table:table-cell>
          <table:table-cell/>
          <table:table-cell table:style-name="ce178" office:value-type="float" office:value="7963.82" calcext:value-type="float">
            <text:p>7 963,82</text:p>
          </table:table-cell>
        </table:table-row>
        <table:table-row table:style-name="ro4">
          <table:table-cell/>
          <table:table-cell table:style-name="ce27" office:value-type="float" office:value="19" calcext:value-type="float">
            <text:p>19</text:p>
          </table:table-cell>
          <table:table-cell office:value-type="string" calcext:value-type="string">
            <text:p><text:s/>л/с №09120</text:p>
          </table:table-cell>
          <table:table-cell table:style-name="ce111" office:value-type="float" office:value="4026.8" calcext:value-type="float">
            <text:p>4 026,80</text:p>
          </table:table-cell>
          <table:table-cell/>
          <table:table-cell table:style-name="ce111" office:value-type="float" office:value="4026.8" calcext:value-type="float">
            <text:p>4 026,80</text:p>
          </table:table-cell>
        </table:table-row>
        <table:table-row table:style-name="ro4">
          <table:table-cell/>
          <table:table-cell table:style-name="ce28" office:value-type="float" office:value="20" calcext:value-type="float">
            <text:p>20</text:p>
          </table:table-cell>
          <table:table-cell office:value-type="string" calcext:value-type="string">
            <text:p>л/с №09021</text:p>
          </table:table-cell>
          <table:table-cell table:style-name="ce112" office:value-type="float" office:value="6369.17" calcext:value-type="float">
            <text:p>6 369,17</text:p>
          </table:table-cell>
          <table:table-cell/>
          <table:table-cell table:style-name="ce112" office:value-type="float" office:value="6369.17" calcext:value-type="float">
            <text:p>6 369,17</text:p>
          </table:table-cell>
        </table:table-row>
        <table:table-row table:style-name="ro4">
          <table:table-cell/>
          <table:table-cell table:style-name="ce29" office:value-type="float" office:value="21" calcext:value-type="float">
            <text:p>21</text:p>
          </table:table-cell>
          <table:table-cell office:value-type="string" calcext:value-type="string">
            <text:p>л/с №09122</text:p>
          </table:table-cell>
          <table:table-cell table:style-name="ce113" office:value-type="float" office:value="2641.93" calcext:value-type="float">
            <text:p>2 641,93</text:p>
          </table:table-cell>
          <table:table-cell/>
          <table:table-cell table:style-name="ce179" office:value-type="float" office:value="4902.76" calcext:value-type="float">
            <text:p>4 902,76</text:p>
          </table:table-cell>
        </table:table-row>
        <table:table-row table:style-name="ro4">
          <table:table-cell/>
          <table:table-cell table:style-name="ce30" office:value-type="float" office:value="22" calcext:value-type="float">
            <text:p>22</text:p>
          </table:table-cell>
          <table:table-cell office:value-type="string" calcext:value-type="string">
            <text:p><text:s/>л/с №09123</text:p>
          </table:table-cell>
          <table:table-cell table:style-name="ce114" office:value-type="float" office:value="4016.95" calcext:value-type="float">
            <text:p>4 016,95</text:p>
          </table:table-cell>
          <table:table-cell/>
          <table:table-cell table:style-name="ce114" office:value-type="float" office:value="4016.95" calcext:value-type="float">
            <text:p>4 016,95</text:p>
          </table:table-cell>
        </table:table-row>
        <table:table-row table:style-name="ro4">
          <table:table-cell/>
          <table:table-cell table:style-name="ce31" office:value-type="float" office:value="23" calcext:value-type="float">
            <text:p>23</text:p>
          </table:table-cell>
          <table:table-cell office:value-type="string" calcext:value-type="string">
            <text:p>л/с №09124</text:p>
          </table:table-cell>
          <table:table-cell table:style-name="ce115" office:value-type="float" office:value="4873.41" calcext:value-type="float">
            <text:p>4 873,41</text:p>
          </table:table-cell>
          <table:table-cell/>
          <table:table-cell table:style-name="ce115" office:value-type="float" office:value="4873.41" calcext:value-type="float">
            <text:p>4 873,41</text:p>
          </table:table-cell>
        </table:table-row>
        <table:table-row table:style-name="ro4">
          <table:table-cell/>
          <table:table-cell table:style-name="ce32" office:value-type="float" office:value="24" calcext:value-type="float">
            <text:p>24</text:p>
          </table:table-cell>
          <table:table-cell office:value-type="string" calcext:value-type="string">
            <text:p>л/с №09125</text:p>
          </table:table-cell>
          <table:table-cell table:style-name="ce116" office:value-type="float" office:value="4359.99" calcext:value-type="float">
            <text:p>4 359,99</text:p>
          </table:table-cell>
          <table:table-cell/>
          <table:table-cell table:style-name="ce116" office:value-type="float" office:value="4359.99" calcext:value-type="float">
            <text:p>4 359,99</text:p>
          </table:table-cell>
        </table:table-row>
        <table:table-row table:style-name="ro4">
          <table:table-cell/>
          <table:table-cell table:style-name="ce33" office:value-type="float" office:value="25" calcext:value-type="float">
            <text:p>25</text:p>
          </table:table-cell>
          <table:table-cell office:value-type="string" calcext:value-type="string">
            <text:p><text:s/>л/с №09126</text:p>
          </table:table-cell>
          <table:table-cell table:style-name="ce117" office:value-type="float" office:value="4443.08" calcext:value-type="float">
            <text:p>4 443,08</text:p>
          </table:table-cell>
          <table:table-cell/>
          <table:table-cell table:style-name="ce117" office:value-type="float" office:value="4443.08" calcext:value-type="float">
            <text:p>4 443,08</text:p>
          </table:table-cell>
        </table:table-row>
        <table:table-row table:style-name="ro4">
          <table:table-cell/>
          <table:table-cell table:style-name="ce34" office:value-type="float" office:value="26" calcext:value-type="float">
            <text:p>26</text:p>
          </table:table-cell>
          <table:table-cell office:value-type="string" calcext:value-type="string">
            <text:p>л/с №09127</text:p>
          </table:table-cell>
          <table:table-cell table:style-name="ce118" office:value-type="float" office:value="1957.55" calcext:value-type="float">
            <text:p>1 957,55</text:p>
          </table:table-cell>
          <table:table-cell/>
          <table:table-cell table:style-name="ce118" office:value-type="float" office:value="1957.55" calcext:value-type="float">
            <text:p>1 957,55</text:p>
          </table:table-cell>
        </table:table-row>
        <table:table-row table:style-name="ro4">
          <table:table-cell/>
          <table:table-cell table:style-name="ce35" office:value-type="float" office:value="27" calcext:value-type="float">
            <text:p>27</text:p>
          </table:table-cell>
          <table:table-cell office:value-type="string" calcext:value-type="string">
            <text:p>л/с №09128</text:p>
          </table:table-cell>
          <table:table-cell table:style-name="ce119" office:value-type="float" office:value="4904.56" calcext:value-type="float">
            <text:p>4 904,56</text:p>
          </table:table-cell>
          <table:table-cell/>
          <table:table-cell table:style-name="ce180" office:value-type="float" office:value="16016.24" calcext:value-type="float">
            <text:p>16 016,24</text:p>
          </table:table-cell>
        </table:table-row>
        <table:table-row table:style-name="ro4">
          <table:table-cell/>
          <table:table-cell table:style-name="ce36" office:value-type="float" office:value="28" calcext:value-type="float">
            <text:p>28</text:p>
          </table:table-cell>
          <table:table-cell office:value-type="string" calcext:value-type="string">
            <text:p>л/с №09129</text:p>
          </table:table-cell>
          <table:table-cell table:style-name="ce120" office:value-type="float" office:value="4814.96" calcext:value-type="float">
            <text:p>4 814,96</text:p>
          </table:table-cell>
          <table:table-cell/>
          <table:table-cell table:style-name="ce120" office:value-type="float" office:value="4814.96" calcext:value-type="float">
            <text:p>4 814,96</text:p>
          </table:table-cell>
        </table:table-row>
        <table:table-row table:style-name="ro4">
          <table:table-cell/>
          <table:table-cell table:style-name="ce37" office:value-type="float" office:value="29" calcext:value-type="float">
            <text:p>29</text:p>
          </table:table-cell>
          <table:table-cell office:value-type="string" calcext:value-type="string">
            <text:p>л/с №09130</text:p>
          </table:table-cell>
          <table:table-cell table:style-name="ce121" office:value-type="float" office:value="5204.02" calcext:value-type="float">
            <text:p>5 204,02</text:p>
          </table:table-cell>
          <table:table-cell/>
          <table:table-cell table:style-name="ce121" office:value-type="float" office:value="5204.02" calcext:value-type="float">
            <text:p>5 204,02</text:p>
          </table:table-cell>
        </table:table-row>
        <table:table-row table:style-name="ro4">
          <table:table-cell/>
          <table:table-cell table:style-name="ce38" office:value-type="float" office:value="30" calcext:value-type="float">
            <text:p>30</text:p>
          </table:table-cell>
          <table:table-cell office:value-type="string" calcext:value-type="string">
            <text:p><text:s/>л/с №09131</text:p>
          </table:table-cell>
          <table:table-cell table:style-name="ce122" office:value-type="float" office:value="5692.72" calcext:value-type="float">
            <text:p>5 692,72</text:p>
          </table:table-cell>
          <table:table-cell/>
          <table:table-cell table:style-name="ce181" office:value-type="float" office:value="19839.6" calcext:value-type="float">
            <text:p>19 839,60</text:p>
          </table:table-cell>
        </table:table-row>
        <table:table-row table:style-name="ro4">
          <table:table-cell/>
          <table:table-cell table:style-name="ce39" office:value-type="float" office:value="31" calcext:value-type="float">
            <text:p>31</text:p>
          </table:table-cell>
          <table:table-cell office:value-type="string" calcext:value-type="string">
            <text:p>л/с №09132</text:p>
          </table:table-cell>
          <table:table-cell table:style-name="ce123" office:value-type="float" office:value="2577.49" calcext:value-type="float">
            <text:p>2 577,49</text:p>
          </table:table-cell>
          <table:table-cell/>
          <table:table-cell table:style-name="ce182" office:value-type="float" office:value="26272.47" calcext:value-type="float">
            <text:p>26 272,47</text:p>
          </table:table-cell>
        </table:table-row>
        <table:table-row table:style-name="ro4">
          <table:table-cell/>
          <table:table-cell table:style-name="ce40" office:value-type="float" office:value="32" calcext:value-type="float">
            <text:p>32</text:p>
          </table:table-cell>
          <table:table-cell office:value-type="string" calcext:value-type="string">
            <text:p>л/с №09133</text:p>
          </table:table-cell>
          <table:table-cell table:style-name="ce124" office:value-type="float" office:value="4413.63" calcext:value-type="float">
            <text:p>4 413,63</text:p>
          </table:table-cell>
          <table:table-cell/>
          <table:table-cell table:style-name="ce124" office:value-type="float" office:value="4413.63" calcext:value-type="float">
            <text:p>4 413,63</text:p>
          </table:table-cell>
        </table:table-row>
        <table:table-row table:style-name="ro4">
          <table:table-cell/>
          <table:table-cell table:style-name="ce41" office:value-type="float" office:value="33" calcext:value-type="float">
            <text:p>33</text:p>
          </table:table-cell>
          <table:table-cell office:value-type="string" calcext:value-type="string">
            <text:p>л/с №09134</text:p>
          </table:table-cell>
          <table:table-cell table:style-name="ce125" office:value-type="float" office:value="4206.8" calcext:value-type="float">
            <text:p>4 206,80</text:p>
          </table:table-cell>
          <table:table-cell/>
          <table:table-cell table:style-name="ce183" office:value-type="float" office:value="386.96" calcext:value-type="float">
            <text:p>386,96</text:p>
          </table:table-cell>
        </table:table-row>
        <table:table-row table:style-name="ro4">
          <table:table-cell/>
          <table:table-cell table:style-name="ce42" office:value-type="float" office:value="34" calcext:value-type="float">
            <text:p>34</text:p>
          </table:table-cell>
          <table:table-cell office:value-type="string" calcext:value-type="string">
            <text:p>л/с №09135</text:p>
          </table:table-cell>
          <table:table-cell table:style-name="ce126" office:value-type="float" office:value="4056.54" calcext:value-type="float">
            <text:p>4 056,54</text:p>
          </table:table-cell>
          <table:table-cell/>
          <table:table-cell table:style-name="ce126" office:value-type="float" office:value="4056.54" calcext:value-type="float">
            <text:p>4 056,54</text:p>
          </table:table-cell>
        </table:table-row>
        <table:table-row table:style-name="ro4">
          <table:table-cell/>
          <table:table-cell table:style-name="ce43" office:value-type="float" office:value="36" calcext:value-type="float">
            <text:p>36</text:p>
          </table:table-cell>
          <table:table-cell office:value-type="string" calcext:value-type="string">
            <text:p>л/с №9181</text:p>
          </table:table-cell>
          <table:table-cell table:style-name="ce127" office:value-type="float" office:value="5700.12" calcext:value-type="float">
            <text:p>5 700,12</text:p>
          </table:table-cell>
          <table:table-cell/>
          <table:table-cell table:style-name="ce127" office:value-type="float" office:value="5700.12" calcext:value-type="float">
            <text:p>5 700,12</text:p>
          </table:table-cell>
        </table:table-row>
        <table:table-row table:style-name="ro4">
          <table:table-cell/>
          <table:table-cell table:style-name="ce44" office:value-type="float" office:value="37" calcext:value-type="float">
            <text:p>37</text:p>
          </table:table-cell>
          <table:table-cell office:value-type="string" calcext:value-type="string">
            <text:p><text:s/>л/с №09137</text:p>
          </table:table-cell>
          <table:table-cell table:style-name="ce128" office:value-type="float" office:value="2081.92" calcext:value-type="float">
            <text:p>2 081,92</text:p>
          </table:table-cell>
          <table:table-cell/>
          <table:table-cell table:style-name="ce184" office:value-type="float" office:value="10832.6" calcext:value-type="float">
            <text:p>10 832,60</text:p>
          </table:table-cell>
        </table:table-row>
        <table:table-row table:style-name="ro4">
          <table:table-cell/>
          <table:table-cell table:style-name="ce45" office:value-type="float" office:value="38" calcext:value-type="float">
            <text:p>38</text:p>
          </table:table-cell>
          <table:table-cell office:value-type="string" calcext:value-type="string">
            <text:p>л/с №09138</text:p>
          </table:table-cell>
          <table:table-cell table:style-name="ce129" office:value-type="float" office:value="4720.41" calcext:value-type="float">
            <text:p>4 720,41</text:p>
          </table:table-cell>
          <table:table-cell/>
          <table:table-cell table:style-name="ce185" office:value-type="float" office:value="8789.13" calcext:value-type="float">
            <text:p>8 789,13</text:p>
          </table:table-cell>
        </table:table-row>
        <table:table-row table:style-name="ro4">
          <table:table-cell/>
          <table:table-cell table:style-name="ce46" office:value-type="float" office:value="40" calcext:value-type="float">
            <text:p>40</text:p>
          </table:table-cell>
          <table:table-cell office:value-type="string" calcext:value-type="string">
            <text:p><text:s/>л/с №9182</text:p>
          </table:table-cell>
          <table:table-cell table:style-name="ce130" office:value-type="float" office:value="5043.63" calcext:value-type="float">
            <text:p>5 043,63</text:p>
          </table:table-cell>
          <table:table-cell/>
          <table:table-cell table:style-name="ce130" office:value-type="float" office:value="5043.63" calcext:value-type="float">
            <text:p>5 043,63</text:p>
          </table:table-cell>
        </table:table-row>
        <table:table-row table:style-name="ro4">
          <table:table-cell/>
          <table:table-cell table:style-name="ce47" office:value-type="float" office:value="41" calcext:value-type="float">
            <text:p>41</text:p>
          </table:table-cell>
          <table:table-cell office:value-type="string" calcext:value-type="string">
            <text:p>л/с №09140</text:p>
          </table:table-cell>
          <table:table-cell table:style-name="ce131" office:value-type="float" office:value="4499.84" calcext:value-type="float">
            <text:p>4 499,84</text:p>
          </table:table-cell>
          <table:table-cell/>
          <table:table-cell table:style-name="ce186" office:value-type="float" office:value="4499.07" calcext:value-type="float">
            <text:p>4 499,07</text:p>
          </table:table-cell>
        </table:table-row>
        <table:table-row table:style-name="ro4">
          <table:table-cell/>
          <table:table-cell table:style-name="ce48" office:value-type="float" office:value="42" calcext:value-type="float">
            <text:p>42</text:p>
          </table:table-cell>
          <table:table-cell office:value-type="string" calcext:value-type="string">
            <text:p><text:s/>л/с №9180</text:p>
          </table:table-cell>
          <table:table-cell table:style-name="ce132" office:value-type="float" office:value="4927.95" calcext:value-type="float">
            <text:p>4 927,95</text:p>
          </table:table-cell>
          <table:table-cell/>
          <table:table-cell table:style-name="ce187" office:value-type="float" office:value="9263.4" calcext:value-type="float">
            <text:p>9 263,40</text:p>
          </table:table-cell>
        </table:table-row>
        <table:table-row table:style-name="ro4">
          <table:table-cell/>
          <table:table-cell table:style-name="ce49" office:value-type="float" office:value="44" calcext:value-type="float">
            <text:p>44</text:p>
          </table:table-cell>
          <table:table-cell office:value-type="string" calcext:value-type="string">
            <text:p>л/с №09142</text:p>
          </table:table-cell>
          <table:table-cell table:style-name="ce133" office:value-type="float" office:value="2147.56" calcext:value-type="float">
            <text:p>2 147,56</text:p>
          </table:table-cell>
          <table:table-cell/>
          <table:table-cell table:style-name="ce133" office:value-type="float" office:value="2147.56" calcext:value-type="float">
            <text:p>2 147,56</text:p>
          </table:table-cell>
        </table:table-row>
        <table:table-row table:style-name="ro4">
          <table:table-cell/>
          <table:table-cell table:style-name="ce50" office:value-type="float" office:value="45" calcext:value-type="float">
            <text:p>45</text:p>
          </table:table-cell>
          <table:table-cell office:value-type="string" calcext:value-type="string">
            <text:p><text:s/>л/с №09143</text:p>
          </table:table-cell>
          <table:table-cell table:style-name="ce134" office:value-type="float" office:value="4871.05" calcext:value-type="float">
            <text:p>4 871,05</text:p>
          </table:table-cell>
          <table:table-cell/>
          <table:table-cell table:style-name="ce134" office:value-type="float" office:value="4871.05" calcext:value-type="float">
            <text:p>4 871,05</text:p>
          </table:table-cell>
        </table:table-row>
        <table:table-row table:style-name="ro4">
          <table:table-cell/>
          <table:table-cell table:style-name="ce51" office:value-type="float" office:value="46" calcext:value-type="float">
            <text:p>46</text:p>
          </table:table-cell>
          <table:table-cell office:value-type="string" calcext:value-type="string">
            <text:p>л/с №09144</text:p>
          </table:table-cell>
          <table:table-cell table:style-name="ce135" office:value-type="float" office:value="5307.53" calcext:value-type="float">
            <text:p>5 307,53</text:p>
          </table:table-cell>
          <table:table-cell/>
          <table:table-cell table:style-name="ce135" office:value-type="float" office:value="5307.53" calcext:value-type="float">
            <text:p>5 307,53</text:p>
          </table:table-cell>
        </table:table-row>
        <table:table-row table:style-name="ro4">
          <table:table-cell/>
          <table:table-cell table:style-name="ce52" office:value-type="float" office:value="47" calcext:value-type="float">
            <text:p>47</text:p>
          </table:table-cell>
          <table:table-cell office:value-type="string" calcext:value-type="string">
            <text:p>л/с №09145</text:p>
          </table:table-cell>
          <table:table-cell table:style-name="ce136" office:value-type="float" office:value="3793.06" calcext:value-type="float">
            <text:p>3 793,06</text:p>
          </table:table-cell>
          <table:table-cell/>
          <table:table-cell table:style-name="ce136" office:value-type="float" office:value="3793.06" calcext:value-type="float">
            <text:p>3 793,06</text:p>
          </table:table-cell>
        </table:table-row>
        <table:table-row table:style-name="ro4">
          <table:table-cell/>
          <table:table-cell table:style-name="ce53" office:value-type="float" office:value="48" calcext:value-type="float">
            <text:p>48</text:p>
          </table:table-cell>
          <table:table-cell office:value-type="string" calcext:value-type="string">
            <text:p>л/с №09146</text:p>
          </table:table-cell>
          <table:table-cell table:style-name="ce137" office:value-type="float" office:value="6290.36" calcext:value-type="float">
            <text:p>6 290,36</text:p>
          </table:table-cell>
          <table:table-cell/>
          <table:table-cell table:style-name="ce137" office:value-type="float" office:value="6290.36" calcext:value-type="float">
            <text:p>6 290,36</text:p>
          </table:table-cell>
        </table:table-row>
        <table:table-row table:style-name="ro4">
          <table:table-cell/>
          <table:table-cell table:style-name="ce54" office:value-type="float" office:value="49" calcext:value-type="float">
            <text:p>49</text:p>
          </table:table-cell>
          <table:table-cell office:value-type="string" calcext:value-type="string">
            <text:p><text:s/>л/с №09147</text:p>
          </table:table-cell>
          <table:table-cell table:style-name="ce138" office:value-type="float" office:value="1797.99" calcext:value-type="float">
            <text:p>1 797,99</text:p>
          </table:table-cell>
          <table:table-cell/>
          <table:table-cell table:style-name="ce188" office:value-type="float" office:value="3252.52" calcext:value-type="float">
            <text:p>3 252,52</text:p>
          </table:table-cell>
        </table:table-row>
        <table:table-row table:style-name="ro4">
          <table:table-cell/>
          <table:table-cell table:style-name="ce55" office:value-type="float" office:value="50" calcext:value-type="float">
            <text:p>50</text:p>
          </table:table-cell>
          <table:table-cell office:value-type="string" calcext:value-type="string">
            <text:p>л/с №09148</text:p>
          </table:table-cell>
          <table:table-cell table:style-name="ce139" office:value-type="float" office:value="5336.14" calcext:value-type="float">
            <text:p>5 336,14</text:p>
          </table:table-cell>
          <table:table-cell/>
          <table:table-cell table:style-name="ce139" office:value-type="float" office:value="5336.14" calcext:value-type="float">
            <text:p>5 336,14</text:p>
          </table:table-cell>
        </table:table-row>
        <table:table-row table:style-name="ro4">
          <table:table-cell/>
          <table:table-cell table:style-name="ce56" office:value-type="float" office:value="51" calcext:value-type="float">
            <text:p>51</text:p>
          </table:table-cell>
          <table:table-cell office:value-type="string" calcext:value-type="string">
            <text:p><text:s/>л/с №09149</text:p>
          </table:table-cell>
          <table:table-cell table:style-name="ce140" office:value-type="float" office:value="4667.39" calcext:value-type="float">
            <text:p>4 667,39</text:p>
          </table:table-cell>
          <table:table-cell/>
          <table:table-cell table:style-name="ce189" office:value-type="float" office:value="8911.29" calcext:value-type="float">
            <text:p>8 911,29</text:p>
          </table:table-cell>
        </table:table-row>
        <table:table-row table:style-name="ro4">
          <table:table-cell/>
          <table:table-cell table:style-name="ce57" office:value-type="float" office:value="52" calcext:value-type="float">
            <text:p>52</text:p>
          </table:table-cell>
          <table:table-cell office:value-type="string" calcext:value-type="string">
            <text:p>л/с №09150</text:p>
          </table:table-cell>
          <table:table-cell table:style-name="ce141" office:value-type="float" office:value="5620.42" calcext:value-type="float">
            <text:p>5 620,42</text:p>
          </table:table-cell>
          <table:table-cell/>
          <table:table-cell table:style-name="ce141" office:value-type="float" office:value="5620.42" calcext:value-type="float">
            <text:p>5 620,42</text:p>
          </table:table-cell>
        </table:table-row>
        <table:table-row table:style-name="ro4">
          <table:table-cell/>
          <table:table-cell table:style-name="ce58" office:value-type="float" office:value="53" calcext:value-type="float">
            <text:p>53</text:p>
          </table:table-cell>
          <table:table-cell office:value-type="string" calcext:value-type="string">
            <text:p>л/с №09151</text:p>
          </table:table-cell>
          <table:table-cell table:style-name="ce142" office:value-type="float" office:value="5276.84" calcext:value-type="float">
            <text:p>5 276,84</text:p>
          </table:table-cell>
          <table:table-cell/>
          <table:table-cell table:style-name="ce190" office:value-type="float" office:value="3838.15" calcext:value-type="float">
            <text:p>3 838,15</text:p>
          </table:table-cell>
        </table:table-row>
        <table:table-row table:style-name="ro4">
          <table:table-cell/>
          <table:table-cell table:style-name="ce59" office:value-type="float" office:value="54" calcext:value-type="float">
            <text:p>54</text:p>
          </table:table-cell>
          <table:table-cell office:value-type="string" calcext:value-type="string">
            <text:p>л/с №09152</text:p>
          </table:table-cell>
          <table:table-cell table:style-name="ce143" office:value-type="float" office:value="2439.96" calcext:value-type="float">
            <text:p>2 439,96</text:p>
          </table:table-cell>
          <table:table-cell/>
          <table:table-cell table:style-name="ce191" office:value-type="float" office:value="7373.28" calcext:value-type="float">
            <text:p>7 373,28</text:p>
          </table:table-cell>
        </table:table-row>
        <table:table-row table:style-name="ro4">
          <table:table-cell/>
          <table:table-cell table:style-name="ce60" office:value-type="float" office:value="55" calcext:value-type="float">
            <text:p>55</text:p>
          </table:table-cell>
          <table:table-cell office:value-type="string" calcext:value-type="string">
            <text:p>л/с №09153</text:p>
          </table:table-cell>
          <table:table-cell table:style-name="ce144" office:value-type="float" office:value="4466.25" calcext:value-type="float">
            <text:p>4 466,25</text:p>
          </table:table-cell>
          <table:table-cell/>
          <table:table-cell table:style-name="ce192" office:value-type="float" office:value="4466.23" calcext:value-type="float">
            <text:p>4 466,23</text:p>
          </table:table-cell>
        </table:table-row>
        <table:table-row table:style-name="ro4">
          <table:table-cell/>
          <table:table-cell table:style-name="ce61" office:value-type="float" office:value="56" calcext:value-type="float">
            <text:p>56</text:p>
          </table:table-cell>
          <table:table-cell office:value-type="string" calcext:value-type="string">
            <text:p>л/с №09154</text:p>
          </table:table-cell>
          <table:table-cell table:style-name="ce145" office:value-type="float" office:value="4718.25" calcext:value-type="float">
            <text:p>4 718,25</text:p>
          </table:table-cell>
          <table:table-cell/>
          <table:table-cell table:style-name="ce193" office:value-type="float" office:value="8627.41" calcext:value-type="float">
            <text:p>8 627,41</text:p>
          </table:table-cell>
        </table:table-row>
        <table:table-row table:style-name="ro4">
          <table:table-cell/>
          <table:table-cell table:style-name="ce62" office:value-type="float" office:value="57" calcext:value-type="float">
            <text:p>57</text:p>
          </table:table-cell>
          <table:table-cell office:value-type="string" calcext:value-type="string">
            <text:p>л/с №09155</text:p>
          </table:table-cell>
          <table:table-cell table:style-name="ce146" office:value-type="float" office:value="3939.91" calcext:value-type="float">
            <text:p>3 939,91</text:p>
          </table:table-cell>
          <table:table-cell/>
          <table:table-cell table:style-name="ce146" office:value-type="float" office:value="3939.91" calcext:value-type="float">
            <text:p>3 939,91</text:p>
          </table:table-cell>
        </table:table-row>
        <table:table-row table:style-name="ro4">
          <table:table-cell/>
          <table:table-cell table:style-name="ce63" office:value-type="float" office:value="58" calcext:value-type="float">
            <text:p>58</text:p>
          </table:table-cell>
          <table:table-cell office:value-type="string" calcext:value-type="string">
            <text:p>л/с №09156</text:p>
          </table:table-cell>
          <table:table-cell table:style-name="ce147" office:value-type="float" office:value="6201.69" calcext:value-type="float">
            <text:p>6 201,69</text:p>
          </table:table-cell>
          <table:table-cell/>
          <table:table-cell table:style-name="ce147" office:value-type="float" office:value="6201.69" calcext:value-type="float">
            <text:p>6 201,69</text:p>
          </table:table-cell>
        </table:table-row>
        <table:table-row table:style-name="ro4">
          <table:table-cell/>
          <table:table-cell table:style-name="ce64" office:value-type="float" office:value="59" calcext:value-type="float">
            <text:p>59</text:p>
          </table:table-cell>
          <table:table-cell office:value-type="string" calcext:value-type="string">
            <text:p><text:s/>л/с №09157</text:p>
          </table:table-cell>
          <table:table-cell table:style-name="ce148" office:value-type="float" office:value="2656.81" calcext:value-type="float">
            <text:p>2 656,81</text:p>
          </table:table-cell>
          <table:table-cell/>
          <table:table-cell table:style-name="ce194" office:value-type="float" office:value="9050.83" calcext:value-type="float">
            <text:p>9 050,83</text:p>
          </table:table-cell>
        </table:table-row>
        <table:table-row table:style-name="ro4">
          <table:table-cell/>
          <table:table-cell table:style-name="ce65" office:value-type="float" office:value="60" calcext:value-type="float">
            <text:p>60</text:p>
          </table:table-cell>
          <table:table-cell office:value-type="string" calcext:value-type="string">
            <text:p>л/с №09158</text:p>
          </table:table-cell>
          <table:table-cell table:style-name="ce149" office:value-type="float" office:value="4036.65" calcext:value-type="float">
            <text:p>4 036,65</text:p>
          </table:table-cell>
          <table:table-cell/>
          <table:table-cell table:style-name="ce149" office:value-type="float" office:value="4036.65" calcext:value-type="float">
            <text:p>4 036,65</text:p>
          </table:table-cell>
        </table:table-row>
        <table:table-row table:style-name="ro4">
          <table:table-cell/>
          <table:table-cell table:style-name="ce66" office:value-type="float" office:value="61" calcext:value-type="float">
            <text:p>61</text:p>
          </table:table-cell>
          <table:table-cell office:value-type="string" calcext:value-type="string">
            <text:p><text:s/>л/с №09159</text:p>
          </table:table-cell>
          <table:table-cell table:style-name="ce150" office:value-type="float" office:value="4985.09" calcext:value-type="float">
            <text:p>4 985,09</text:p>
          </table:table-cell>
          <table:table-cell/>
          <table:table-cell table:style-name="ce150" office:value-type="float" office:value="4985.09" calcext:value-type="float">
            <text:p>4 985,09</text:p>
          </table:table-cell>
        </table:table-row>
        <table:table-row table:style-name="ro4">
          <table:table-cell/>
          <table:table-cell table:style-name="ce67" office:value-type="float" office:value="62" calcext:value-type="float">
            <text:p>62</text:p>
          </table:table-cell>
          <table:table-cell office:value-type="string" calcext:value-type="string">
            <text:p>л/с №09160</text:p>
          </table:table-cell>
          <table:table-cell table:style-name="ce151" office:value-type="float" office:value="3931.99" calcext:value-type="float">
            <text:p>3 931,99</text:p>
          </table:table-cell>
          <table:table-cell/>
          <table:table-cell table:style-name="ce151" office:value-type="float" office:value="3931.99" calcext:value-type="float">
            <text:p>3 931,99</text:p>
          </table:table-cell>
        </table:table-row>
        <table:table-row table:style-name="ro4">
          <table:table-cell/>
          <table:table-cell table:style-name="ce68" office:value-type="float" office:value="63" calcext:value-type="float">
            <text:p>63</text:p>
          </table:table-cell>
          <table:table-cell office:value-type="string" calcext:value-type="string">
            <text:p><text:s/>л/с №09161</text:p>
          </table:table-cell>
          <table:table-cell table:style-name="ce152" office:value-type="float" office:value="5048.23" calcext:value-type="float">
            <text:p>5 048,23</text:p>
          </table:table-cell>
          <table:table-cell/>
          <table:table-cell table:style-name="ce195" office:value-type="float" office:value="4762.69" calcext:value-type="float">
            <text:p>4 762,69</text:p>
          </table:table-cell>
        </table:table-row>
        <table:table-row table:style-name="ro4">
          <table:table-cell/>
          <table:table-cell table:style-name="ce69" office:value-type="float" office:value="64" calcext:value-type="float">
            <text:p>64</text:p>
          </table:table-cell>
          <table:table-cell office:value-type="string" calcext:value-type="string">
            <text:p>л/с №09162</text:p>
          </table:table-cell>
          <table:table-cell table:style-name="ce153" office:value-type="float" office:value="3101.64" calcext:value-type="float">
            <text:p>3 101,64</text:p>
          </table:table-cell>
          <table:table-cell/>
          <table:table-cell table:style-name="ce196" office:value-type="float" office:value="5857.94" calcext:value-type="float">
            <text:p>5 857,94</text:p>
          </table:table-cell>
        </table:table-row>
        <table:table-row table:style-name="ro4">
          <table:table-cell/>
          <table:table-cell table:style-name="ce70" office:value-type="float" office:value="65" calcext:value-type="float">
            <text:p>65</text:p>
          </table:table-cell>
          <table:table-cell office:value-type="string" calcext:value-type="string">
            <text:p><text:s/>л/с №09163</text:p>
          </table:table-cell>
          <table:table-cell table:style-name="ce154" office:value-type="float" office:value="4631.96" calcext:value-type="float">
            <text:p>4 631,96</text:p>
          </table:table-cell>
          <table:table-cell/>
          <table:table-cell table:style-name="ce154" office:value-type="float" office:value="4631.96" calcext:value-type="float">
            <text:p>4 631,96</text:p>
          </table:table-cell>
        </table:table-row>
        <table:table-row table:style-name="ro4">
          <table:table-cell/>
          <table:table-cell table:style-name="ce71" office:value-type="float" office:value="66" calcext:value-type="float">
            <text:p>66</text:p>
          </table:table-cell>
          <table:table-cell office:value-type="string" calcext:value-type="string">
            <text:p><text:s/>л/с №09164</text:p>
          </table:table-cell>
          <table:table-cell table:style-name="ce155" office:value-type="float" office:value="4260.96" calcext:value-type="float">
            <text:p>4 260,96</text:p>
          </table:table-cell>
          <table:table-cell/>
          <table:table-cell table:style-name="ce197" office:value-type="float" office:value="4258.73" calcext:value-type="float">
            <text:p>4 258,73</text:p>
          </table:table-cell>
        </table:table-row>
        <table:table-row table:style-name="ro4">
          <table:table-cell/>
          <table:table-cell table:style-name="ce72" office:value-type="float" office:value="67" calcext:value-type="float">
            <text:p>67</text:p>
          </table:table-cell>
          <table:table-cell office:value-type="string" calcext:value-type="string">
            <text:p>л/с №09165</text:p>
          </table:table-cell>
          <table:table-cell table:style-name="ce156" office:value-type="float" office:value="3986.39" calcext:value-type="float">
            <text:p>3 986,39</text:p>
          </table:table-cell>
          <table:table-cell/>
          <table:table-cell table:style-name="ce156" office:value-type="float" office:value="3986.39" calcext:value-type="float">
            <text:p>3 986,39</text:p>
          </table:table-cell>
        </table:table-row>
        <table:table-row table:style-name="ro4">
          <table:table-cell/>
          <table:table-cell table:style-name="ce73" office:value-type="float" office:value="68" calcext:value-type="float">
            <text:p>68</text:p>
          </table:table-cell>
          <table:table-cell office:value-type="string" calcext:value-type="string">
            <text:p>л/с №09166</text:p>
          </table:table-cell>
          <table:table-cell table:style-name="ce157" office:value-type="float" office:value="4544.92" calcext:value-type="float">
            <text:p>4 544,92</text:p>
          </table:table-cell>
          <table:table-cell/>
          <table:table-cell table:style-name="ce198" office:value-type="float" office:value="5485.19" calcext:value-type="float">
            <text:p>5 485,19</text:p>
          </table:table-cell>
        </table:table-row>
        <table:table-row table:style-name="ro4">
          <table:table-cell/>
          <table:table-cell table:style-name="ce74" office:value-type="float" office:value="69" calcext:value-type="float">
            <text:p>69</text:p>
          </table:table-cell>
          <table:table-cell office:value-type="string" calcext:value-type="string">
            <text:p>л/с №09167</text:p>
          </table:table-cell>
          <table:table-cell table:style-name="ce138" office:value-type="float" office:value="1797.99" calcext:value-type="float">
            <text:p>1 797,99</text:p>
          </table:table-cell>
          <table:table-cell/>
          <table:table-cell table:style-name="ce199" office:value-type="float" office:value="4674.56" calcext:value-type="float">
            <text:p>4 674,56</text:p>
          </table:table-cell>
        </table:table-row>
        <table:table-row table:style-name="ro4">
          <table:table-cell/>
          <table:table-cell table:style-name="ce75" office:value-type="float" office:value="70" calcext:value-type="float">
            <text:p>70</text:p>
          </table:table-cell>
          <table:table-cell office:value-type="string" calcext:value-type="string">
            <text:p>л/с №09168</text:p>
          </table:table-cell>
          <table:table-cell table:style-name="ce158" office:value-type="float" office:value="3944.66" calcext:value-type="float">
            <text:p>3 944,66</text:p>
          </table:table-cell>
          <table:table-cell/>
          <table:table-cell table:style-name="ce200" office:value-type="float" office:value="7062.44" calcext:value-type="float">
            <text:p>7 062,44</text:p>
          </table:table-cell>
        </table:table-row>
        <table:table-row table:style-name="ro4">
          <table:table-cell/>
          <table:table-cell table:style-name="ce76" office:value-type="float" office:value="71" calcext:value-type="float">
            <text:p>71</text:p>
          </table:table-cell>
          <table:table-cell office:value-type="string" calcext:value-type="string">
            <text:p>л/с №09169</text:p>
          </table:table-cell>
          <table:table-cell table:style-name="ce159" office:value-type="float" office:value="4679.85" calcext:value-type="float">
            <text:p>4 679,85</text:p>
          </table:table-cell>
          <table:table-cell/>
          <table:table-cell table:style-name="ce201" office:value-type="float" office:value="8399.93" calcext:value-type="float">
            <text:p>8 399,93</text:p>
          </table:table-cell>
        </table:table-row>
        <table:table-row table:style-name="ro4">
          <table:table-cell/>
          <table:table-cell table:style-name="ce77" office:value-type="float" office:value="72" calcext:value-type="float">
            <text:p>72</text:p>
          </table:table-cell>
          <table:table-cell office:value-type="string" calcext:value-type="string">
            <text:p><text:s/>л/с №09170</text:p>
          </table:table-cell>
          <table:table-cell table:style-name="ce160" office:value-type="float" office:value="4312.74" calcext:value-type="float">
            <text:p>4 312,74</text:p>
          </table:table-cell>
          <table:table-cell/>
          <table:table-cell table:style-name="ce160" office:value-type="float" office:value="4312.74" calcext:value-type="float">
            <text:p>4 312,74</text:p>
          </table:table-cell>
        </table:table-row>
        <table:table-row table:style-name="ro4">
          <table:table-cell/>
          <table:table-cell table:style-name="ce78" office:value-type="float" office:value="73" calcext:value-type="float">
            <text:p>73</text:p>
          </table:table-cell>
          <table:table-cell office:value-type="string" calcext:value-type="string">
            <text:p>л/с №09171</text:p>
          </table:table-cell>
          <table:table-cell table:style-name="ce161" office:value-type="float" office:value="5744.17" calcext:value-type="float">
            <text:p>5 744,17</text:p>
          </table:table-cell>
          <table:table-cell/>
          <table:table-cell table:style-name="ce202" office:value-type="float" office:value="25318.27" calcext:value-type="float">
            <text:p>25 318,27</text:p>
          </table:table-cell>
        </table:table-row>
        <table:table-row table:style-name="ro4">
          <table:table-cell/>
          <table:table-cell table:style-name="ce79" office:value-type="float" office:value="74" calcext:value-type="float">
            <text:p>74</text:p>
          </table:table-cell>
          <table:table-cell office:value-type="string" calcext:value-type="string">
            <text:p>л/с №09172</text:p>
          </table:table-cell>
          <table:table-cell table:style-name="ce162" office:value-type="float" office:value="3285.12" calcext:value-type="float">
            <text:p>3 285,12</text:p>
          </table:table-cell>
          <table:table-cell/>
          <table:table-cell table:style-name="ce203" office:value-type="float" office:value="8122.69" calcext:value-type="float">
            <text:p>8 122,69</text:p>
          </table:table-cell>
        </table:table-row>
        <table:table-row table:style-name="ro4">
          <table:table-cell/>
          <table:table-cell table:style-name="ce80" office:value-type="float" office:value="75" calcext:value-type="float">
            <text:p>75</text:p>
          </table:table-cell>
          <table:table-cell office:value-type="string" calcext:value-type="string">
            <text:p>л/с №09173</text:p>
          </table:table-cell>
          <table:table-cell table:style-name="ce163" office:value-type="float" office:value="4378.69" calcext:value-type="float">
            <text:p>4 378,69</text:p>
          </table:table-cell>
          <table:table-cell/>
          <table:table-cell table:style-name="ce204" office:value-type="float" office:value="2997.24" calcext:value-type="float">
            <text:p>2 997,24</text:p>
          </table:table-cell>
        </table:table-row>
        <table:table-row table:style-name="ro4">
          <table:table-cell/>
          <table:table-cell table:style-name="ce81" office:value-type="float" office:value="76" calcext:value-type="float">
            <text:p>76</text:p>
          </table:table-cell>
          <table:table-cell office:value-type="string" calcext:value-type="string">
            <text:p>л/с №09174</text:p>
          </table:table-cell>
          <table:table-cell table:style-name="ce164" office:value-type="float" office:value="5054.22" calcext:value-type="float">
            <text:p>5 054,22</text:p>
          </table:table-cell>
          <table:table-cell/>
          <table:table-cell table:style-name="ce164" office:value-type="float" office:value="5054.22" calcext:value-type="float">
            <text:p>5 054,22</text:p>
          </table:table-cell>
        </table:table-row>
        <table:table-row table:style-name="ro4">
          <table:table-cell/>
          <table:table-cell table:style-name="ce82" office:value-type="float" office:value="77" calcext:value-type="float">
            <text:p>77</text:p>
          </table:table-cell>
          <table:table-cell office:value-type="string" calcext:value-type="string">
            <text:p>л/с №09175</text:p>
          </table:table-cell>
          <table:table-cell table:style-name="ce165" office:value-type="float" office:value="3973.85" calcext:value-type="float">
            <text:p>3 973,85</text:p>
          </table:table-cell>
          <table:table-cell/>
          <table:table-cell table:style-name="ce165" office:value-type="float" office:value="3973.85" calcext:value-type="float">
            <text:p>3 973,85</text:p>
          </table:table-cell>
        </table:table-row>
        <table:table-row table:style-name="ro4">
          <table:table-cell/>
          <table:table-cell table:style-name="ce83" office:value-type="float" office:value="78" calcext:value-type="float">
            <text:p>78</text:p>
          </table:table-cell>
          <table:table-cell office:value-type="string" calcext:value-type="string">
            <text:p>л/с №09176</text:p>
          </table:table-cell>
          <table:table-cell table:style-name="ce166" office:value-type="float" office:value="5849.83" calcext:value-type="float">
            <text:p>5 849,83</text:p>
          </table:table-cell>
          <table:table-cell/>
          <table:table-cell table:style-name="ce205" office:value-type="float" office:value="5848.93" calcext:value-type="float">
            <text:p>5 848,93</text:p>
          </table:table-cell>
        </table:table-row>
        <table:table-row table:style-name="ro4">
          <table:table-cell/>
          <table:table-cell table:style-name="ce84" office:value-type="float" office:value="79" calcext:value-type="float">
            <text:p>79</text:p>
          </table:table-cell>
          <table:table-cell office:value-type="string" calcext:value-type="string">
            <text:p>л/с №09177</text:p>
          </table:table-cell>
          <table:table-cell table:style-name="ce167" office:value-type="float" office:value="1962.48" calcext:value-type="float">
            <text:p>1 962,48</text:p>
          </table:table-cell>
          <table:table-cell/>
          <table:table-cell table:style-name="ce206" office:value-type="float" office:value="1938.44" calcext:value-type="float">
            <text:p>1 938,44</text:p>
          </table:table-cell>
        </table:table-row>
        <table:table-row table:style-name="ro4">
          <table:table-cell/>
          <table:table-cell table:style-name="ce85" office:value-type="float" office:value="80" calcext:value-type="float">
            <text:p>80</text:p>
          </table:table-cell>
          <table:table-cell office:value-type="string" calcext:value-type="string">
            <text:p>л/с №09178</text:p>
          </table:table-cell>
          <table:table-cell table:style-name="ce168" office:value-type="float" office:value="3718.24" calcext:value-type="float">
            <text:p>3 718,24</text:p>
          </table:table-cell>
          <table:table-cell/>
          <table:table-cell table:style-name="ce168" office:value-type="float" office:value="3718.24" calcext:value-type="float">
            <text:p>3 718,24</text:p>
          </table:table-cell>
        </table:table-row>
        <table:table-row table:style-name="ro4">
          <table:table-cell/>
          <table:table-cell table:style-name="ce86" office:value-type="float" office:value="81" calcext:value-type="float">
            <text:p>81</text:p>
          </table:table-cell>
          <table:table-cell office:value-type="string" calcext:value-type="string">
            <text:p>л/с №09179</text:p>
          </table:table-cell>
          <table:table-cell table:style-name="ce169" office:value-type="float" office:value="4739.68" calcext:value-type="float">
            <text:p>4 739,68</text:p>
          </table:table-cell>
          <table:table-cell/>
          <table:table-cell table:style-name="ce169" office:value-type="float" office:value="4739.68" calcext:value-type="float">
            <text:p>4 739,68</text:p>
          </table:table-cell>
        </table:table-row>
        <table:table-row table:style-name="ro2">
          <table:table-cell table:style-name="ce3"/>
          <table:table-cell table:style-name="ce87"/>
          <table:table-cell table:style-name="ce91" office:value-type="string" calcext:value-type="string">
            <text:p>ИТОГО:</text:p>
          </table:table-cell>
          <table:table-cell table:style-name="ce170" office:value-type="float" office:value="341255.81" calcext:value-type="float">
            <text:p>341 255,81</text:p>
          </table:table-cell>
          <table:table-cell/>
          <table:table-cell table:style-name="ce207" office:value-type="float" office:value="471249.59" calcext:value-type="float">
            <text:p>471 249,59</text:p>
          </table:table-cell>
        </table:table-row>
        <table:table-row table:style-name="ro2">
          <table:table-cell table:style-name="ce3"/>
          <table:table-cell table:style-name="ce88"/>
          <table:table-cell table:style-name="ce92"/>
          <table:table-cell table:style-name="ce171"/>
          <table:table-cell/>
          <table:table-cell table:style-name="ce17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6">
      <number:text>4</number:text>
    </number:number-style>
    <number:number-style style:name="N107">
      <number:text>3 174,55</number:text>
    </number:number-style>
    <number:number-style style:name="N108">
      <number:text>852,00</number:text>
    </number:number-style>
    <number:number-style style:name="N109">
      <number:text>77,56</number:text>
    </number:number-style>
    <number:number-style style:name="N110">
      <number:text>4 426,19</number:text>
    </number:number-style>
    <number:number-style style:name="N111">
      <number:text>7 541,62</number:text>
    </number:number-style>
    <number:number-style style:name="N112">
      <number:text>340,80</number:text>
    </number:number-style>
    <number:number-style style:name="N113">
      <number:text>40,30</number:text>
    </number:number-style>
    <number:number-style style:name="N114">
      <number:text>222,76</number:text>
    </number:number-style>
    <number:number-style style:name="N115">
      <number:text>4 616,97</number:text>
    </number:number-style>
    <number:number-style style:name="N116">
      <number:text>2 146,28</number:text>
    </number:number-style>
    <number:number-style style:name="N117">
      <number:text>174,51</number:text>
    </number:number-style>
    <number:number-style style:name="N118">
      <number:text>170,40</number:text>
    </number:number-style>
    <number:number-style style:name="N119">
      <number:text>111,38</number:text>
    </number:number-style>
    <number:number-style style:name="N120">
      <number:text>5</number:text>
    </number:number-style>
    <number:number-style style:name="N121">
      <number:text>2 746,06</number:text>
    </number:number-style>
    <number:number-style style:name="N122">
      <number:text>737,00</number:text>
    </number:number-style>
    <number:number-style style:name="N123">
      <number:text>3 979,14</number:text>
    </number:number-style>
    <number:number-style style:name="N124">
      <number:text>3 285,63</number:text>
    </number:number-style>
    <number:number-style style:name="N125">
      <number:text>147,40</number:text>
    </number:number-style>
    <number:number-style style:name="N126">
      <number:text>48,36</number:text>
    </number:number-style>
    <number:number-style style:name="N127">
      <number:text>2 052,55</number:text>
    </number:number-style>
    <number:number-style style:name="N128">
      <number:text>6</number:text>
    </number:number-style>
    <number:number-style style:name="N129">
      <number:text>3 219,26</number:text>
    </number:number-style>
    <number:number-style style:name="N130">
      <number:text>864,00</number:text>
    </number:number-style>
    <number:number-style style:name="N131">
      <number:text>193,90</number:text>
    </number:number-style>
    <number:number-style style:name="N132">
      <number:text>6 441,60</number:text>
    </number:number-style>
    <number:number-style style:name="N133">
      <number:text>6 036,10</number:text>
    </number:number-style>
    <number:number-style style:name="N134">
      <number:text>172,80</number:text>
    </number:number-style>
    <number:number-style style:name="N135">
      <number:text>193,44</number:text>
    </number:number-style>
    <number:number-style style:name="N136">
      <number:text>1 893,46</number:text>
    </number:number-style>
    <number:number-style style:name="N137">
      <number:text>2 563,38</number:text>
    </number:number-style>
    <number:number-style style:name="N138">
      <number:text>349,02</number:text>
    </number:number-style>
    <number:number-style style:name="N139">
      <number:text>6 199,24</number:text>
    </number:number-style>
    <number:number-style style:name="N140">
      <number:text>5 793,74</number:text>
    </number:number-style>
    <number:number-style style:name="N141">
      <number:text>209,56</number:text>
    </number:number-style>
    <number:number-style style:name="N142">
      <number:text>1 782,08</number:text>
    </number:number-style>
    <number:number-style style:name="N143">
      <number:text>7</number:text>
    </number:number-style>
    <number:number-style style:name="N144">
      <number:text>1 367,44</number:text>
    </number:number-style>
    <number:number-style style:name="N145">
      <number:text>367,00</number:text>
    </number:number-style>
    <number:number-style style:name="N146">
      <number:text>38,78</number:text>
    </number:number-style>
    <number:number-style style:name="N147">
      <number:text>1 862,74</number:text>
    </number:number-style>
    <number:number-style style:name="N148">
      <number:text>1 517,40</number:text>
    </number:number-style>
    <number:number-style style:name="N149">
      <number:text>73,40</number:text>
    </number:number-style>
    <number:number-style style:name="N150">
      <number:text>1 021,80</number:text>
    </number:number-style>
    <number:number-style style:name="N151">
      <number:text>383,42</number:text>
    </number:number-style>
    <number:number-style style:name="N152">
      <number:text>16,12</number:text>
    </number:number-style>
    <number:number-style style:name="N153">
      <number:text>8</number:text>
    </number:number-style>
    <number:number-style style:name="N154">
      <number:text>2 738,61</number:text>
    </number:number-style>
    <number:number-style style:name="N155">
      <number:text>735,00</number:text>
    </number:number-style>
    <number:number-style style:name="N156">
      <number:text>4 106,54</number:text>
    </number:number-style>
    <number:number-style style:name="N157">
      <number:text>3 360,01</number:text>
    </number:number-style>
    <number:number-style style:name="N158">
      <number:text>147,00</number:text>
    </number:number-style>
    <number:number-style style:name="N159">
      <number:text>72,54</number:text>
    </number:number-style>
    <number:number-style style:name="N160">
      <number:text>2 046,98</number:text>
    </number:number-style>
    <number:number-style style:name="N161">
      <number:text>135,73</number:text>
    </number:number-style>
    <number:number-style style:name="N162">
      <number:text>88,66</number:text>
    </number:number-style>
    <number:number-style style:name="N163">
      <number:text>9</number:text>
    </number:number-style>
    <number:number-style style:name="N164">
      <number:text>3 211,81</number:text>
    </number:number-style>
    <number:number-style style:name="N165">
      <number:text>862,00</number:text>
    </number:number-style>
    <number:number-style style:name="N166">
      <number:text>116,34</number:text>
    </number:number-style>
    <number:number-style style:name="N167">
      <number:text>4 924,50</number:text>
    </number:number-style>
    <number:number-style style:name="N168">
      <number:text>21 024,84</number:text>
    </number:number-style>
    <number:number-style style:name="N169">
      <number:text>16 100,34</number:text>
    </number:number-style>
    <number:number-style style:name="N170">
      <number:text>172,40</number:text>
    </number:number-style>
    <number:number-style style:name="N171">
      <number:text>83,02</number:text>
    </number:number-style>
    <number:number-style style:name="N172">
      <number:text>478,93</number:text>
    </number:number-style>
    <number:number-style style:name="N173">
      <number:text>10</number:text>
    </number:number-style>
    <number:number-style style:name="N174">
      <number:text>2 768,42</number:text>
    </number:number-style>
    <number:number-style style:name="N175">
      <number:text>743,00</number:text>
    </number:number-style>
    <number:number-style style:name="N176">
      <number:text>459,54</number:text>
    </number:number-style>
    <number:number-style style:name="N177">
      <number:text>5 600,72</number:text>
    </number:number-style>
    <number:number-style style:name="N178">
      <number:text>10 502,22</number:text>
    </number:number-style>
    <number:number-style style:name="N179">
      <number:text>4 901,50</number:text>
    </number:number-style>
    <number:number-style style:name="N180">
      <number:text>148,60</number:text>
    </number:number-style>
    <number:number-style style:name="N181">
      <number:text>278,07</number:text>
    </number:number-style>
    <number:number-style style:name="N182">
      <number:text>1 203,09</number:text>
    </number:number-style>
    <number:number-style style:name="N183">
      <number:text>11</number:text>
    </number:number-style>
    <number:number-style style:name="N184">
      <number:text>3 204,36</number:text>
    </number:number-style>
    <number:number-style style:name="N185">
      <number:text>860,00</number:text>
    </number:number-style>
    <number:number-style style:name="N186">
      <number:text>306,36</number:text>
    </number:number-style>
    <number:number-style style:name="N187">
      <number:text>5 530,16</number:text>
    </number:number-style>
    <number:number-style style:name="N188">
      <number:text>4 720,90</number:text>
    </number:number-style>
    <number:number-style style:name="N189">
      <number:text>172,00</number:text>
    </number:number-style>
    <number:number-style style:name="N190">
      <number:text>185,38</number:text>
    </number:number-style>
    <number:number-style style:name="N191">
      <number:text>802,06</number:text>
    </number:number-style>
    <number:number-style style:name="N192">
      <number:text>2 395,10</number:text>
    </number:number-style>
    <number:number-style style:name="N193">
      <number:text>12</number:text>
    </number:number-style>
    <number:number-style style:name="N194">
      <number:text>1 363,72</number:text>
    </number:number-style>
    <number:number-style style:name="N195">
      <number:text>366,00</number:text>
    </number:number-style>
    <number:number-style style:name="N196">
      <number:text>1 802,92</number:text>
    </number:number-style>
    <number:number-style style:name="N197">
      <number:text>1 531,96</number:text>
    </number:number-style>
    <number:number-style style:name="N198">
      <number:text>110,87</number:text>
    </number:number-style>
    <number:number-style style:name="N199">
      <number:text>7,20</number:text>
    </number:number-style>
    <number:number-style style:name="N200">
      <number:text>1 047,89</number:text>
    </number:number-style>
    <number:number-style style:name="N201">
      <number:text>73,20</number:text>
    </number:number-style>
    <number:number-style style:name="N202">
      <number:text>13</number:text>
    </number:number-style>
    <number:number-style style:name="N203">
      <number:text>5 920,61</number:text>
    </number:number-style>
    <number:number-style style:name="N204">
      <number:text>1 589,00</number:text>
    </number:number-style>
    <number:number-style style:name="N205">
      <number:text>407,19</number:text>
    </number:number-style>
    <number:number-style style:name="N206">
      <number:text>10 314,90</number:text>
    </number:number-style>
    <number:number-style style:name="N207">
      <number:text>8 819,66</number:text>
    </number:number-style>
    <number:number-style style:name="N208">
      <number:text>310,66</number:text>
    </number:number-style>
    <number:number-style style:name="N209">
      <number:text>305,36</number:text>
    </number:number-style>
    <number:number-style style:name="N210">
      <number:text>4 425,37</number:text>
    </number:number-style>
    <number:number-style style:name="N211">
      <number:text>317,80</number:text>
    </number:number-style>
    <number:number-style style:name="N212">
      <number:text>298,22</number:text>
    </number:number-style>
    <number:number-style style:name="N213">
      <number:text>14</number:text>
    </number:number-style>
    <number:number-style style:name="N214">
      <number:text>2 716,25</number:text>
    </number:number-style>
    <number:number-style style:name="N215">
      <number:text>729,00</number:text>
    </number:number-style>
    <number:number-style style:name="N216">
      <number:text>3 939,73</number:text>
    </number:number-style>
    <number:number-style style:name="N217">
      <number:text>6 524,14</number:text>
    </number:number-style>
    <number:number-style style:name="N218">
      <number:text>291,60</number:text>
    </number:number-style>
    <number:number-style style:name="N219">
      <number:text>96,72</number:text>
    </number:number-style>
    <number:number-style style:name="N220">
      <number:text>556,90</number:text>
    </number:number-style>
    <number:number-style style:name="N221">
      <number:text>4 004,58</number:text>
    </number:number-style>
    <number:number-style style:name="N222">
      <number:text>1 458,00</number:text>
    </number:number-style>
    <number:number-style style:name="N223">
      <number:text>145,80</number:text>
    </number:number-style>
    <number:number-style style:name="N224">
      <number:text>15</number:text>
    </number:number-style>
    <number:number-style style:name="N225">
      <number:text>3 189,46</number:text>
    </number:number-style>
    <number:number-style style:name="N226">
      <number:text>856,00</number:text>
    </number:number-style>
    <number:number-style style:name="N227">
      <number:text>153,18</number:text>
    </number:number-style>
    <number:number-style style:name="N228">
      <number:text>4 863,56</number:text>
    </number:number-style>
    <number:number-style style:name="N229">
      <number:text>8 644,41</number:text>
    </number:number-style>
    <number:number-style style:name="N230">
      <number:text>3 780,85</number:text>
    </number:number-style>
    <number:number-style style:name="N231">
      <number:text>171,20</number:text>
    </number:number-style>
    <number:number-style style:name="N232">
      <number:text>92,69</number:text>
    </number:number-style>
    <number:number-style style:name="N233">
      <number:text>401,03</number:text>
    </number:number-style>
    <number:number-style style:name="N234">
      <number:text>16</number:text>
    </number:number-style>
    <number:number-style style:name="N235">
      <number:text>1 356,26</number:text>
    </number:number-style>
    <number:number-style style:name="N236">
      <number:text>364,00</number:text>
    </number:number-style>
    <number:number-style style:name="N237">
      <number:text>155,12</number:text>
    </number:number-style>
    <number:number-style style:name="N238">
      <number:text>2 609,86</number:text>
    </number:number-style>
    <number:number-style style:name="N239">
      <number:text>5 078,66</number:text>
    </number:number-style>
    <number:number-style style:name="N240">
      <number:text>2 468,80</number:text>
    </number:number-style>
    <number:number-style style:name="N241">
      <number:text>72,80</number:text>
    </number:number-style>
    <number:number-style style:name="N242">
      <number:text>104,78</number:text>
    </number:number-style>
    <number:number-style style:name="N243">
      <number:text>17</number:text>
    </number:number-style>
    <number:number-style style:name="N244">
      <number:text>2 708,80</number:text>
    </number:number-style>
    <number:number-style style:name="N245">
      <number:text>727,00</number:text>
    </number:number-style>
    <number:number-style style:name="N246">
      <number:text>3 581,20</number:text>
    </number:number-style>
    <number:number-style style:name="N247">
      <number:text>10 000,00</number:text>
    </number:number-style>
    <number:number-style style:name="N248">
      <number:text>581,60</number:text>
    </number:number-style>
    <number:number-style style:name="N249">
      <number:text>8,06</number:text>
    </number:number-style>
    <number:number-style style:name="N250">
      <number:text>6 974,26</number:text>
    </number:number-style>
    <number:number-style style:name="N251">
      <number:text>2 436,08</number:text>
    </number:number-style>
    <number:number-style style:name="N252">
      <number:text>-6 752,90</number:text>
    </number:number-style>
    <number:number-style style:name="N253">
      <number:text>-334,10</number:text>
    </number:number-style>
    <number:number-style style:name="N254">
      <number:text>145,40</number:text>
    </number:number-style>
    <number:number-style style:name="N255">
      <number:text>18</number:text>
    </number:number-style>
    <number:number-style style:name="N256">
      <number:text>3 200,63</number:text>
    </number:number-style>
    <number:number-style style:name="N257">
      <number:text>859,00</number:text>
    </number:number-style>
    <number:number-style style:name="N258">
      <number:text>271,46</number:text>
    </number:number-style>
    <number:number-style style:name="N259">
      <number:text>4 735,17</number:text>
    </number:number-style>
    <number:number-style style:name="N260">
      <number:text>8 000,00</number:text>
    </number:number-style>
    <number:number-style style:name="N261">
      <number:text>343,60</number:text>
    </number:number-style>
    <number:number-style style:name="N262">
      <number:text>346,58</number:text>
    </number:number-style>
    <number:number-style style:name="N263">
      <number:text>324,19</number:text>
    </number:number-style>
    <number:number-style style:name="N264">
      <number:text>4 389,92</number:text>
    </number:number-style>
    <number:number-style style:name="N265">
      <number:text>1 839,50</number:text>
    </number:number-style>
    <number:number-style style:name="N266">
      <number:text>756,21</number:text>
    </number:number-style>
    <number:number-style style:name="N267">
      <number:text>7 963,82</number:text>
    </number:number-style>
    <number:number-style style:name="N268">
      <number:text>11 228,65</number:text>
    </number:number-style>
    <number:number-style style:name="N269">
      <number:text>171,80</number:text>
    </number:number-style>
    <number:number-style style:name="N270">
      <number:text>120,90</number:text>
    </number:number-style>
    <number:number-style style:name="N271">
      <number:text>19</number:text>
    </number:number-style>
    <number:number-style style:name="N272">
      <number:text>2 712,53</number:text>
    </number:number-style>
    <number:number-style style:name="N273">
      <number:text>728,00</number:text>
    </number:number-style>
    <number:number-style style:name="N274">
      <number:text>58,17</number:text>
    </number:number-style>
    <number:number-style style:name="N275">
      <number:text>4 026,80</number:text>
    </number:number-style>
    <number:number-style style:name="N276">
      <number:text>3 314,30</number:text>
    </number:number-style>
    <number:number-style style:name="N277">
      <number:text>145,60</number:text>
    </number:number-style>
    <number:number-style style:name="N278">
      <number:text>334,14</number:text>
    </number:number-style>
    <number:number-style style:name="N279">
      <number:text>2 019,42</number:text>
    </number:number-style>
    <number:number-style style:name="N280">
      <number:text>20</number:text>
    </number:number-style>
    <number:number-style style:name="N281">
      <number:text>3 349,67</number:text>
    </number:number-style>
    <number:number-style style:name="N282">
      <number:text>899,00</number:text>
    </number:number-style>
    <number:number-style style:name="N283">
      <number:text>6 369,17</number:text>
    </number:number-style>
    <number:number-style style:name="N284">
      <number:text>10 987,37</number:text>
    </number:number-style>
    <number:number-style style:name="N285">
      <number:text>359,60</number:text>
    </number:number-style>
    <number:number-style style:name="N286">
      <number:text>556,14</number:text>
    </number:number-style>
    <number:number-style style:name="N287">
      <number:text>2 760,21</number:text>
    </number:number-style>
    <number:number-style style:name="N288">
      <number:text>4 594,34</number:text>
    </number:number-style>
    <number:number-style style:name="N289">
      <number:text>1 798,00</number:text>
    </number:number-style>
    <number:number-style style:name="N290">
      <number:text>919,08</number:text>
    </number:number-style>
    <number:number-style style:name="N291">
      <number:text>179,80</number:text>
    </number:number-style>
    <number:number-style style:name="N292">
      <number:text>21</number:text>
    </number:number-style>
    <number:number-style style:name="N293">
      <number:text>1 509,03</number:text>
    </number:number-style>
    <number:number-style style:name="N294">
      <number:text>405,00</number:text>
    </number:number-style>
    <number:number-style style:name="N295">
      <number:text>2 641,93</number:text>
    </number:number-style>
    <number:number-style style:name="N296">
      <number:text>4 902,76</number:text>
    </number:number-style>
    <number:number-style style:name="N297">
      <number:text>2 260,83</number:text>
    </number:number-style>
    <number:number-style style:name="N298">
      <number:text>81,00</number:text>
    </number:number-style>
    <number:number-style style:name="N299">
      <number:text>22</number:text>
    </number:number-style>
    <number:number-style style:name="N300">
      <number:text>2 705,08</number:text>
    </number:number-style>
    <number:number-style style:name="N301">
      <number:text>726,00</number:text>
    </number:number-style>
    <number:number-style style:name="N302">
      <number:text>4 016,95</number:text>
    </number:number-style>
    <number:number-style style:name="N303">
      <number:text>4 013,33</number:text>
    </number:number-style>
    <number:number-style style:name="N304">
      <number:text>145,20</number:text>
    </number:number-style>
    <number:number-style style:name="N305">
      <number:text>2 178,09</number:text>
    </number:number-style>
    <number:number-style style:name="N306">
      <number:text>929,66</number:text>
    </number:number-style>
    <number:number-style style:name="N307">
      <number:text>23</number:text>
    </number:number-style>
    <number:number-style style:name="N308">
      <number:text>3 196,91</number:text>
    </number:number-style>
    <number:number-style style:name="N309">
      <number:text>858,00</number:text>
    </number:number-style>
    <number:number-style style:name="N310">
      <number:text>4 873,41</number:text>
    </number:number-style>
    <number:number-style style:name="N311">
      <number:text>4 066,03</number:text>
    </number:number-style>
    <number:number-style style:name="N312">
      <number:text>171,60</number:text>
    </number:number-style>
    <number:number-style style:name="N313">
      <number:text>2 389,53</number:text>
    </number:number-style>
    <number:number-style style:name="N314">
      <number:text>24</number:text>
    </number:number-style>
    <number:number-style style:name="N315">
      <number:text>2 742,34</number:text>
    </number:number-style>
    <number:number-style style:name="N316">
      <number:text>736,00</number:text>
    </number:number-style>
    <number:number-style style:name="N317">
      <number:text>96,95</number:text>
    </number:number-style>
    <number:number-style style:name="N318">
      <number:text>4 359,99</number:text>
    </number:number-style>
    <number:number-style style:name="N319">
      <number:text>3 777,21</number:text>
    </number:number-style>
    <number:number-style style:name="N320">
      <number:text>147,20</number:text>
    </number:number-style>
    <number:number-style style:name="N321">
      <number:text>2 090,06</number:text>
    </number:number-style>
    <number:number-style style:name="N322">
      <number:text>80,60</number:text>
    </number:number-style>
    <number:number-style style:name="N323">
      <number:text>25</number:text>
    </number:number-style>
    <number:number-style style:name="N324">
      <number:text>3 208,09</number:text>
    </number:number-style>
    <number:number-style style:name="N325">
      <number:text>861,00</number:text>
    </number:number-style>
    <number:number-style style:name="N326">
      <number:text>4 443,08</number:text>
    </number:number-style>
    <number:number-style style:name="N327">
      <number:text>3 605,30</number:text>
    </number:number-style>
    <number:number-style style:name="N328">
      <number:text>172,09</number:text>
    </number:number-style>
    <number:number-style style:name="N329">
      <number:text>24,16</number:text>
    </number:number-style>
    <number:number-style style:name="N330">
      <number:text>2 397,89</number:text>
    </number:number-style>
    <number:number-style style:name="N331">
      <number:text>172,20</number:text>
    </number:number-style>
    <number:number-style style:name="N332">
      <number:text>32,24</number:text>
    </number:number-style>
    <number:number-style style:name="N333">
      <number:text>26</number:text>
    </number:number-style>
    <number:number-style style:name="N334">
      <number:text>1 348,81</number:text>
    </number:number-style>
    <number:number-style style:name="N335">
      <number:text>362,00</number:text>
    </number:number-style>
    <number:number-style style:name="N336">
      <number:text>1 957,55</number:text>
    </number:number-style>
    <number:number-style style:name="N337">
      <number:text>1 616,91</number:text>
    </number:number-style>
    <number:number-style style:name="N338">
      <number:text>72,40</number:text>
    </number:number-style>
    <number:number-style style:name="N339">
      <number:text>24,18</number:text>
    </number:number-style>
    <number:number-style style:name="N340">
      <number:text>1 008,17</number:text>
    </number:number-style>
    <number:number-style style:name="N341">
      <number:text>27</number:text>
    </number:number-style>
    <number:number-style style:name="N342">
      <number:text>2 731,16</number:text>
    </number:number-style>
    <number:number-style style:name="N343">
      <number:text>733,00</number:text>
    </number:number-style>
    <number:number-style style:name="N344">
      <number:text>4 904,56</number:text>
    </number:number-style>
    <number:number-style style:name="N345">
      <number:text>4 214,81</number:text>
    </number:number-style>
    <number:number-style style:name="N346">
      <number:text>146,60</number:text>
    </number:number-style>
    <number:number-style style:name="N347">
      <number:text>1 090,72</number:text>
    </number:number-style>
    <number:number-style style:name="N348">
      <number:text>1 752,75</number:text>
    </number:number-style>
    <number:number-style style:name="N349">
      <number:text>16 016,24</number:text>
    </number:number-style>
    <number:number-style style:name="N350">
      <number:text>15 326,49</number:text>
    </number:number-style>
    <number:number-style style:name="N351">
      <number:text>28</number:text>
    </number:number-style>
    <number:number-style style:name="N352">
      <number:text>3 308,69</number:text>
    </number:number-style>
    <number:number-style style:name="N353">
      <number:text>888,00</number:text>
    </number:number-style>
    <number:number-style style:name="N354">
      <number:text>4 814,96</number:text>
    </number:number-style>
    <number:number-style style:name="N355">
      <number:text>3 979,35</number:text>
    </number:number-style>
    <number:number-style style:name="N356">
      <number:text>177,60</number:text>
    </number:number-style>
    <number:number-style style:name="N357">
      <number:text>2 473,08</number:text>
    </number:number-style>
    <number:number-style style:name="N358">
      <number:text>29</number:text>
    </number:number-style>
    <number:number-style style:name="N359">
      <number:text>2 734,88</number:text>
    </number:number-style>
    <number:number-style style:name="N360">
      <number:text>734,00</number:text>
    </number:number-style>
    <number:number-style style:name="N361">
      <number:text>5 204,02</number:text>
    </number:number-style>
    <number:number-style style:name="N362">
      <number:text>4 540,78</number:text>
    </number:number-style>
    <number:number-style style:name="N363">
      <number:text>146,80</number:text>
    </number:number-style>
    <number:number-style style:name="N364">
      <number:text>1 225,18</number:text>
    </number:number-style>
    <number:number-style style:name="N365">
      <number:text>2 028,07</number:text>
    </number:number-style>
    <number:number-style style:name="N366">
      <number:text>213,29</number:text>
    </number:number-style>
    <number:number-style style:name="N367">
      <number:text>169,26</number:text>
    </number:number-style>
    <number:number-style style:name="N368">
      <number:text>30</number:text>
    </number:number-style>
    <number:number-style style:name="N369">
      <number:text>3 327,32</number:text>
    </number:number-style>
    <number:number-style style:name="N370">
      <number:text>893,00</number:text>
    </number:number-style>
    <number:number-style style:name="N371">
      <number:text>5 692,72</number:text>
    </number:number-style>
    <number:number-style style:name="N372">
      <number:text>19 839,60</number:text>
    </number:number-style>
    <number:number-style style:name="N373">
      <number:text>14 146,88</number:text>
    </number:number-style>
    <number:number-style style:name="N374">
      <number:text>178,60</number:text>
    </number:number-style>
    <number:number-style style:name="N375">
      <number:text>31</number:text>
    </number:number-style>
    <number:number-style style:name="N376">
      <number:text>1 352,54</number:text>
    </number:number-style>
    <number:number-style style:name="N377">
      <number:text>363,00</number:text>
    </number:number-style>
    <number:number-style style:name="N378">
      <number:text>2 577,49</number:text>
    </number:number-style>
    <number:number-style style:name="N379">
      <number:text>26 272,47</number:text>
    </number:number-style>
    <number:number-style style:name="N380">
      <number:text>23 694,98</number:text>
    </number:number-style>
    <number:number-style style:name="N381">
      <number:text>72,60</number:text>
    </number:number-style>
    <number:number-style style:name="N382">
      <number:text>32</number:text>
    </number:number-style>
    <number:number-style style:name="N383">
      <number:text>2 723,71</number:text>
    </number:number-style>
    <number:number-style style:name="N384">
      <number:text>731,00</number:text>
    </number:number-style>
    <number:number-style style:name="N385">
      <number:text>67,87</number:text>
    </number:number-style>
    <number:number-style style:name="N386">
      <number:text>4 413,63</number:text>
    </number:number-style>
    <number:number-style style:name="N387">
      <number:text>3 927,55</number:text>
    </number:number-style>
    <number:number-style style:name="N388">
      <number:text>146,20</number:text>
    </number:number-style>
    <number:number-style style:name="N389">
      <number:text>847,84</number:text>
    </number:number-style>
    <number:number-style style:name="N390">
      <number:text>1 987,81</number:text>
    </number:number-style>
    <number:number-style style:name="N391">
      <number:text>126,04</number:text>
    </number:number-style>
    <number:number-style style:name="N392">
      <number:text>76,57</number:text>
    </number:number-style>
    <number:number-style style:name="N393">
      <number:text>668,28</number:text>
    </number:number-style>
    <number:number-style style:name="N394">
      <number:text>33</number:text>
    </number:number-style>
    <number:number-style style:name="N395">
      <number:text>3 182,00</number:text>
    </number:number-style>
    <number:number-style style:name="N396">
      <number:text>854,00</number:text>
    </number:number-style>
    <number:number-style style:name="N397">
      <number:text>4 206,80</number:text>
    </number:number-style>
    <number:number-style style:name="N398">
      <number:text>5 000,00</number:text>
    </number:number-style>
    <number:number-style style:name="N399">
      <number:text>170,80</number:text>
    </number:number-style>
    <number:number-style style:name="N400">
      <number:text>3 259,55</number:text>
    </number:number-style>
    <number:number-style style:name="N401">
      <number:text>1 569,65</number:text>
    </number:number-style>
    <number:number-style style:name="N402">
      <number:text>386,96</number:text>
    </number:number-style>
    <number:number-style style:name="N403">
      <number:text>1 180,16</number:text>
    </number:number-style>
    <number:number-style style:name="N404">
      <number:text>34</number:text>
    </number:number-style>
    <number:number-style style:name="N405">
      <number:text>63,99</number:text>
    </number:number-style>
    <number:number-style style:name="N406">
      <number:text>4 056,54</number:text>
    </number:number-style>
    <number:number-style style:name="N407">
      <number:text>3 241,86</number:text>
    </number:number-style>
    <number:number-style style:name="N408">
      <number:text>61,18</number:text>
    </number:number-style>
    <number:number-style style:name="N409">
      <number:text>258,40</number:text>
    </number:number-style>
    <number:number-style style:name="N410">
      <number:text>2 003,70</number:text>
    </number:number-style>
    <number:number-style style:name="N411">
      <number:text>44,98</number:text>
    </number:number-style>
    <number:number-style style:name="N412">
      <number:text>52,23</number:text>
    </number:number-style>
    <number:number-style style:name="N413">
      <number:text>354,19</number:text>
    </number:number-style>
    <number:number-style style:name="N414">
      <number:text>35</number:text>
    </number:number-style>
    <number:number-style style:name="N415">
      <number:text>-4 503,04</number:text>
    </number:number-style>
    <number:number-style style:name="N416">
      <number:text>36</number:text>
    </number:number-style>
    <number:number-style style:name="N417">
      <number:text>3 193,18</number:text>
    </number:number-style>
    <number:number-style style:name="N418">
      <number:text>857,00</number:text>
    </number:number-style>
    <number:number-style style:name="N419">
      <number:text>5 700,12</number:text>
    </number:number-style>
    <number:number-style style:name="N420">
      <number:text>4 856,60</number:text>
    </number:number-style>
    <number:number-style style:name="N421">
      <number:text>171,40</number:text>
    </number:number-style>
    <number:number-style style:name="N422">
      <number:text>153,14</number:text>
    </number:number-style>
    <number:number-style style:name="N423">
      <number:text>1 113,80</number:text>
    </number:number-style>
    <number:number-style style:name="N424">
      <number:text>2 386,75</number:text>
    </number:number-style>
    <number:number-style style:name="N425">
      <number:text>137,02</number:text>
    </number:number-style>
    <number:number-style style:name="N426">
      <number:text>37</number:text>
    </number:number-style>
    <number:number-style style:name="N427">
      <number:text>2 081,92</number:text>
    </number:number-style>
    <number:number-style style:name="N428">
      <number:text>1 593,45</number:text>
    </number:number-style>
    <number:number-style style:name="N429">
      <number:text>82,80</number:text>
    </number:number-style>
    <number:number-style style:name="N430">
      <number:text>362,19</number:text>
    </number:number-style>
    <number:number-style style:name="N431">
      <number:text>576,11</number:text>
    </number:number-style>
    <number:number-style style:name="N432">
      <number:text>136,75</number:text>
    </number:number-style>
    <number:number-style style:name="N433">
      <number:text>10 832,60</number:text>
    </number:number-style>
    <number:number-style style:name="N434">
      <number:text>10 344,13</number:text>
    </number:number-style>
    <number:number-style style:name="N435">
      <number:text>38</number:text>
    </number:number-style>
    <number:number-style style:name="N436">
      <number:text>2 764,69</number:text>
    </number:number-style>
    <number:number-style style:name="N437">
      <number:text>742,00</number:text>
    </number:number-style>
    <number:number-style style:name="N438">
      <number:text>4 720,41</number:text>
    </number:number-style>
    <number:number-style style:name="N439">
      <number:text>3 985,10</number:text>
    </number:number-style>
    <number:number-style style:name="N440">
      <number:text>240,63</number:text>
    </number:number-style>
    <number:number-style style:name="N441">
      <number:text>206,29</number:text>
    </number:number-style>
    <number:number-style style:name="N442">
      <number:text>2 161,72</number:text>
    </number:number-style>
    <number:number-style style:name="N443">
      <number:text>8 789,13</number:text>
    </number:number-style>
    <number:number-style style:name="N444">
      <number:text>8 053,82</number:text>
    </number:number-style>
    <number:number-style style:name="N445">
      <number:text>148,40</number:text>
    </number:number-style>
    <number:number-style style:name="N446">
      <number:text>891,04</number:text>
    </number:number-style>
    <number:number-style style:name="N447">
      <number:text>39</number:text>
    </number:number-style>
    <number:number-style style:name="N448">
      <number:text>40</number:text>
    </number:number-style>
    <number:number-style style:name="N449">
      <number:text>3 170,83</number:text>
    </number:number-style>
    <number:number-style style:name="N450">
      <number:text>851,00</number:text>
    </number:number-style>
    <number:number-style style:name="N451">
      <number:text>612,72</number:text>
    </number:number-style>
    <number:number-style style:name="N452">
      <number:text>5 043,63</number:text>
    </number:number-style>
    <number:number-style style:name="N453">
      <number:text>4 003,96</number:text>
    </number:number-style>
    <number:number-style style:name="N454">
      <number:text>170,20</number:text>
    </number:number-style>
    <number:number-style style:name="N455">
      <number:text>2 361,98</number:text>
    </number:number-style>
    <number:number-style style:name="N456">
      <number:text>41</number:text>
    </number:number-style>
    <number:number-style style:name="N457">
      <number:text>4 499,84</number:text>
    </number:number-style>
    <number:number-style style:name="N458">
      <number:text>10 546,00</number:text>
    </number:number-style>
    <number:number-style style:name="N459">
      <number:text>286,05</number:text>
    </number:number-style>
    <number:number-style style:name="N460">
      <number:text>212,07</number:text>
    </number:number-style>
    <number:number-style style:name="N461">
      <number:text>1 776,53</number:text>
    </number:number-style>
    <number:number-style style:name="N462">
      <number:text>5 649,46</number:text>
    </number:number-style>
    <number:number-style style:name="N463">
      <number:text>2 181,47</number:text>
    </number:number-style>
    <number:number-style style:name="N464">
      <number:text>440,42</number:text>
    </number:number-style>
    <number:number-style style:name="N465">
      <number:text>4 499,07</number:text>
    </number:number-style>
    <number:number-style style:name="N466">
      <number:text>10 545,23</number:text>
    </number:number-style>
    <number:number-style style:name="N467">
      <number:text>42</number:text>
    </number:number-style>
    <number:number-style style:name="N468">
      <number:text>3 178,28</number:text>
    </number:number-style>
    <number:number-style style:name="N469">
      <number:text>853,00</number:text>
    </number:number-style>
    <number:number-style style:name="N470">
      <number:text>4 927,95</number:text>
    </number:number-style>
    <number:number-style style:name="N471">
      <number:text>9 263,40</number:text>
    </number:number-style>
    <number:number-style style:name="N472">
      <number:text>4 335,45</number:text>
    </number:number-style>
    <number:number-style style:name="N473">
      <number:text>170,60</number:text>
    </number:number-style>
    <number:number-style style:name="N474">
      <number:text>86,24</number:text>
    </number:number-style>
    <number:number-style style:name="N475">
      <number:text>523,49</number:text>
    </number:number-style>
    <number:number-style style:name="N476">
      <number:text>43</number:text>
    </number:number-style>
    <number:number-style style:name="N477">
      <number:text>-5 580,20</number:text>
    </number:number-style>
    <number:number-style style:name="N478">
      <number:text>44</number:text>
    </number:number-style>
    <number:number-style style:name="N479">
      <number:text>1 471,77</number:text>
    </number:number-style>
    <number:number-style style:name="N480">
      <number:text>395,00</number:text>
    </number:number-style>
    <number:number-style style:name="N481">
      <number:text>2 147,56</number:text>
    </number:number-style>
    <number:number-style style:name="N482">
      <number:text>1 748,42</number:text>
    </number:number-style>
    <number:number-style style:name="N483">
      <number:text>79,00</number:text>
    </number:number-style>
    <number:number-style style:name="N484">
      <number:text>1 100,08</number:text>
    </number:number-style>
    <number:number-style style:name="N485">
      <number:text>45</number:text>
    </number:number-style>
    <number:number-style style:name="N486">
      <number:text>232,68</number:text>
    </number:number-style>
    <number:number-style style:name="N487">
      <number:text>4 871,05</number:text>
    </number:number-style>
    <number:number-style style:name="N488">
      <number:text>3 974,57</number:text>
    </number:number-style>
    <number:number-style style:name="N489">
      <number:text>136,02</number:text>
    </number:number-style>
    <number:number-style style:name="N490">
      <number:text>158,12</number:text>
    </number:number-style>
    <number:number-style style:name="N491">
      <number:text>779,66</number:text>
    </number:number-style>
    <number:number-style style:name="N492">
      <number:text>1 979,65</number:text>
    </number:number-style>
    <number:number-style style:name="N493">
      <number:text>193,12</number:text>
    </number:number-style>
    <number:number-style style:name="N494">
      <number:text>161,20</number:text>
    </number:number-style>
    <number:number-style style:name="N495">
      <number:text>46</number:text>
    </number:number-style>
    <number:number-style style:name="N496">
      <number:text>5 307,53</number:text>
    </number:number-style>
    <number:number-style style:name="N497">
      <number:text>4 772,13</number:text>
    </number:number-style>
    <number:number-style style:name="N498">
      <number:text>170,39</number:text>
    </number:number-style>
    <number:number-style style:name="N499">
      <number:text>161,21</number:text>
    </number:number-style>
    <number:number-style style:name="N500">
      <number:text>1 002,42</number:text>
    </number:number-style>
    <number:number-style style:name="N501">
      <number:text>2 372,82</number:text>
    </number:number-style>
    <number:number-style style:name="N502">
      <number:text>47</number:text>
    </number:number-style>
    <number:number-style style:name="N503">
      <number:text>3 793,06</number:text>
    </number:number-style>
    <number:number-style style:name="N504">
      <number:text>3 316,62</number:text>
    </number:number-style>
    <number:number-style style:name="N505">
      <number:text>64,48</number:text>
    </number:number-style>
    <number:number-style style:name="N506">
      <number:text>2 035,84</number:text>
    </number:number-style>
    <number:number-style style:name="N507">
      <number:text>56,42</number:text>
    </number:number-style>
    <number:number-style style:name="N508">
      <number:text>48</number:text>
    </number:number-style>
    <number:number-style style:name="N509">
      <number:text>3 290,06</number:text>
    </number:number-style>
    <number:number-style style:name="N510">
      <number:text>883,00</number:text>
    </number:number-style>
    <number:number-style style:name="N511">
      <number:text>6 290,36</number:text>
    </number:number-style>
    <number:number-style style:name="N512">
      <number:text>5 459,46</number:text>
    </number:number-style>
    <number:number-style style:name="N513">
      <number:text>176,60</number:text>
    </number:number-style>
    <number:number-style style:name="N514">
      <number:text>2 459,16</number:text>
    </number:number-style>
    <number:number-style style:name="N515">
      <number:text>49</number:text>
    </number:number-style>
    <number:number-style style:name="N516">
      <number:text>1 359,99</number:text>
    </number:number-style>
    <number:number-style style:name="N517">
      <number:text>365,00</number:text>
    </number:number-style>
    <number:number-style style:name="N518">
      <number:text>1 797,99</number:text>
    </number:number-style>
    <number:number-style style:name="N519">
      <number:text>3 252,52</number:text>
    </number:number-style>
    <number:number-style style:name="N520">
      <number:text>1 454,53</number:text>
    </number:number-style>
    <number:number-style style:name="N521">
      <number:text>73,00</number:text>
    </number:number-style>
    <number:number-style style:name="N522">
      <number:text>50</number:text>
    </number:number-style>
    <number:number-style style:name="N523">
      <number:text>5 336,14</number:text>
    </number:number-style>
    <number:number-style style:name="N524">
      <number:text>3 941,27</number:text>
    </number:number-style>
    <number:number-style style:name="N525">
      <number:text>2 148,68</number:text>
    </number:number-style>
    <number:number-style style:name="N526">
      <number:text>1 336,56</number:text>
    </number:number-style>
    <number:number-style style:name="N527">
      <number:text>51</number:text>
    </number:number-style>
    <number:number-style style:name="N528">
      <number:text>4 667,39</number:text>
    </number:number-style>
    <number:number-style style:name="N529">
      <number:text>8 911,29</number:text>
    </number:number-style>
    <number:number-style style:name="N530">
      <number:text>4 243,90</number:text>
    </number:number-style>
    <number:number-style style:name="N531">
      <number:text>52</number:text>
    </number:number-style>
    <number:number-style style:name="N532">
      <number:text>2 783,32</number:text>
    </number:number-style>
    <number:number-style style:name="N533">
      <number:text>747,00</number:text>
    </number:number-style>
    <number:number-style style:name="N534">
      <number:text>5 620,42</number:text>
    </number:number-style>
    <number:number-style style:name="N535">
      <number:text>4 917,50</number:text>
    </number:number-style>
    <number:number-style style:name="N536">
      <number:text>149,40</number:text>
    </number:number-style>
    <number:number-style style:name="N537">
      <number:text>2 080,40</number:text>
    </number:number-style>
    <number:number-style style:name="N538">
      <number:text>53</number:text>
    </number:number-style>
    <number:number-style style:name="N539">
      <number:text>5 276,84</number:text>
    </number:number-style>
    <number:number-style style:name="N540">
      <number:text>3 838,15</number:text>
    </number:number-style>
    <number:number-style style:name="N541">
      <number:text>-1 438,69</number:text>
    </number:number-style>
    <number:number-style style:name="N542">
      <number:text>54</number:text>
    </number:number-style>
    <number:number-style style:name="N543">
      <number:text>2 439,96</number:text>
    </number:number-style>
    <number:number-style style:name="N544">
      <number:text>7 373,28</number:text>
    </number:number-style>
    <number:number-style style:name="N545">
      <number:text>4 933,32</number:text>
    </number:number-style>
    <number:number-style style:name="N546">
      <number:text>55</number:text>
    </number:number-style>
    <number:number-style style:name="N547">
      <number:text>2 801,95</number:text>
    </number:number-style>
    <number:number-style style:name="N548">
      <number:text>752,00</number:text>
    </number:number-style>
    <number:number-style style:name="N549">
      <number:text>4 466,25</number:text>
    </number:number-style>
    <number:number-style style:name="N550">
      <number:text>3 611,73</number:text>
    </number:number-style>
    <number:number-style style:name="N551">
      <number:text>150,40</number:text>
    </number:number-style>
    <number:number-style style:name="N552">
      <number:text>445,52</number:text>
    </number:number-style>
    <number:number-style style:name="N553">
      <number:text>2 094,32</number:text>
    </number:number-style>
    <number:number-style style:name="N554">
      <number:text>4 466,23</number:text>
    </number:number-style>
    <number:number-style style:name="N555">
      <number:text>3 611,71</number:text>
    </number:number-style>
    <number:number-style style:name="N556">
      <number:text>56</number:text>
    </number:number-style>
    <number:number-style style:name="N557">
      <number:text>3 312,41</number:text>
    </number:number-style>
    <number:number-style style:name="N558">
      <number:text>889,00</number:text>
    </number:number-style>
    <number:number-style style:name="N559">
      <number:text>4 718,25</number:text>
    </number:number-style>
    <number:number-style style:name="N560">
      <number:text>8 627,41</number:text>
    </number:number-style>
    <number:number-style style:name="N561">
      <number:text>3 909,16</number:text>
    </number:number-style>
    <number:number-style style:name="N562">
      <number:text>177,80</number:text>
    </number:number-style>
    <number:number-style style:name="N563">
      <number:text>57</number:text>
    </number:number-style>
    <number:number-style style:name="N564">
      <number:text>2 869,02</number:text>
    </number:number-style>
    <number:number-style style:name="N565">
      <number:text>770,00</number:text>
    </number:number-style>
    <number:number-style style:name="N566">
      <number:text>19,39</number:text>
    </number:number-style>
    <number:number-style style:name="N567">
      <number:text>3 939,91</number:text>
    </number:number-style>
    <number:number-style style:name="N568">
      <number:text>3 150,80</number:text>
    </number:number-style>
    <number:number-style style:name="N569">
      <number:text>154,00</number:text>
    </number:number-style>
    <number:number-style style:name="N570">
      <number:text>2 144,45</number:text>
    </number:number-style>
    <number:number-style style:name="N571">
      <number:text>58</number:text>
    </number:number-style>
    <number:number-style style:name="N572">
      <number:text>3 222,99</number:text>
    </number:number-style>
    <number:number-style style:name="N573">
      <number:text>865,00</number:text>
    </number:number-style>
    <number:number-style style:name="N574">
      <number:text>6 201,69</number:text>
    </number:number-style>
    <number:number-style style:name="N575">
      <number:text>5 387,71</number:text>
    </number:number-style>
    <number:number-style style:name="N576">
      <number:text>173,00</number:text>
    </number:number-style>
    <number:number-style style:name="N577">
      <number:text>2 409,01</number:text>
    </number:number-style>
    <number:number-style style:name="N578">
      <number:text>59</number:text>
    </number:number-style>
    <number:number-style style:name="N579">
      <number:text>2 656,81</number:text>
    </number:number-style>
    <number:number-style style:name="N580">
      <number:text>4 537,50</number:text>
    </number:number-style>
    <number:number-style style:name="N581">
      <number:text>219,60</number:text>
    </number:number-style>
    <number:number-style style:name="N582">
      <number:text>346,90</number:text>
    </number:number-style>
    <number:number-style style:name="N583">
      <number:text>1 755,88</number:text>
    </number:number-style>
    <number:number-style style:name="N584">
      <number:text>732,00</number:text>
    </number:number-style>
    <number:number-style style:name="N585">
      <number:text>592,08</number:text>
    </number:number-style>
    <number:number-style style:name="N586">
      <number:text>9 050,83</number:text>
    </number:number-style>
    <number:number-style style:name="N587">
      <number:text>10 931,52</number:text>
    </number:number-style>
    <number:number-style style:name="N588">
      <number:text>60</number:text>
    </number:number-style>
    <number:number-style style:name="N589">
      <number:text>2 719,98</number:text>
    </number:number-style>
    <number:number-style style:name="N590">
      <number:text>730,00</number:text>
    </number:number-style>
    <number:number-style style:name="N591">
      <number:text>4 036,65</number:text>
    </number:number-style>
    <number:number-style style:name="N592">
      <number:text>3 432,07</number:text>
    </number:number-style>
    <number:number-style style:name="N593">
      <number:text>146,00</number:text>
    </number:number-style>
    <number:number-style style:name="N594">
      <number:text>1 749,08</number:text>
    </number:number-style>
    <number:number-style style:name="N595">
      <number:text>61</number:text>
    </number:number-style>
    <number:number-style style:name="N596">
      <number:text>3 263,98</number:text>
    </number:number-style>
    <number:number-style style:name="N597">
      <number:text>876,00</number:text>
    </number:number-style>
    <number:number-style style:name="N598">
      <number:text>4 985,09</number:text>
    </number:number-style>
    <number:number-style style:name="N599">
      <number:text>30 598,77</number:text>
    </number:number-style>
    <number:number-style style:name="N600">
      <number:text>1 401,60</number:text>
    </number:number-style>
    <number:number-style style:name="N601">
      <number:text>599,44</number:text>
    </number:number-style>
    <number:number-style style:name="N602">
      <number:text>2 888,57</number:text>
    </number:number-style>
    <number:number-style style:name="N603">
      <number:text>17 760,11</number:text>
    </number:number-style>
    <number:number-style style:name="N604">
      <number:text>7 008,00</number:text>
    </number:number-style>
    <number:number-style style:name="N605">
      <number:text>941,05</number:text>
    </number:number-style>
    <number:number-style style:name="N606">
      <number:text>175,20</number:text>
    </number:number-style>
    <number:number-style style:name="N607">
      <number:text>62</number:text>
    </number:number-style>
    <number:number-style style:name="N608">
      <number:text>3 931,99</number:text>
    </number:number-style>
    <number:number-style style:name="N609">
      <number:text>3 379,49</number:text>
    </number:number-style>
    <number:number-style style:name="N610">
      <number:text>2 041,41</number:text>
    </number:number-style>
    <number:number-style style:name="N611">
      <number:text>63</number:text>
    </number:number-style>
    <number:number-style style:name="N612">
      <number:text>5 048,23</number:text>
    </number:number-style>
    <number:number-style style:name="N613">
      <number:text>4 500,00</number:text>
    </number:number-style>
    <number:number-style style:name="N614">
      <number:text>33,67</number:text>
    </number:number-style>
    <number:number-style style:name="N615">
      <number:text>203,92</number:text>
    </number:number-style>
    <number:number-style style:name="N616">
      <number:text>136,90</number:text>
    </number:number-style>
    <number:number-style style:name="N617">
      <number:text>589,02</number:text>
    </number:number-style>
    <number:number-style style:name="N618">
      <number:text>2 424,44</number:text>
    </number:number-style>
    <number:number-style style:name="N619">
      <number:text>891,14</number:text>
    </number:number-style>
    <number:number-style style:name="N620">
      <number:text>187,24</number:text>
    </number:number-style>
    <number:number-style style:name="N621">
      <number:text>4 762,69</number:text>
    </number:number-style>
    <number:number-style style:name="N622">
      <number:text>4 214,46</number:text>
    </number:number-style>
    <number:number-style style:name="N623">
      <number:text>64</number:text>
    </number:number-style>
    <number:number-style style:name="N624">
      <number:text>3 101,64</number:text>
    </number:number-style>
    <number:number-style style:name="N625">
      <number:text>2 732,18</number:text>
    </number:number-style>
    <number:number-style style:name="N626">
      <number:text>997,98</number:text>
    </number:number-style>
    <number:number-style style:name="N627">
      <number:text>5 857,94</number:text>
    </number:number-style>
    <number:number-style style:name="N628">
      <number:text>5 488,48</number:text>
    </number:number-style>
    <number:number-style style:name="N629">
      <number:text>65</number:text>
    </number:number-style>
    <number:number-style style:name="N630">
      <number:text>4 631,96</number:text>
    </number:number-style>
    <number:number-style style:name="N631">
      <number:text>3 911,70</number:text>
    </number:number-style>
    <number:number-style style:name="N632">
      <number:text>2 021,91</number:text>
    </number:number-style>
    <number:number-style style:name="N633">
      <number:text>66</number:text>
    </number:number-style>
    <number:number-style style:name="N634">
      <number:text>3 163,37</number:text>
    </number:number-style>
    <number:number-style style:name="N635">
      <number:text>849,00</number:text>
    </number:number-style>
    <number:number-style style:name="N636">
      <number:text>4 260,96</number:text>
    </number:number-style>
    <number:number-style style:name="N637">
      <number:text>3 558,00</number:text>
    </number:number-style>
    <number:number-style style:name="N638">
      <number:text>0,02</number:text>
    </number:number-style>
    <number:number-style style:name="N639">
      <number:text>170,06</number:text>
    </number:number-style>
    <number:number-style style:name="N640">
      <number:text>24,23</number:text>
    </number:number-style>
    <number:number-style style:name="N641">
      <number:text>111,40</number:text>
    </number:number-style>
    <number:number-style style:name="N642">
      <number:text>2 364,47</number:text>
    </number:number-style>
    <number:number-style style:name="N643">
      <number:text>38,80</number:text>
    </number:number-style>
    <number:number-style style:name="N644">
      <number:text>4 258,73</number:text>
    </number:number-style>
    <number:number-style style:name="N645">
      <number:text>3 555,77</number:text>
    </number:number-style>
    <number:number-style style:name="N646">
      <number:text>169,80</number:text>
    </number:number-style>
    <number:number-style style:name="N647">
      <number:text>17,73</number:text>
    </number:number-style>
    <number:number-style style:name="N648">
      <number:text>22,28</number:text>
    </number:number-style>
    <number:number-style style:name="N649">
      <number:text>67</number:text>
    </number:number-style>
    <number:number-style style:name="N650">
      <number:text>2 779,60</number:text>
    </number:number-style>
    <number:number-style style:name="N651">
      <number:text>746,00</number:text>
    </number:number-style>
    <number:number-style style:name="N652">
      <number:text>3 986,39</number:text>
    </number:number-style>
    <number:number-style style:name="N653">
      <number:text>3 403,84</number:text>
    </number:number-style>
    <number:number-style style:name="N654">
      <number:text>149,20</number:text>
    </number:number-style>
    <number:number-style style:name="N655">
      <number:text>2 057,46</number:text>
    </number:number-style>
    <number:number-style style:name="N656">
      <number:text>68</number:text>
    </number:number-style>
    <number:number-style style:name="N657">
      <number:text>3 215,54</number:text>
    </number:number-style>
    <number:number-style style:name="N658">
      <number:text>863,00</number:text>
    </number:number-style>
    <number:number-style style:name="N659">
      <number:text>4 544,92</number:text>
    </number:number-style>
    <number:number-style style:name="N660">
      <number:text>7 289,54</number:text>
    </number:number-style>
    <number:number-style style:name="N661">
      <number:text>345,20</number:text>
    </number:number-style>
    <number:number-style style:name="N662">
      <number:text>4 758,28</number:text>
    </number:number-style>
    <number:number-style style:name="N663">
      <number:text>1 726,00</number:text>
    </number:number-style>
    <number:number-style style:name="N664">
      <number:text>5 485,19</number:text>
    </number:number-style>
    <number:number-style style:name="N665">
      <number:text>8 229,81</number:text>
    </number:number-style>
    <number:number-style style:name="N666">
      <number:text>172,60</number:text>
    </number:number-style>
    <number:number-style style:name="N667">
      <number:text>69</number:text>
    </number:number-style>
    <number:number-style style:name="N668">
      <number:text>2 885,07</number:text>
    </number:number-style>
    <number:number-style style:name="N669">
      <number:text>219,00</number:text>
    </number:number-style>
    <number:number-style style:name="N670">
      <number:text>1 927,57</number:text>
    </number:number-style>
    <number:number-style style:name="N671">
      <number:text>738,50</number:text>
    </number:number-style>
    <number:number-style style:name="N672">
      <number:text>4 674,56</number:text>
    </number:number-style>
    <number:number-style style:name="N673">
      <number:text>5 761,64</number:text>
    </number:number-style>
    <number:number-style style:name="N674">
      <number:text>70</number:text>
    </number:number-style>
    <number:number-style style:name="N675">
      <number:text>3 944,66</number:text>
    </number:number-style>
    <number:number-style style:name="N676">
      <number:text>3 257,73</number:text>
    </number:number-style>
    <number:number-style style:name="N677">
      <number:text>173,77</number:text>
    </number:number-style>
    <number:number-style style:name="N678">
      <number:text>1 985,09</number:text>
    </number:number-style>
    <number:number-style style:name="N679">
      <number:text>7 062,44</number:text>
    </number:number-style>
    <number:number-style style:name="N680">
      <number:text>6 375,51</number:text>
    </number:number-style>
    <number:number-style style:name="N681">
      <number:text>71</number:text>
    </number:number-style>
    <number:number-style style:name="N682">
      <number:text>3 185,73</number:text>
    </number:number-style>
    <number:number-style style:name="N683">
      <number:text>855,00</number:text>
    </number:number-style>
    <number:number-style style:name="N684">
      <number:text>4 679,85</number:text>
    </number:number-style>
    <number:number-style style:name="N685">
      <number:text>8 399,93</number:text>
    </number:number-style>
    <number:number-style style:name="N686">
      <number:text>3 720,08</number:text>
    </number:number-style>
    <number:number-style style:name="N687">
      <number:text>171,00</number:text>
    </number:number-style>
    <number:number-style style:name="N688">
      <number:text>72</number:text>
    </number:number-style>
    <number:number-style style:name="N689">
      <number:text>2 693,90</number:text>
    </number:number-style>
    <number:number-style style:name="N690">
      <number:text>723,00</number:text>
    </number:number-style>
    <number:number-style style:name="N691">
      <number:text>177,89</number:text>
    </number:number-style>
    <number:number-style style:name="N692">
      <number:text>4 312,74</number:text>
    </number:number-style>
    <number:number-style style:name="N693">
      <number:text>7 353,14</number:text>
    </number:number-style>
    <number:number-style style:name="N694">
      <number:text>144,60</number:text>
    </number:number-style>
    <number:number-style style:name="N695">
      <number:text>370,76</number:text>
    </number:number-style>
    <number:number-style style:name="N696">
      <number:text>1 114,89</number:text>
    </number:number-style>
    <number:number-style style:name="N697">
      <number:text>3 970,53</number:text>
    </number:number-style>
    <number:number-style style:name="N698">
      <number:text>1 446,00</number:text>
    </number:number-style>
    <number:number-style style:name="N699">
      <number:text>107,64</number:text>
    </number:number-style>
    <number:number-style style:name="N700">
      <number:text>465,71</number:text>
    </number:number-style>
    <number:number-style style:name="N701">
      <number:text>73</number:text>
    </number:number-style>
    <number:number-style style:name="N702">
      <number:text>3 282,61</number:text>
    </number:number-style>
    <number:number-style style:name="N703">
      <number:text>881,00</number:text>
    </number:number-style>
    <number:number-style style:name="N704">
      <number:text>5 744,17</number:text>
    </number:number-style>
    <number:number-style style:name="N705">
      <number:text>25 318,27</number:text>
    </number:number-style>
    <number:number-style style:name="N706">
      <number:text>19 574,10</number:text>
    </number:number-style>
    <number:number-style style:name="N707">
      <number:text>176,20</number:text>
    </number:number-style>
    <number:number-style style:name="N708">
      <number:text>1</number:text>
    </number:number-style>
    <number:number-style style:name="N709">
      <number:text>6 183,58</number:text>
    </number:number-style>
    <number:number-style style:name="N710">
      <number:text>5 496,65</number:text>
    </number:number-style>
    <number:number-style style:name="N711">
      <number:text>1 604,12</number:text>
    </number:number-style>
    <number:number-style style:name="N712">
      <number:text>2 033,05</number:text>
    </number:number-style>
    <number:number-style style:name="N713">
      <number:text>74</number:text>
    </number:number-style>
    <number:number-style style:name="N714">
      <number:text>1 374,89</number:text>
    </number:number-style>
    <number:number-style style:name="N715">
      <number:text>369,00</number:text>
    </number:number-style>
    <number:number-style style:name="N716">
      <number:text>445,97</number:text>
    </number:number-style>
    <number:number-style style:name="N717">
      <number:text>3 285,12</number:text>
    </number:number-style>
    <number:number-style style:name="N718">
      <number:text>8 122,69</number:text>
    </number:number-style>
    <number:number-style style:name="N719">
      <number:text>4 837,57</number:text>
    </number:number-style>
    <number:number-style style:name="N720">
      <number:text>73,80</number:text>
    </number:number-style>
    <number:number-style style:name="N721">
      <number:text>241,80</number:text>
    </number:number-style>
    <number:number-style style:name="N722">
      <number:text>75</number:text>
    </number:number-style>
    <number:number-style style:name="N723">
      <number:text>2 854,12</number:text>
    </number:number-style>
    <number:number-style style:name="N724">
      <number:text>766,00</number:text>
    </number:number-style>
    <number:number-style style:name="N725">
      <number:text>4 378,69</number:text>
    </number:number-style>
    <number:number-style style:name="N726">
      <number:text>2 997,24</number:text>
    </number:number-style>
    <number:number-style style:name="N727">
      <number:text>-1 381,45</number:text>
    </number:number-style>
    <number:number-style style:name="N728">
      <number:text>153,20</number:text>
    </number:number-style>
    <number:number-style style:name="N729">
      <number:text>76</number:text>
    </number:number-style>
    <number:number-style style:name="N730">
      <number:text>5 054,22</number:text>
    </number:number-style>
    <number:number-style style:name="N731">
      <number:text>4 244,96</number:text>
    </number:number-style>
    <number:number-style style:name="N732">
      <number:text>77</number:text>
    </number:number-style>
    <number:number-style style:name="N733">
      <number:text>2 697,62</number:text>
    </number:number-style>
    <number:number-style style:name="N734">
      <number:text>724,00</number:text>
    </number:number-style>
    <number:number-style style:name="N735">
      <number:text>85,32</number:text>
    </number:number-style>
    <number:number-style style:name="N736">
      <number:text>3 973,85</number:text>
    </number:number-style>
    <number:number-style style:name="N737">
      <number:text>4 307,31</number:text>
    </number:number-style>
    <number:number-style style:name="N738">
      <number:text>151,58</number:text>
    </number:number-style>
    <number:number-style style:name="N739">
      <number:text>1,51</number:text>
    </number:number-style>
    <number:number-style style:name="N740">
      <number:text>3 352,66</number:text>
    </number:number-style>
    <number:number-style style:name="N741">
      <number:text>144,80</number:text>
    </number:number-style>
    <number:number-style style:name="N742">
      <number:text>54,80</number:text>
    </number:number-style>
    <number:number-style style:name="N743">
      <number:text>267,31</number:text>
    </number:number-style>
    <number:number-style style:name="N744">
      <number:text>78</number:text>
    </number:number-style>
    <number:number-style style:name="N745">
      <number:text>5 849,83</number:text>
    </number:number-style>
    <number:number-style style:name="N746">
      <number:text>4 450,00</number:text>
    </number:number-style>
    <number:number-style style:name="N747">
      <number:text>1 289,98</number:text>
    </number:number-style>
    <number:number-style style:name="N748">
      <number:text>2 308,02</number:text>
    </number:number-style>
    <number:number-style style:name="N749">
      <number:text>5 848,93</number:text>
    </number:number-style>
    <number:number-style style:name="N750">
      <number:text>4 449,10</number:text>
    </number:number-style>
    <number:number-style style:name="N751">
      <number:text>79</number:text>
    </number:number-style>
    <number:number-style style:name="N752">
      <number:text>1 962,48</number:text>
    </number:number-style>
    <number:number-style style:name="N753">
      <number:text>1 700,00</number:text>
    </number:number-style>
    <number:number-style style:name="N754">
      <number:text>1 019,04</number:text>
    </number:number-style>
    <number:number-style style:name="N755">
      <number:text>1 938,44</number:text>
    </number:number-style>
    <number:number-style style:name="N756">
      <number:text>1 675,96</number:text>
    </number:number-style>
    <number:number-style style:name="N757">
      <number:text>80</number:text>
    </number:number-style>
    <number:number-style style:name="N758">
      <number:text>2 701,35</number:text>
    </number:number-style>
    <number:number-style style:name="N759">
      <number:text>725,00</number:text>
    </number:number-style>
    <number:number-style style:name="N760">
      <number:text>3 718,24</number:text>
    </number:number-style>
    <number:number-style style:name="N761">
      <number:text>3 182,91</number:text>
    </number:number-style>
    <number:number-style style:name="N762">
      <number:text>145,00</number:text>
    </number:number-style>
    <number:number-style style:name="N763">
      <number:text>2 003,01</number:text>
    </number:number-style>
    <number:number-style style:name="N764">
      <number:text>81</number:text>
    </number:number-style>
    <number:number-style style:name="N765">
      <number:text>4 739,68</number:text>
    </number:number-style>
    <number:number-style style:name="N766">
      <number:text>7 683,04</number:text>
    </number:number-style>
    <number:number-style style:name="N767">
      <number:text>341,74</number:text>
    </number:number-style>
    <number:number-style style:name="N768">
      <number:text>161,86</number:text>
    </number:number-style>
    <number:number-style style:name="N769">
      <number:text>4 711,68</number:text>
    </number:number-style>
    <number:number-style style:name="N770">
      <number:text>1 712,00</number:text>
    </number:number-style>
    <number:number-style style:name="N771">
      <number:text>310,24</number:text>
    </number:number-style>
    <number:number-style style:name="N772">
      <number:text>211 245,59</number:text>
    </number:number-style>
    <number:number-style style:name="N773">
      <number:text>56 695,00</number:text>
    </number:number-style>
    <number:number-style style:name="N774">
      <number:text>5 998,73</number:text>
    </number:number-style>
    <number:number-style style:name="N775">
      <number:text>6 829,17</number:text>
    </number:number-style>
    <number:number-style style:name="N776">
      <number:text>341 255,81</number:text>
    </number:number-style>
    <number:number-style style:name="N777">
      <number:text>311 212,11</number:text>
    </number:number-style>
    <number:number-style style:name="N778">
      <number:text>33,69</number:text>
    </number:number-style>
    <number:number-style style:name="N779">
      <number:text>12 556,81</number:text>
    </number:number-style>
    <number:number-style style:name="N780">
      <number:text>2 863,50</number:text>
    </number:number-style>
    <number:number-style style:name="N781">
      <number:text>5 569,41</number:text>
    </number:number-style>
    <number:number-style style:name="N782">
      <number:text>12 546,55</number:text>
    </number:number-style>
    <number:number-style style:name="N783">
      <number:text>27 639,82</number:text>
    </number:number-style>
    <number:number-style style:name="N784">
      <number:text>171 798,53</number:text>
    </number:number-style>
    <number:number-style style:name="N785">
      <number:text>63 961,70</number:text>
    </number:number-style>
    <number:number-style style:name="N786">
      <number:text>5 498,05</number:text>
    </number:number-style>
    <number:number-style style:name="N787">
      <number:text>8 710,36</number:text>
    </number:number-style>
    <number:number-style style:name="N788">
      <number:text>471 249,59</number:text>
    </number:number-style>
    <number:number-style style:name="N789">
      <number:text>441 205,89</number:text>
    </number:number-style>
    <number:number-style style:name="N790">
      <number:text>11 339,00</number:text>
    </number:number-style>
    <number:number-style style:name="N791">
      <number:text>2 981,03</number:text>
    </number:number-style>
    <number:number-style style:name="N792">
      <number:text>4 892,25</number:text>
    </number:number-style>
    <number:number-style style:name="N793">
      <number:text>12 897,64</number:text>
    </number:number-style>
    <number:number-style style:name="N794">
      <number:text>28 377,40</number:text>
    </number:number-style>
    <number:number-style style:name="N795">
      <number:text>2</number:text>
    </number:number-style>
    <number:number-style style:name="N796">
      <number:text>4 709,41</number:text>
    </number:number-style>
    <number:number-style style:name="N797">
      <number:text>4 138,09</number:text>
    </number:number-style>
    <number:number-style style:name="N798">
      <number:text>3</number:text>
    </number:number-style>
    <number:number-style style:name="N799">
      <number:text>290,85</number:text>
    </number:number-style>
    <number:number-style style:name="N800">
      <number:text>4 609,86</number:text>
    </number:number-style>
    <number:number-style style:name="N801">
      <number:text>12 282,58</number:text>
    </number:number-style>
    <number:number-style style:name="N802">
      <number:text>584,20</number:text>
    </number:number-style>
    <number:number-style style:name="N803">
      <number:text>724,83</number:text>
    </number:number-style>
    <number:number-style style:name="N804">
      <number:text>1 670,70</number:text>
    </number:number-style>
    <number:number-style style:name="N805">
      <number:text>6 082,18</number:text>
    </number:number-style>
    <number:number-style style:name="N806">
      <number:text>2 193,00</number:text>
    </number:number-style>
    <number:number-style style:name="N807">
      <number:text>1 027,67</number:text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stroke-dash draw:name="dash2" draw:style="rect" draw:dots1="1" draw:dots1-length="0.5cm" draw:dots2="1" draw:dots2-length="0.5cm" draw:distance="0.2cm"/>
    <draw:stroke-dash draw:name="dash3" draw:style="rect" draw:dots1="1" draw:dots2="1" draw:distance="0.1cm"/>
    <draw:stroke-dash draw:name="dash4" draw:style="rect" draw:dots1="1" draw:dots1-length="0.2cm" draw:dots2="1" draw:distance="0.15cm"/>
    <draw:stroke-dash draw:name="dash5" draw:style="rect" draw:dots1="1" draw:dots1-length="0.2cm" draw:dots2="2" draw:distance="0.1cm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30">00.00.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12-30T13:25:01.846000000</dc:date>
    <meta:editing-duration>P0D</meta:editing-duration>
    <meta:editing-cycles>1</meta:editing-cycles>
    <meta:document-statistic meta:table-count="1" meta:cell-count="321" meta:object-count="0"/>
    <meta:generator>LibreOffice/4.1.1.2$Windows_x86 LibreOffice_project/7e4286b58adc75a14f6d83f53a03b6c11fa2903</meta:generator>
  </office:meta>
</office:document-meta>
</file>